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>
        <style:tab-stops>
          <style:tab-stop style:type="center" style:leader-style="none" style:position="8.001cm"/>
          <style:tab-stop style:type="left" style:leader-style="none" style:position="11.705cm"/>
        </style:tab-stops>
      </style:paragraph-properties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001cm"/>
          <style:tab-stop style:type="left" style:leader-style="none" style:position="11.705cm"/>
        </style:tab-stops>
      </style:paragraph-properties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text-indent="1.251cm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fo:break-before="auto" fo:text-indent="1.251cm" fo:line-height="115%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fo:break-before="auto" fo:text-indent="1.251cm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T5_148" style:family="text">
      <style:text-properties style:font-name="Times New Roman" style:font-name-asian="Times New Roman" style:font-name-complex="Times New Roman"/>
    </style:style>
    <style:style style:name="T5_149" style:family="text">
      <style:text-properties style:font-name="Times New Roman" style:font-name-asian="Times New Roman" style:font-name-complex="Times New Roman"/>
    </style:style>
    <style:style style:name="T5_150" style:family="text">
      <style:text-properties style:font-name="Times New Roman" style:font-name-asian="Times New Roman" style:font-name-complex="Times New Roman"/>
    </style:style>
    <style:style style:name="T5_151" style:family="text">
      <style:text-properties style:font-name="Times New Roman" style:font-name-asian="Times New Roman" style:font-name-complex="Times New Roman"/>
    </style:style>
    <style:style style:name="T5_152" style:family="text">
      <style:text-properties style:font-name="Times New Roman" style:font-name-asian="Times New Roman" style:font-name-complex="Times New Roman"/>
    </style:style>
    <style:style style:name="T5_153" style:family="text">
      <style:text-properties style:font-name="Times New Roman" style:font-name-asian="Times New Roman" style:font-name-complex="Times New Roman"/>
    </style:style>
    <style:style style:name="T5_154" style:family="text">
      <style:text-properties style:font-name="Times New Roman" style:font-name-asian="Times New Roman" style:font-name-complex="Times New Roman"/>
    </style:style>
    <style:style style:name="T5_155" style:family="text">
      <style:text-properties style:font-name="Times New Roman" style:font-name-asian="Times New Roman" style:font-name-complex="Times New Roman"/>
    </style:style>
    <style:style style:name="T5_156" style:family="text">
      <style:text-properties style:font-name="Times New Roman" style:font-name-asian="Times New Roman" style:font-name-complex="Times New Roman"/>
    </style:style>
    <style:style style:name="T5_157" style:family="text">
      <style:text-properties style:font-name="Times New Roman" style:font-name-asian="Times New Roman" style:font-name-complex="Times New Roman"/>
    </style:style>
    <style:style style:name="T5_158" style:family="text">
      <style:text-properties style:font-name="Times New Roman" style:font-name-asian="Times New Roman" style:font-name-complex="Times New Roman"/>
    </style:style>
    <style:style style:name="T5_159" style:family="text">
      <style:text-properties style:font-name="Times New Roman" style:font-name-asian="Times New Roman" style:font-name-complex="Times New Roman"/>
    </style:style>
    <style:style style:name="T5_160" style:family="text">
      <style:text-properties style:font-name="Times New Roman" style:font-name-asian="Times New Roman" style:font-name-complex="Times New Roman"/>
    </style:style>
    <style:style style:name="T5_161" style:family="text">
      <style:text-properties style:font-name="Times New Roman" style:font-name-asian="Times New Roman" style:font-name-complex="Times New Roman"/>
    </style:style>
    <style:style style:name="T5_162" style:family="text">
      <style:text-properties style:font-name="Times New Roman" style:font-name-asian="Times New Roman" style:font-name-complex="Times New Roman"/>
    </style:style>
    <style:style style:name="T5_163" style:family="text">
      <style:text-properties style:font-name="Times New Roman" style:font-name-asian="Times New Roman" style:font-name-complex="Times New Roman"/>
    </style:style>
    <style:style style:name="T5_164" style:family="text">
      <style:text-properties style:font-name="Times New Roman" style:font-name-asian="Times New Roman" style:font-name-complex="Times New Roman"/>
    </style:style>
    <style:style style:name="T5_165" style:family="text">
      <style:text-properties style:font-name="Times New Roman" style:font-name-asian="Times New Roman" style:font-name-complex="Times New Roman"/>
    </style:style>
    <style:style style:name="T5_166" style:family="text">
      <style:text-properties style:font-name="Times New Roman" style:font-name-asian="Times New Roman" style:font-name-complex="Times New Roman"/>
    </style:style>
    <style:style style:name="T5_167" style:family="text">
      <style:text-properties style:font-name="Times New Roman" style:font-name-asian="Times New Roman" style:font-name-complex="Times New Roman"/>
    </style:style>
    <style:style style:name="T5_168" style:family="text">
      <style:text-properties style:font-name="Times New Roman" style:font-name-asian="Times New Roman" style:font-name-complex="Times New Roman"/>
    </style:style>
    <style:style style:name="T5_169" style:family="text">
      <style:text-properties style:font-name="Times New Roman" style:font-name-asian="Times New Roman" style:font-name-complex="Times New Roman"/>
    </style:style>
    <style:style style:name="T5_170" style:family="text">
      <style:text-properties style:font-name="Times New Roman" style:font-name-asian="Times New Roman" style:font-name-complex="Times New Roman"/>
    </style:style>
    <style:style style:name="T5_171" style:family="text">
      <style:text-properties style:font-name="Times New Roman" style:font-name-asian="Times New Roman" style:font-name-complex="Times New Roman"/>
    </style:style>
    <style:style style:name="T5_172" style:family="text">
      <style:text-properties style:font-name="Times New Roman" style:font-name-asian="Times New Roman" style:font-name-complex="Times New Roman"/>
    </style:style>
    <style:style style:name="T5_173" style:family="text">
      <style:text-properties style:font-name="Times New Roman" style:font-name-asian="Times New Roman" style:font-name-complex="Times New Roman"/>
    </style:style>
    <style:style style:name="T5_174" style:family="text">
      <style:text-properties style:font-name="Times New Roman" style:font-name-asian="Times New Roman" style:font-name-complex="Times New Roman"/>
    </style:style>
    <style:style style:name="T5_175" style:family="text">
      <style:text-properties style:font-name="Times New Roman" style:font-name-asian="Times New Roman" style:font-name-complex="Times New Roman"/>
    </style:style>
    <style:style style:name="T5_176" style:family="text">
      <style:text-properties style:font-name="Times New Roman" style:font-name-asian="Times New Roman" style:font-name-complex="Times New Roman"/>
    </style:style>
    <style:style style:name="T5_177" style:family="text">
      <style:text-properties style:font-name="Times New Roman" style:font-name-asian="Times New Roman" style:font-name-complex="Times New Roman"/>
    </style:style>
    <style:style style:name="T5_178" style:family="text">
      <style:text-properties style:font-name="Times New Roman" style:font-name-asian="Times New Roman" style:font-name-complex="Times New Roman"/>
    </style:style>
    <style:style style:name="T5_179" style:family="text">
      <style:text-properties style:font-name="Times New Roman" style:font-name-asian="Times New Roman" style:font-name-complex="Times New Roman"/>
    </style:style>
    <style:style style:name="T5_180" style:family="text">
      <style:text-properties style:font-name="Times New Roman" style:font-name-asian="Times New Roman" style:font-name-complex="Times New Roman"/>
    </style:style>
    <style:style style:name="T5_181" style:family="text">
      <style:text-properties style:font-name="Times New Roman" style:font-name-asian="Times New Roman" style:font-name-complex="Times New Roman"/>
    </style:style>
    <style:style style:name="T5_182" style:family="text">
      <style:text-properties style:font-name="Times New Roman" style:font-name-asian="Times New Roman" style:font-name-complex="Times New Roman"/>
    </style:style>
    <style:style style:name="T5_183" style:family="text">
      <style:text-properties style:font-name="Times New Roman" style:font-name-asian="Times New Roman" style:font-name-complex="Times New Roman"/>
    </style:style>
    <style:style style:name="T5_184" style:family="text">
      <style:text-properties style:font-name="Times New Roman" style:font-name-asian="Times New Roman" style:font-name-complex="Times New Roman"/>
    </style:style>
    <style:style style:name="T5_185" style:family="text">
      <style:text-properties style:font-name="Times New Roman" style:font-name-asian="Times New Roman" style:font-name-complex="Times New Roman"/>
    </style:style>
    <style:style style:name="T5_186" style:family="text">
      <style:text-properties style:font-name="Times New Roman" style:font-name-asian="Times New Roman" style:font-name-complex="Times New Roman"/>
    </style:style>
    <style:style style:name="T5_187" style:family="text">
      <style:text-properties style:font-name="Times New Roman" style:font-name-asian="Times New Roman" style:font-name-complex="Times New Roman"/>
    </style:style>
    <style:style style:name="T5_188" style:family="text">
      <style:text-properties style:font-name="Times New Roman" style:font-name-asian="Times New Roman" style:font-name-complex="Times New Roman"/>
    </style:style>
    <style:style style:name="T5_189" style:family="text">
      <style:text-properties style:font-name="Times New Roman" style:font-name-asian="Times New Roman" style:font-name-complex="Times New Roman"/>
    </style:style>
    <style:style style:name="T5_190" style:family="text">
      <style:text-properties style:font-name="Times New Roman" style:font-name-asian="Times New Roman" style:font-name-complex="Times New Roman"/>
    </style:style>
    <style:style style:name="T5_191" style:family="text">
      <style:text-properties style:font-name="Times New Roman" style:font-name-asian="Times New Roman" style:font-name-complex="Times New Roman"/>
    </style:style>
    <style:style style:name="T5_192" style:family="text">
      <style:text-properties style:font-name="Times New Roman" style:font-name-asian="Times New Roman" style:font-name-complex="Times New Roman"/>
    </style:style>
    <style:style style:name="T5_193" style:family="text">
      <style:text-properties style:font-name="Times New Roman" style:font-name-asian="Times New Roman" style:font-name-complex="Times New Roman"/>
    </style:style>
    <style:style style:name="T5_194" style:family="text">
      <style:text-properties style:font-name="Times New Roman" style:font-name-asian="Times New Roman" style:font-name-complex="Times New Roman"/>
    </style:style>
    <style:style style:name="T5_195" style:family="text">
      <style:text-properties style:font-name="Times New Roman" style:font-name-asian="Times New Roman" style:font-name-complex="Times New Roman"/>
    </style:style>
    <style:style style:name="T5_196" style:family="text">
      <style:text-properties style:font-name="Times New Roman" style:font-name-asian="Times New Roman" style:font-name-complex="Times New Roman"/>
    </style:style>
    <style:style style:name="T5_197" style:family="text">
      <style:text-properties style:font-name="Times New Roman" style:font-name-asian="Times New Roman" style:font-name-complex="Times New Roman"/>
    </style:style>
    <style:style style:name="T5_198" style:family="text">
      <style:text-properties style:font-name="Times New Roman" style:font-name-asian="Times New Roman" style:font-name-complex="Times New Roman"/>
    </style:style>
    <style:style style:name="T5_199" style:family="text">
      <style:text-properties style:font-name="Times New Roman" style:font-name-asian="Times New Roman" style:font-name-complex="Times New Roman"/>
    </style:style>
    <style:style style:name="T5_200" style:family="text">
      <style:text-properties style:font-name="Times New Roman" style:font-name-asian="Times New Roman" style:font-name-complex="Times New Roman"/>
    </style:style>
    <style:style style:name="T5_201" style:family="text">
      <style:text-properties style:font-name="Times New Roman" style:font-name-asian="Times New Roman" style:font-name-complex="Times New Roman"/>
    </style:style>
    <style:style style:name="T5_202" style:family="text">
      <style:text-properties style:font-name="Times New Roman" style:font-name-asian="Times New Roman" style:font-name-complex="Times New Roman"/>
    </style:style>
    <style:style style:name="T5_203" style:family="text">
      <style:text-properties style:font-name="Times New Roman" style:font-name-asian="Times New Roman" style:font-name-complex="Times New Roman"/>
    </style:style>
    <style:style style:name="T5_204" style:family="text">
      <style:text-properties style:font-name="Times New Roman" style:font-name-asian="Times New Roman" style:font-name-complex="Times New Roman"/>
    </style:style>
    <style:style style:name="T5_205" style:family="text">
      <style:text-properties style:font-name="Times New Roman" style:font-name-asian="Times New Roman" style:font-name-complex="Times New Roman"/>
    </style:style>
    <style:style style:name="T5_206" style:family="text">
      <style:text-properties style:font-name="Times New Roman" style:font-name-asian="Times New Roman" style:font-name-complex="Times New Roman"/>
    </style:style>
    <style:style style:name="T5_207" style:family="text">
      <style:text-properties style:font-name="Times New Roman" style:font-name-asian="Times New Roman" style:font-name-complex="Times New Roman"/>
    </style:style>
    <style:style style:name="T5_208" style:family="text">
      <style:text-properties style:font-name="Times New Roman" style:font-name-asian="Times New Roman" style:font-name-complex="Times New Roman"/>
    </style:style>
    <style:style style:name="T5_209" style:family="text">
      <style:text-properties style:font-name="Times New Roman" style:font-name-asian="Times New Roman" style:font-name-complex="Times New Roman"/>
    </style:style>
    <style:style style:name="T5_210" style:family="text">
      <style:text-properties style:font-name="Times New Roman" style:font-name-asian="Times New Roman" style:font-name-complex="Times New Roman"/>
    </style:style>
    <style:style style:name="T5_211" style:family="text">
      <style:text-properties style:font-name="Times New Roman" style:font-name-asian="Times New Roman" style:font-name-complex="Times New Roman"/>
    </style:style>
    <style:style style:name="T5_212" style:family="text">
      <style:text-properties style:font-name="Times New Roman" style:font-name-asian="Times New Roman" style:font-name-complex="Times New Roman"/>
    </style:style>
    <style:style style:name="T5_213" style:family="text">
      <style:text-properties style:font-name="Times New Roman" style:font-name-asian="Times New Roman" style:font-name-complex="Times New Roman"/>
    </style:style>
    <style:style style:name="T5_214" style:family="text">
      <style:text-properties style:font-name="Times New Roman" style:font-name-asian="Times New Roman" style:font-name-complex="Times New Roman"/>
    </style:style>
    <style:style style:name="T5_215" style:family="text">
      <style:text-properties style:font-name="Times New Roman" style:font-name-asian="Times New Roman" style:font-name-complex="Times New Roman"/>
    </style:style>
    <style:style style:name="T5_216" style:family="text">
      <style:text-properties style:font-name="Times New Roman" style:font-name-asian="Times New Roman" style:font-name-complex="Times New Roman"/>
    </style:style>
    <style:style style:name="T5_217" style:family="text">
      <style:text-properties style:font-name="Times New Roman" style:font-name-asian="Times New Roman" style:font-name-complex="Times New Roman"/>
    </style:style>
    <style:style style:name="T5_218" style:family="text">
      <style:text-properties style:font-name="Times New Roman" style:font-name-asian="Times New Roman" style:font-name-complex="Times New Roman"/>
    </style:style>
    <style:style style:name="T5_219" style:family="text">
      <style:text-properties style:font-name="Times New Roman" style:font-name-asian="Times New Roman" style:font-name-complex="Times New Roman"/>
    </style:style>
    <style:style style:name="T5_220" style:family="text">
      <style:text-properties style:font-name="Times New Roman" style:font-name-asian="Times New Roman" style:font-name-complex="Times New Roman"/>
    </style:style>
    <style:style style:name="T5_221" style:family="text">
      <style:text-properties style:font-name="Times New Roman" style:font-name-asian="Times New Roman" style:font-name-complex="Times New Roman"/>
    </style:style>
    <style:style style:name="T5_222" style:family="text">
      <style:text-properties style:font-name="Times New Roman" style:font-name-asian="Times New Roman" style:font-name-complex="Times New Roman"/>
    </style:style>
    <style:style style:name="T5_223" style:family="text">
      <style:text-properties style:font-name="Times New Roman" style:font-name-asian="Times New Roman" style:font-name-complex="Times New Roman"/>
    </style:style>
    <style:style style:name="T5_224" style:family="text">
      <style:text-properties style:font-name="Times New Roman" style:font-name-asian="Times New Roman" style:font-name-complex="Times New Roman"/>
    </style:style>
    <style:style style:name="T5_225" style:family="text">
      <style:text-properties style:font-name="Times New Roman" style:font-name-asian="Times New Roman" style:font-name-complex="Times New Roman"/>
    </style:style>
    <style:style style:name="T5_226" style:family="text">
      <style:text-properties style:font-name="Times New Roman" style:font-name-asian="Times New Roman" style:font-name-complex="Times New Roman"/>
    </style:style>
    <style:style style:name="T5_227" style:family="text">
      <style:text-properties style:font-name="Times New Roman" style:font-name-asian="Times New Roman" style:font-name-complex="Times New Roman"/>
    </style:style>
    <style:style style:name="T5_228" style:family="text">
      <style:text-properties style:font-name="Times New Roman" style:font-name-asian="Times New Roman" style:font-name-complex="Times New Roman"/>
    </style:style>
    <style:style style:name="T5_229" style:family="text">
      <style:text-properties style:font-name="Times New Roman" style:font-name-asian="Times New Roman" style:font-name-complex="Times New Roman"/>
    </style:style>
    <style:style style:name="T5_230" style:family="text">
      <style:text-properties style:font-name="Times New Roman" style:font-name-asian="Times New Roman" style:font-name-complex="Times New Roman"/>
    </style:style>
    <style:style style:name="T5_231" style:family="text">
      <style:text-properties style:font-name="Times New Roman" style:font-name-asian="Times New Roman" style:font-name-complex="Times New Roman"/>
    </style:style>
    <style:style style:name="T5_232" style:family="text">
      <style:text-properties style:font-name="Times New Roman" style:font-name-asian="Times New Roman" style:font-name-complex="Times New Roman"/>
    </style:style>
    <style:style style:name="T5_233" style:family="text">
      <style:text-properties style:font-name="Times New Roman" style:font-name-asian="Times New Roman" style:font-name-complex="Times New Roman"/>
    </style:style>
    <style:style style:name="T5_234" style:family="text">
      <style:text-properties style:font-name="Times New Roman" style:font-name-asian="Times New Roman" style:font-name-complex="Times New Roman"/>
    </style:style>
    <style:style style:name="T5_235" style:family="text">
      <style:text-properties style:font-name="Times New Roman" style:font-name-asian="Times New Roman" style:font-name-complex="Times New Roman"/>
    </style:style>
    <style:style style:name="T5_236" style:family="text">
      <style:text-properties style:font-name="Times New Roman" style:font-name-asian="Times New Roman" style:font-name-complex="Times New Roman"/>
    </style:style>
    <style:style style:name="T5_237" style:family="text">
      <style:text-properties style:font-name="Times New Roman" style:font-name-asian="Times New Roman" style:font-name-complex="Times New Roman"/>
    </style:style>
    <style:style style:name="T5_238" style:family="text">
      <style:text-properties style:font-name="Times New Roman" style:font-name-asian="Times New Roman" style:font-name-complex="Times New Roman"/>
    </style:style>
    <style:style style:name="T5_239" style:family="text">
      <style:text-properties style:font-name="Times New Roman" style:font-name-asian="Times New Roman" style:font-name-complex="Times New Roman"/>
    </style:style>
    <style:style style:name="T5_240" style:family="text">
      <style:text-properties style:font-name="Times New Roman" style:font-name-asian="Times New Roman" style:font-name-complex="Times New Roman"/>
    </style:style>
    <style:style style:name="T5_241" style:family="text">
      <style:text-properties style:font-name="Times New Roman" style:font-name-asian="Times New Roman" style:font-name-complex="Times New Roman"/>
    </style:style>
    <style:style style:name="T5_242" style:family="text">
      <style:text-properties style:font-name="Times New Roman" style:font-name-asian="Times New Roman" style:font-name-complex="Times New Roman"/>
    </style:style>
    <style:style style:name="T5_243" style:family="text">
      <style:text-properties style:font-name="Times New Roman" style:font-name-asian="Times New Roman" style:font-name-complex="Times New Roman"/>
    </style:style>
    <style:style style:name="T5_244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center" fo:break-before="auto" fo:text-indent="1.251cm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text-indent="1.251cm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text-indent="1.251cm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T8_80" style:family="text">
      <style:text-properties style:font-name="Times New Roman" style:font-name-asian="Times New Roman" style:font-name-complex="Times New Roman"/>
    </style:style>
    <style:style style:name="T8_81" style:family="text">
      <style:text-properties style:font-name="Times New Roman" style:font-name-asian="Times New Roman" style:font-name-complex="Times New Roman"/>
    </style:style>
    <style:style style:name="T8_82" style:family="text">
      <style:text-properties style:font-name="Times New Roman" style:font-name-asian="Times New Roman" style:font-name-complex="Times New Roman"/>
    </style:style>
    <style:style style:name="T8_83" style:family="text">
      <style:text-properties style:font-name="Times New Roman" style:font-name-asian="Times New Roman" style:font-name-complex="Times New Roman"/>
    </style:style>
    <style:style style:name="T8_84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center" fo:break-before="auto" fo:text-indent="1.251cm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text-indent="1.251cm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center" fo:break-before="auto" fo:text-indent="1.251cm" fo:line-height="115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fo:break-before="auto" fo:text-indent="1.251cm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T12_125" style:family="text">
      <style:text-properties style:font-name="Times New Roman" style:font-name-asian="Times New Roman" style:font-name-complex="Times New Roman"/>
    </style:style>
    <style:style style:name="T12_126" style:family="text">
      <style:text-properties style:font-name="Times New Roman" style:font-name-asian="Times New Roman" style:font-name-complex="Times New Roman"/>
    </style:style>
    <style:style style:name="T12_127" style:family="text">
      <style:text-properties style:font-name="Times New Roman" style:font-name-asian="Times New Roman" style:font-name-complex="Times New Roman"/>
    </style:style>
    <style:style style:name="T12_128" style:family="text">
      <style:text-properties style:font-name="Times New Roman" style:font-name-asian="Times New Roman" style:font-name-complex="Times New Roman"/>
    </style:style>
    <style:style style:name="T12_129" style:family="text">
      <style:text-properties style:font-name="Times New Roman" style:font-name-asian="Times New Roman" style:font-name-complex="Times New Roman"/>
    </style:style>
    <style:style style:name="T12_130" style:family="text">
      <style:text-properties style:font-name="Times New Roman" style:font-name-asian="Times New Roman" style:font-name-complex="Times New Roman"/>
    </style:style>
    <style:style style:name="T12_131" style:family="text">
      <style:text-properties style:font-name="Times New Roman" style:font-name-asian="Times New Roman" style:font-name-complex="Times New Roman"/>
    </style:style>
    <style:style style:name="T12_132" style:family="text">
      <style:text-properties style:font-name="Times New Roman" style:font-name-asian="Times New Roman" style:font-name-complex="Times New Roman"/>
    </style:style>
    <style:style style:name="T12_133" style:family="text">
      <style:text-properties style:font-name="Times New Roman" style:font-name-asian="Times New Roman" style:font-name-complex="Times New Roman"/>
    </style:style>
    <style:style style:name="T12_134" style:family="text">
      <style:text-properties style:font-name="Times New Roman" style:font-name-asian="Times New Roman" style:font-name-complex="Times New Roman"/>
    </style:style>
    <style:style style:name="T12_135" style:family="text">
      <style:text-properties style:font-name="Times New Roman" style:font-name-asian="Times New Roman" style:font-name-complex="Times New Roman"/>
    </style:style>
    <style:style style:name="T12_136" style:family="text">
      <style:text-properties style:font-name="Times New Roman" style:font-name-asian="Times New Roman" style:font-name-complex="Times New Roman"/>
    </style:style>
    <style:style style:name="T12_137" style:family="text">
      <style:text-properties style:font-name="Times New Roman" style:font-name-asian="Times New Roman" style:font-name-complex="Times New Roman"/>
    </style:style>
    <style:style style:name="T12_138" style:family="text">
      <style:text-properties style:font-name="Times New Roman" style:font-name-asian="Times New Roman" style:font-name-complex="Times New Roman"/>
    </style:style>
    <style:style style:name="T12_139" style:family="text">
      <style:text-properties style:font-name="Times New Roman" style:font-name-asian="Times New Roman" style:font-name-complex="Times New Roman"/>
    </style:style>
    <style:style style:name="T12_140" style:family="text">
      <style:text-properties style:font-name="Times New Roman" style:font-name-asian="Times New Roman" style:font-name-complex="Times New Roman"/>
    </style:style>
    <style:style style:name="T12_141" style:family="text">
      <style:text-properties style:font-name="Times New Roman" style:font-name-asian="Times New Roman" style:font-name-complex="Times New Roman"/>
    </style:style>
    <style:style style:name="T12_142" style:family="text">
      <style:text-properties style:font-name="Times New Roman" style:font-name-asian="Times New Roman" style:font-name-complex="Times New Roman"/>
    </style:style>
    <style:style style:name="T12_143" style:family="text">
      <style:text-properties style:font-name="Times New Roman" style:font-name-asian="Times New Roman" style:font-name-complex="Times New Roman"/>
    </style:style>
    <style:style style:name="T12_144" style:family="text">
      <style:text-properties style:font-name="Times New Roman" style:font-name-asian="Times New Roman" style:font-name-complex="Times New Roman"/>
    </style:style>
    <style:style style:name="T12_145" style:family="text">
      <style:text-properties style:font-name="Times New Roman" style:font-name-asian="Times New Roman" style:font-name-complex="Times New Roman"/>
    </style:style>
    <style:style style:name="T12_146" style:family="text">
      <style:text-properties style:font-name="Times New Roman" style:font-name-asian="Times New Roman" style:font-name-complex="Times New Roman"/>
    </style:style>
    <style:style style:name="T12_147" style:family="text">
      <style:text-properties style:font-name="Times New Roman" style:font-name-asian="Times New Roman" style:font-name-complex="Times New Roman"/>
    </style:style>
    <style:style style:name="T12_148" style:family="text">
      <style:text-properties style:font-name="Times New Roman" style:font-name-asian="Times New Roman" style:font-name-complex="Times New Roman"/>
    </style:style>
    <style:style style:name="T12_149" style:family="text">
      <style:text-properties style:font-name="Times New Roman" style:font-name-asian="Times New Roman" style:font-name-complex="Times New Roman"/>
    </style:style>
    <style:style style:name="T12_150" style:family="text">
      <style:text-properties style:font-name="Times New Roman" style:font-name-asian="Times New Roman" style:font-name-complex="Times New Roman"/>
    </style:style>
    <style:style style:name="T12_151" style:family="text">
      <style:text-properties style:font-name="Times New Roman" style:font-name-asian="Times New Roman" style:font-name-complex="Times New Roman"/>
    </style:style>
    <style:style style:name="T12_152" style:family="text">
      <style:text-properties style:font-name="Times New Roman" style:font-name-asian="Times New Roman" style:font-name-complex="Times New Roman"/>
    </style:style>
    <style:style style:name="T12_153" style:family="text">
      <style:text-properties style:font-name="Times New Roman" style:font-name-asian="Times New Roman" style:font-name-complex="Times New Roman"/>
    </style:style>
    <style:style style:name="T12_154" style:family="text">
      <style:text-properties style:font-name="Times New Roman" style:font-name-asian="Times New Roman" style:font-name-complex="Times New Roman"/>
    </style:style>
    <style:style style:name="T12_155" style:family="text">
      <style:text-properties style:font-name="Times New Roman" style:font-name-asian="Times New Roman" style:font-name-complex="Times New Roman"/>
    </style:style>
    <style:style style:name="T12_156" style:family="text">
      <style:text-properties style:font-name="Times New Roman" style:font-name-asian="Times New Roman" style:font-name-complex="Times New Roman"/>
    </style:style>
    <style:style style:name="T12_157" style:family="text">
      <style:text-properties style:font-name="Times New Roman" style:font-name-asian="Times New Roman" style:font-name-complex="Times New Roman"/>
    </style:style>
    <style:style style:name="T12_158" style:family="text">
      <style:text-properties style:font-name="Times New Roman" style:font-name-asian="Times New Roman" style:font-name-complex="Times New Roman"/>
    </style:style>
    <style:style style:name="T12_159" style:family="text">
      <style:text-properties style:font-name="Times New Roman" style:font-name-asian="Times New Roman" style:font-name-complex="Times New Roman"/>
    </style:style>
    <style:style style:name="T12_160" style:family="text">
      <style:text-properties style:font-name="Times New Roman" style:font-name-asian="Times New Roman" style:font-name-complex="Times New Roman"/>
    </style:style>
    <style:style style:name="T12_161" style:family="text">
      <style:text-properties style:font-name="Times New Roman" style:font-name-asian="Times New Roman" style:font-name-complex="Times New Roman"/>
    </style:style>
    <style:style style:name="T12_162" style:family="text">
      <style:text-properties style:font-name="Times New Roman" style:font-name-asian="Times New Roman" style:font-name-complex="Times New Roman"/>
    </style:style>
    <style:style style:name="T12_163" style:family="text">
      <style:text-properties style:font-name="Times New Roman" style:font-name-asian="Times New Roman" style:font-name-complex="Times New Roman"/>
    </style:style>
    <style:style style:name="T12_164" style:family="text">
      <style:text-properties style:font-name="Times New Roman" style:font-name-asian="Times New Roman" style:font-name-complex="Times New Roman"/>
    </style:style>
    <style:style style:name="T12_165" style:family="text">
      <style:text-properties style:font-name="Times New Roman" style:font-name-asian="Times New Roman" style:font-name-complex="Times New Roman"/>
    </style:style>
    <style:style style:name="T12_166" style:family="text">
      <style:text-properties style:font-name="Times New Roman" style:font-name-asian="Times New Roman" style:font-name-complex="Times New Roman"/>
    </style:style>
    <style:style style:name="T12_167" style:family="text">
      <style:text-properties style:font-name="Times New Roman" style:font-name-asian="Times New Roman" style:font-name-complex="Times New Roman"/>
    </style:style>
    <style:style style:name="T12_168" style:family="text">
      <style:text-properties style:font-name="Times New Roman" style:font-name-asian="Times New Roman" style:font-name-complex="Times New Roman"/>
    </style:style>
    <style:style style:name="T12_169" style:family="text">
      <style:text-properties style:font-name="Times New Roman" style:font-name-asian="Times New Roman" style:font-name-complex="Times New Roman"/>
    </style:style>
    <style:style style:name="T12_170" style:family="text">
      <style:text-properties style:font-name="Times New Roman" style:font-name-asian="Times New Roman" style:font-name-complex="Times New Roman"/>
    </style:style>
    <style:style style:name="T12_171" style:family="text">
      <style:text-properties style:font-name="Times New Roman" style:font-name-asian="Times New Roman" style:font-name-complex="Times New Roman"/>
    </style:style>
    <style:style style:name="T12_172" style:family="text">
      <style:text-properties style:font-name="Times New Roman" style:font-name-asian="Times New Roman" style:font-name-complex="Times New Roman"/>
    </style:style>
    <style:style style:name="T12_173" style:family="text">
      <style:text-properties style:font-name="Times New Roman" style:font-name-asian="Times New Roman" style:font-name-complex="Times New Roman"/>
    </style:style>
    <style:style style:name="T12_174" style:family="text">
      <style:text-properties style:font-name="Times New Roman" style:font-name-asian="Times New Roman" style:font-name-complex="Times New Roman"/>
    </style:style>
    <style:style style:name="T12_175" style:family="text">
      <style:text-properties style:font-name="Times New Roman" style:font-name-asian="Times New Roman" style:font-name-complex="Times New Roman"/>
    </style:style>
    <style:style style:name="T12_176" style:family="text">
      <style:text-properties style:font-name="Times New Roman" style:font-name-asian="Times New Roman" style:font-name-complex="Times New Roman"/>
    </style:style>
    <style:style style:name="T12_177" style:family="text">
      <style:text-properties style:font-name="Times New Roman" style:font-name-asian="Times New Roman" style:font-name-complex="Times New Roman"/>
    </style:style>
    <style:style style:name="T12_178" style:family="text">
      <style:text-properties style:font-name="Times New Roman" style:font-name-asian="Times New Roman" style:font-name-complex="Times New Roman"/>
    </style:style>
    <style:style style:name="T12_179" style:family="text">
      <style:text-properties style:font-name="Times New Roman" style:font-name-asian="Times New Roman" style:font-name-complex="Times New Roman"/>
    </style:style>
    <style:style style:name="T12_180" style:family="text">
      <style:text-properties style:font-name="Times New Roman" style:font-name-asian="Times New Roman" style:font-name-complex="Times New Roman"/>
    </style:style>
    <style:style style:name="T12_181" style:family="text">
      <style:text-properties style:font-name="Times New Roman" style:font-name-asian="Times New Roman" style:font-name-complex="Times New Roman"/>
    </style:style>
    <style:style style:name="T12_182" style:family="text">
      <style:text-properties style:font-name="Times New Roman" style:font-name-asian="Times New Roman" style:font-name-complex="Times New Roman"/>
    </style:style>
    <style:style style:name="T12_183" style:family="text">
      <style:text-properties style:font-name="Times New Roman" style:font-name-asian="Times New Roman" style:font-name-complex="Times New Roman"/>
    </style:style>
    <style:style style:name="T12_184" style:family="text">
      <style:text-properties style:font-name="Times New Roman" style:font-name-asian="Times New Roman" style:font-name-complex="Times New Roman"/>
    </style:style>
    <style:style style:name="T12_185" style:family="text">
      <style:text-properties style:font-name="Times New Roman" style:font-name-asian="Times New Roman" style:font-name-complex="Times New Roman"/>
    </style:style>
    <style:style style:name="T12_186" style:family="text">
      <style:text-properties style:font-name="Times New Roman" style:font-name-asian="Times New Roman" style:font-name-complex="Times New Roman"/>
    </style:style>
    <style:style style:name="T12_187" style:family="text">
      <style:text-properties style:font-name="Times New Roman" style:font-name-asian="Times New Roman" style:font-name-complex="Times New Roman"/>
    </style:style>
    <style:style style:name="T12_188" style:family="text">
      <style:text-properties style:font-name="Times New Roman" style:font-name-asian="Times New Roman" style:font-name-complex="Times New Roman"/>
    </style:style>
    <style:style style:name="T12_189" style:family="text">
      <style:text-properties style:font-name="Times New Roman" style:font-name-asian="Times New Roman" style:font-name-complex="Times New Roman"/>
    </style:style>
    <style:style style:name="T12_190" style:family="text">
      <style:text-properties style:font-name="Times New Roman" style:font-name-asian="Times New Roman" style:font-name-complex="Times New Roman"/>
    </style:style>
    <style:style style:name="T12_191" style:family="text">
      <style:text-properties style:font-name="Times New Roman" style:font-name-asian="Times New Roman" style:font-name-complex="Times New Roman"/>
    </style:style>
    <style:style style:name="T12_192" style:family="text">
      <style:text-properties style:font-name="Times New Roman" style:font-name-asian="Times New Roman" style:font-name-complex="Times New Roman"/>
    </style:style>
    <style:style style:name="T12_193" style:family="text">
      <style:text-properties style:font-name="Times New Roman" style:font-name-asian="Times New Roman" style:font-name-complex="Times New Roman"/>
    </style:style>
    <style:style style:name="T12_194" style:family="text">
      <style:text-properties style:font-name="Times New Roman" style:font-name-asian="Times New Roman" style:font-name-complex="Times New Roman"/>
    </style:style>
    <style:style style:name="T12_195" style:family="text">
      <style:text-properties style:font-name="Times New Roman" style:font-name-asian="Times New Roman" style:font-name-complex="Times New Roman"/>
    </style:style>
    <style:style style:name="T12_196" style:family="text">
      <style:text-properties style:font-name="Times New Roman" style:font-name-asian="Times New Roman" style:font-name-complex="Times New Roman"/>
    </style:style>
    <style:style style:name="T12_197" style:family="text">
      <style:text-properties style:font-name="Times New Roman" style:font-name-asian="Times New Roman" style:font-name-complex="Times New Roman"/>
    </style:style>
    <style:style style:name="T12_198" style:family="text">
      <style:text-properties style:font-name="Times New Roman" style:font-name-asian="Times New Roman" style:font-name-complex="Times New Roman"/>
    </style:style>
    <style:style style:name="T12_199" style:family="text">
      <style:text-properties style:font-name="Times New Roman" style:font-name-asian="Times New Roman" style:font-name-complex="Times New Roman"/>
    </style:style>
    <style:style style:name="T12_200" style:family="text">
      <style:text-properties style:font-name="Times New Roman" style:font-name-asian="Times New Roman" style:font-name-complex="Times New Roman"/>
    </style:style>
    <style:style style:name="T12_201" style:family="text">
      <style:text-properties style:font-name="Times New Roman" style:font-name-asian="Times New Roman" style:font-name-complex="Times New Roman"/>
    </style:style>
    <style:style style:name="T12_202" style:family="text">
      <style:text-properties style:font-name="Times New Roman" style:font-name-asian="Times New Roman" style:font-name-complex="Times New Roman"/>
    </style:style>
    <style:style style:name="T12_203" style:family="text">
      <style:text-properties style:font-name="Times New Roman" style:font-name-asian="Times New Roman" style:font-name-complex="Times New Roman"/>
    </style:style>
    <style:style style:name="T12_204" style:family="text">
      <style:text-properties style:font-name="Times New Roman" style:font-name-asian="Times New Roman" style:font-name-complex="Times New Roman"/>
    </style:style>
    <style:style style:name="T12_205" style:family="text">
      <style:text-properties style:font-name="Times New Roman" style:font-name-asian="Times New Roman" style:font-name-complex="Times New Roman"/>
    </style:style>
    <style:style style:name="T12_206" style:family="text">
      <style:text-properties style:font-name="Times New Roman" style:font-name-asian="Times New Roman" style:font-name-complex="Times New Roman"/>
    </style:style>
    <style:style style:name="T12_207" style:family="text">
      <style:text-properties style:font-name="Times New Roman" style:font-name-asian="Times New Roman" style:font-name-complex="Times New Roman"/>
    </style:style>
    <style:style style:name="T12_208" style:family="text">
      <style:text-properties style:font-name="Times New Roman" style:font-name-asian="Times New Roman" style:font-name-complex="Times New Roman"/>
    </style:style>
    <style:style style:name="T12_209" style:family="text">
      <style:text-properties style:font-name="Times New Roman" style:font-name-asian="Times New Roman" style:font-name-complex="Times New Roman"/>
    </style:style>
    <style:style style:name="T12_210" style:family="text">
      <style:text-properties style:font-name="Times New Roman" style:font-name-asian="Times New Roman" style:font-name-complex="Times New Roman"/>
    </style:style>
    <style:style style:name="T12_211" style:family="text">
      <style:text-properties style:font-name="Times New Roman" style:font-name-asian="Times New Roman" style:font-name-complex="Times New Roman"/>
    </style:style>
    <style:style style:name="T12_212" style:family="text">
      <style:text-properties style:font-name="Times New Roman" style:font-name-asian="Times New Roman" style:font-name-complex="Times New Roman"/>
    </style:style>
    <style:style style:name="T12_213" style:family="text">
      <style:text-properties style:font-name="Times New Roman" style:font-name-asian="Times New Roman" style:font-name-complex="Times New Roman"/>
    </style:style>
    <style:style style:name="T12_214" style:family="text">
      <style:text-properties style:font-name="Times New Roman" style:font-name-asian="Times New Roman" style:font-name-complex="Times New Roman"/>
    </style:style>
    <style:style style:name="T12_215" style:family="text">
      <style:text-properties style:font-name="Times New Roman" style:font-name-asian="Times New Roman" style:font-name-complex="Times New Roman"/>
    </style:style>
    <style:style style:name="T12_216" style:family="text">
      <style:text-properties style:font-name="Times New Roman" style:font-name-asian="Times New Roman" style:font-name-complex="Times New Roman"/>
    </style:style>
    <style:style style:name="T12_217" style:family="text">
      <style:text-properties style:font-name="Times New Roman" style:font-name-asian="Times New Roman" style:font-name-complex="Times New Roman"/>
    </style:style>
    <style:style style:name="T12_218" style:family="text">
      <style:text-properties style:font-name="Times New Roman" style:font-name-asian="Times New Roman" style:font-name-complex="Times New Roman"/>
    </style:style>
    <style:style style:name="T12_219" style:family="text">
      <style:text-properties style:font-name="Times New Roman" style:font-name-asian="Times New Roman" style:font-name-complex="Times New Roman"/>
    </style:style>
    <style:style style:name="T12_220" style:family="text">
      <style:text-properties style:font-name="Times New Roman" style:font-name-asian="Times New Roman" style:font-name-complex="Times New Roman"/>
    </style:style>
    <style:style style:name="T12_221" style:family="text">
      <style:text-properties style:font-name="Times New Roman" style:font-name-asian="Times New Roman" style:font-name-complex="Times New Roman"/>
    </style:style>
    <style:style style:name="T12_222" style:family="text">
      <style:text-properties style:font-name="Times New Roman" style:font-name-asian="Times New Roman" style:font-name-complex="Times New Roman"/>
    </style:style>
    <style:style style:name="T12_223" style:family="text">
      <style:text-properties style:font-name="Times New Roman" style:font-name-asian="Times New Roman" style:font-name-complex="Times New Roman"/>
    </style:style>
    <style:style style:name="T12_224" style:family="text">
      <style:text-properties style:font-name="Times New Roman" style:font-name-asian="Times New Roman" style:font-name-complex="Times New Roman"/>
    </style:style>
    <style:style style:name="T12_225" style:family="text">
      <style:text-properties style:font-name="Times New Roman" style:font-name-asian="Times New Roman" style:font-name-complex="Times New Roman"/>
    </style:style>
    <style:style style:name="T12_226" style:family="text">
      <style:text-properties style:font-name="Times New Roman" style:font-name-asian="Times New Roman" style:font-name-complex="Times New Roman"/>
    </style:style>
    <style:style style:name="T12_227" style:family="text">
      <style:text-properties style:font-name="Times New Roman" style:font-name-asian="Times New Roman" style:font-name-complex="Times New Roman"/>
    </style:style>
    <style:style style:name="T12_228" style:family="text">
      <style:text-properties style:font-name="Times New Roman" style:font-name-asian="Times New Roman" style:font-name-complex="Times New Roman"/>
    </style:style>
    <style:style style:name="T12_229" style:family="text">
      <style:text-properties style:font-name="Times New Roman" style:font-name-asian="Times New Roman" style:font-name-complex="Times New Roman"/>
    </style:style>
    <style:style style:name="T12_230" style:family="text">
      <style:text-properties style:font-name="Times New Roman" style:font-name-asian="Times New Roman" style:font-name-complex="Times New Roman"/>
    </style:style>
    <style:style style:name="T12_231" style:family="text">
      <style:text-properties style:font-name="Times New Roman" style:font-name-asian="Times New Roman" style:font-name-complex="Times New Roman"/>
    </style:style>
    <style:style style:name="T12_232" style:family="text">
      <style:text-properties style:font-name="Times New Roman" style:font-name-asian="Times New Roman" style:font-name-complex="Times New Roman"/>
    </style:style>
    <style:style style:name="T12_233" style:family="text">
      <style:text-properties style:font-name="Times New Roman" style:font-name-asian="Times New Roman" style:font-name-complex="Times New Roman"/>
    </style:style>
    <style:style style:name="T12_234" style:family="text">
      <style:text-properties style:font-name="Times New Roman" style:font-name-asian="Times New Roman" style:font-name-complex="Times New Roman"/>
    </style:style>
    <style:style style:name="T12_235" style:family="text">
      <style:text-properties style:font-name="Times New Roman" style:font-name-asian="Times New Roman" style:font-name-complex="Times New Roman"/>
    </style:style>
    <style:style style:name="T12_236" style:family="text">
      <style:text-properties style:font-name="Times New Roman" style:font-name-asian="Times New Roman" style:font-name-complex="Times New Roman"/>
    </style:style>
    <style:style style:name="T12_237" style:family="text">
      <style:text-properties style:font-name="Times New Roman" style:font-name-asian="Times New Roman" style:font-name-complex="Times New Roman"/>
    </style:style>
    <style:style style:name="T12_238" style:family="text">
      <style:text-properties style:font-name="Times New Roman" style:font-name-asian="Times New Roman" style:font-name-complex="Times New Roman"/>
    </style:style>
    <style:style style:name="T12_239" style:family="text">
      <style:text-properties style:font-name="Times New Roman" style:font-name-asian="Times New Roman" style:font-name-complex="Times New Roman"/>
    </style:style>
    <style:style style:name="T12_240" style:family="text">
      <style:text-properties style:font-name="Times New Roman" style:font-name-asian="Times New Roman" style:font-name-complex="Times New Roman"/>
    </style:style>
    <style:style style:name="T12_24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center" fo:break-before="auto" fo:text-indent="1.251cm" fo:line-height="115%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text-indent="1.251cm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center" fo:break-before="auto" fo:text-indent="1.251cm" fo:line-height="115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text-indent="1.251cm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>
      <style:text-properties style:font-name="Times New Roman" style:font-name-asian="Times New Roman" style:font-name-complex="Times New Roman"/>
    </style:style>
    <style:style style:name="T16_64" style:family="text">
      <style:text-properties style:font-name="Times New Roman" style:font-name-asian="Times New Roman" style:font-name-complex="Times New Roman"/>
    </style:style>
    <style:style style:name="T16_65" style:family="text">
      <style:text-properties style:font-name="Times New Roman" style:font-name-asian="Times New Roman" style:font-name-complex="Times New Roman"/>
    </style:style>
    <style:style style:name="T16_66" style:family="text">
      <style:text-properties style:font-name="Times New Roman" style:font-name-asian="Times New Roman" style:font-name-complex="Times New Roman"/>
    </style:style>
    <style:style style:name="T16_67" style:family="text">
      <style:text-properties style:font-name="Times New Roman" style:font-name-asian="Times New Roman" style:font-name-complex="Times New Roman"/>
    </style:style>
    <style:style style:name="T16_68" style:family="text">
      <style:text-properties style:font-name="Times New Roman" style:font-name-asian="Times New Roman" style:font-name-complex="Times New Roman"/>
    </style:style>
    <style:style style:name="T16_69" style:family="text">
      <style:text-properties style:font-name="Times New Roman" style:font-name-asian="Times New Roman" style:font-name-complex="Times New Roman"/>
    </style:style>
    <style:style style:name="T16_70" style:family="text">
      <style:text-properties style:font-name="Times New Roman" style:font-name-asian="Times New Roman" style:font-name-complex="Times New Roman"/>
    </style:style>
    <style:style style:name="T16_71" style:family="text">
      <style:text-properties style:font-name="Times New Roman" style:font-name-asian="Times New Roman" style:font-name-complex="Times New Roman"/>
    </style:style>
    <style:style style:name="T16_72" style:family="text">
      <style:text-properties style:font-name="Times New Roman" style:font-name-asian="Times New Roman" style:font-name-complex="Times New Roman"/>
    </style:style>
    <style:style style:name="T16_73" style:family="text">
      <style:text-properties style:font-name="Times New Roman" style:font-name-asian="Times New Roman" style:font-name-complex="Times New Roman"/>
    </style:style>
    <style:style style:name="T16_74" style:family="text">
      <style:text-properties style:font-name="Times New Roman" style:font-name-asian="Times New Roman" style:font-name-complex="Times New Roman"/>
    </style:style>
    <style:style style:name="T16_75" style:family="text">
      <style:text-properties style:font-name="Times New Roman" style:font-name-asian="Times New Roman" style:font-name-complex="Times New Roman"/>
    </style:style>
    <style:style style:name="T16_76" style:family="text">
      <style:text-properties style:font-name="Times New Roman" style:font-name-asian="Times New Roman" style:font-name-complex="Times New Roman"/>
    </style:style>
    <style:style style:name="T16_77" style:family="text">
      <style:text-properties style:font-name="Times New Roman" style:font-name-asian="Times New Roman" style:font-name-complex="Times New Roman"/>
    </style:style>
    <style:style style:name="T16_78" style:family="text">
      <style:text-properties style:font-name="Times New Roman" style:font-name-asian="Times New Roman" style:font-name-complex="Times New Roman"/>
    </style:style>
    <style:style style:name="T16_79" style:family="text">
      <style:text-properties style:font-name="Times New Roman" style:font-name-asian="Times New Roman" style:font-name-complex="Times New Roman"/>
    </style:style>
    <style:style style:name="T16_80" style:family="text">
      <style:text-properties style:font-name="Times New Roman" style:font-name-asian="Times New Roman" style:font-name-complex="Times New Roman"/>
    </style:style>
    <style:style style:name="T16_81" style:family="text">
      <style:text-properties style:font-name="Times New Roman" style:font-name-asian="Times New Roman" style:font-name-complex="Times New Roman"/>
    </style:style>
    <style:style style:name="T16_82" style:family="text">
      <style:text-properties style:font-name="Times New Roman" style:font-name-asian="Times New Roman" style:font-name-complex="Times New Roman"/>
    </style:style>
    <style:style style:name="T16_83" style:family="text">
      <style:text-properties style:font-name="Times New Roman" style:font-name-asian="Times New Roman" style:font-name-complex="Times New Roman"/>
    </style:style>
    <style:style style:name="T16_84" style:family="text">
      <style:text-properties style:font-name="Times New Roman" style:font-name-asian="Times New Roman" style:font-name-complex="Times New Roman"/>
    </style:style>
    <style:style style:name="T16_85" style:family="text">
      <style:text-properties style:font-name="Times New Roman" style:font-name-asian="Times New Roman" style:font-name-complex="Times New Roman"/>
    </style:style>
    <style:style style:name="T16_86" style:family="text">
      <style:text-properties style:font-name="Times New Roman" style:font-name-asian="Times New Roman" style:font-name-complex="Times New Roman"/>
    </style:style>
    <style:style style:name="T16_87" style:family="text">
      <style:text-properties style:font-name="Times New Roman" style:font-name-asian="Times New Roman" style:font-name-complex="Times New Roman"/>
    </style:style>
    <style:style style:name="T16_88" style:family="text">
      <style:text-properties style:font-name="Times New Roman" style:font-name-asian="Times New Roman" style:font-name-complex="Times New Roman"/>
    </style:style>
    <style:style style:name="T16_89" style:family="text">
      <style:text-properties style:font-name="Times New Roman" style:font-name-asian="Times New Roman" style:font-name-complex="Times New Roman"/>
    </style:style>
    <style:style style:name="T16_90" style:family="text">
      <style:text-properties style:font-name="Times New Roman" style:font-name-asian="Times New Roman" style:font-name-complex="Times New Roman"/>
    </style:style>
    <style:style style:name="T16_91" style:family="text">
      <style:text-properties style:font-name="Times New Roman" style:font-name-asian="Times New Roman" style:font-name-complex="Times New Roman"/>
    </style:style>
    <style:style style:name="T16_92" style:family="text">
      <style:text-properties style:font-name="Times New Roman" style:font-name-asian="Times New Roman" style:font-name-complex="Times New Roman"/>
    </style:style>
    <style:style style:name="T16_93" style:family="text">
      <style:text-properties style:font-name="Times New Roman" style:font-name-asian="Times New Roman" style:font-name-complex="Times New Roman"/>
    </style:style>
    <style:style style:name="T16_94" style:family="text">
      <style:text-properties style:font-name="Times New Roman" style:font-name-asian="Times New Roman" style:font-name-complex="Times New Roman"/>
    </style:style>
    <style:style style:name="T16_95" style:family="text">
      <style:text-properties style:font-name="Times New Roman" style:font-name-asian="Times New Roman" style:font-name-complex="Times New Roman"/>
    </style:style>
    <style:style style:name="T16_96" style:family="text">
      <style:text-properties style:font-name="Times New Roman" style:font-name-asian="Times New Roman" style:font-name-complex="Times New Roman"/>
    </style:style>
    <style:style style:name="T16_97" style:family="text">
      <style:text-properties style:font-name="Times New Roman" style:font-name-asian="Times New Roman" style:font-name-complex="Times New Roman"/>
    </style:style>
    <style:style style:name="T16_98" style:family="text">
      <style:text-properties style:font-name="Times New Roman" style:font-name-asian="Times New Roman" style:font-name-complex="Times New Roman"/>
    </style:style>
    <style:style style:name="T16_99" style:family="text">
      <style:text-properties style:font-name="Times New Roman" style:font-name-asian="Times New Roman" style:font-name-complex="Times New Roman"/>
    </style:style>
    <style:style style:name="T16_100" style:family="text">
      <style:text-properties style:font-name="Times New Roman" style:font-name-asian="Times New Roman" style:font-name-complex="Times New Roman"/>
    </style:style>
    <style:style style:name="T16_101" style:family="text">
      <style:text-properties style:font-name="Times New Roman" style:font-name-asian="Times New Roman" style:font-name-complex="Times New Roman"/>
    </style:style>
    <style:style style:name="T16_102" style:family="text">
      <style:text-properties style:font-name="Times New Roman" style:font-name-asian="Times New Roman" style:font-name-complex="Times New Roman"/>
    </style:style>
    <style:style style:name="T16_103" style:family="text">
      <style:text-properties style:font-name="Times New Roman" style:font-name-asian="Times New Roman" style:font-name-complex="Times New Roman"/>
    </style:style>
    <style:style style:name="T16_104" style:family="text">
      <style:text-properties style:font-name="Times New Roman" style:font-name-asian="Times New Roman" style:font-name-complex="Times New Roman"/>
    </style:style>
    <style:style style:name="T16_105" style:family="text">
      <style:text-properties style:font-name="Times New Roman" style:font-name-asian="Times New Roman" style:font-name-complex="Times New Roman"/>
    </style:style>
    <style:style style:name="T16_106" style:family="text">
      <style:text-properties style:font-name="Times New Roman" style:font-name-asian="Times New Roman" style:font-name-complex="Times New Roman"/>
    </style:style>
    <style:style style:name="T16_107" style:family="text">
      <style:text-properties style:font-name="Times New Roman" style:font-name-asian="Times New Roman" style:font-name-complex="Times New Roman"/>
    </style:style>
    <style:style style:name="T16_108" style:family="text">
      <style:text-properties style:font-name="Times New Roman" style:font-name-asian="Times New Roman" style:font-name-complex="Times New Roman"/>
    </style:style>
    <style:style style:name="T16_109" style:family="text">
      <style:text-properties style:font-name="Times New Roman" style:font-name-asian="Times New Roman" style:font-name-complex="Times New Roman"/>
    </style:style>
    <style:style style:name="T16_110" style:family="text">
      <style:text-properties style:font-name="Times New Roman" style:font-name-asian="Times New Roman" style:font-name-complex="Times New Roman"/>
    </style:style>
    <style:style style:name="T16_111" style:family="text">
      <style:text-properties style:font-name="Times New Roman" style:font-name-asian="Times New Roman" style:font-name-complex="Times New Roman"/>
    </style:style>
    <style:style style:name="T16_112" style:family="text">
      <style:text-properties style:font-name="Times New Roman" style:font-name-asian="Times New Roman" style:font-name-complex="Times New Roman"/>
    </style:style>
    <style:style style:name="T16_113" style:family="text">
      <style:text-properties style:font-name="Times New Roman" style:font-name-asian="Times New Roman" style:font-name-complex="Times New Roman"/>
    </style:style>
    <style:style style:name="T16_114" style:family="text">
      <style:text-properties style:font-name="Times New Roman" style:font-name-asian="Times New Roman" style:font-name-complex="Times New Roman"/>
    </style:style>
    <style:style style:name="T16_115" style:family="text">
      <style:text-properties style:font-name="Times New Roman" style:font-name-asian="Times New Roman" style:font-name-complex="Times New Roman"/>
    </style:style>
    <style:style style:name="T16_116" style:family="text">
      <style:text-properties style:font-name="Times New Roman" style:font-name-asian="Times New Roman" style:font-name-complex="Times New Roman"/>
    </style:style>
    <style:style style:name="T16_117" style:family="text">
      <style:text-properties style:font-name="Times New Roman" style:font-name-asian="Times New Roman" style:font-name-complex="Times New Roman"/>
    </style:style>
    <style:style style:name="T16_118" style:family="text">
      <style:text-properties style:font-name="Times New Roman" style:font-name-asian="Times New Roman" style:font-name-complex="Times New Roman"/>
    </style:style>
    <style:style style:name="T16_119" style:family="text">
      <style:text-properties style:font-name="Times New Roman" style:font-name-asian="Times New Roman" style:font-name-complex="Times New Roman"/>
    </style:style>
    <style:style style:name="T16_120" style:family="text">
      <style:text-properties style:font-name="Times New Roman" style:font-name-asian="Times New Roman" style:font-name-complex="Times New Roman"/>
    </style:style>
    <style:style style:name="T16_121" style:family="text">
      <style:text-properties style:font-name="Times New Roman" style:font-name-asian="Times New Roman" style:font-name-complex="Times New Roman"/>
    </style:style>
    <style:style style:name="T16_122" style:family="text">
      <style:text-properties style:font-name="Times New Roman" style:font-name-asian="Times New Roman" style:font-name-complex="Times New Roman"/>
    </style:style>
    <style:style style:name="T16_123" style:family="text">
      <style:text-properties style:font-name="Times New Roman" style:font-name-asian="Times New Roman" style:font-name-complex="Times New Roman"/>
    </style:style>
    <style:style style:name="T16_124" style:family="text">
      <style:text-properties style:font-name="Times New Roman" style:font-name-asian="Times New Roman" style:font-name-complex="Times New Roman"/>
    </style:style>
    <style:style style:name="T16_125" style:family="text">
      <style:text-properties style:font-name="Times New Roman" style:font-name-asian="Times New Roman" style:font-name-complex="Times New Roman"/>
    </style:style>
    <style:style style:name="T16_126" style:family="text">
      <style:text-properties style:font-name="Times New Roman" style:font-name-asian="Times New Roman" style:font-name-complex="Times New Roman"/>
    </style:style>
    <style:style style:name="T16_127" style:family="text">
      <style:text-properties style:font-name="Times New Roman" style:font-name-asian="Times New Roman" style:font-name-complex="Times New Roman"/>
    </style:style>
    <style:style style:name="T16_128" style:family="text">
      <style:text-properties style:font-name="Times New Roman" style:font-name-asian="Times New Roman" style:font-name-complex="Times New Roman"/>
    </style:style>
    <style:style style:name="T16_129" style:family="text">
      <style:text-properties style:font-name="Times New Roman" style:font-name-asian="Times New Roman" style:font-name-complex="Times New Roman"/>
    </style:style>
    <style:style style:name="T16_130" style:family="text">
      <style:text-properties style:font-name="Times New Roman" style:font-name-asian="Times New Roman" style:font-name-complex="Times New Roman"/>
    </style:style>
    <style:style style:name="T16_131" style:family="text">
      <style:text-properties style:font-name="Times New Roman" style:font-name-asian="Times New Roman" style:font-name-complex="Times New Roman"/>
    </style:style>
    <style:style style:name="T16_132" style:family="text">
      <style:text-properties style:font-name="Times New Roman" style:font-name-asian="Times New Roman" style:font-name-complex="Times New Roman"/>
    </style:style>
    <style:style style:name="T16_133" style:family="text">
      <style:text-properties style:font-name="Times New Roman" style:font-name-asian="Times New Roman" style:font-name-complex="Times New Roman"/>
    </style:style>
    <style:style style:name="T16_134" style:family="text">
      <style:text-properties style:font-name="Times New Roman" style:font-name-asian="Times New Roman" style:font-name-complex="Times New Roman"/>
    </style:style>
    <style:style style:name="T16_135" style:family="text">
      <style:text-properties style:font-name="Times New Roman" style:font-name-asian="Times New Roman" style:font-name-complex="Times New Roman"/>
    </style:style>
    <style:style style:name="T16_136" style:family="text">
      <style:text-properties style:font-name="Times New Roman" style:font-name-asian="Times New Roman" style:font-name-complex="Times New Roman"/>
    </style:style>
    <style:style style:name="T16_137" style:family="text">
      <style:text-properties style:font-name="Times New Roman" style:font-name-asian="Times New Roman" style:font-name-complex="Times New Roman"/>
    </style:style>
    <style:style style:name="T16_138" style:family="text">
      <style:text-properties style:font-name="Times New Roman" style:font-name-asian="Times New Roman" style:font-name-complex="Times New Roman"/>
    </style:style>
    <style:style style:name="T16_139" style:family="text">
      <style:text-properties style:font-name="Times New Roman" style:font-name-asian="Times New Roman" style:font-name-complex="Times New Roman"/>
    </style:style>
    <style:style style:name="T16_140" style:family="text">
      <style:text-properties style:font-name="Times New Roman" style:font-name-asian="Times New Roman" style:font-name-complex="Times New Roman"/>
    </style:style>
    <style:style style:name="T16_141" style:family="text">
      <style:text-properties style:font-name="Times New Roman" style:font-name-asian="Times New Roman" style:font-name-complex="Times New Roman"/>
    </style:style>
    <style:style style:name="T16_142" style:family="text">
      <style:text-properties style:font-name="Times New Roman" style:font-name-asian="Times New Roman" style:font-name-complex="Times New Roman"/>
    </style:style>
    <style:style style:name="T16_143" style:family="text">
      <style:text-properties style:font-name="Times New Roman" style:font-name-asian="Times New Roman" style:font-name-complex="Times New Roman"/>
    </style:style>
    <style:style style:name="T16_144" style:family="text">
      <style:text-properties style:font-name="Times New Roman" style:font-name-asian="Times New Roman" style:font-name-complex="Times New Roman"/>
    </style:style>
    <style:style style:name="T16_145" style:family="text">
      <style:text-properties style:font-name="Times New Roman" style:font-name-asian="Times New Roman" style:font-name-complex="Times New Roman"/>
    </style:style>
    <style:style style:name="T16_146" style:family="text">
      <style:text-properties style:font-name="Times New Roman" style:font-name-asian="Times New Roman" style:font-name-complex="Times New Roman"/>
    </style:style>
    <style:style style:name="T16_147" style:family="text">
      <style:text-properties style:font-name="Times New Roman" style:font-name-asian="Times New Roman" style:font-name-complex="Times New Roman"/>
    </style:style>
    <style:style style:name="T16_148" style:family="text">
      <style:text-properties style:font-name="Times New Roman" style:font-name-asian="Times New Roman" style:font-name-complex="Times New Roman"/>
    </style:style>
    <style:style style:name="T16_149" style:family="text">
      <style:text-properties style:font-name="Times New Roman" style:font-name-asian="Times New Roman" style:font-name-complex="Times New Roman"/>
    </style:style>
    <style:style style:name="T16_150" style:family="text">
      <style:text-properties style:font-name="Times New Roman" style:font-name-asian="Times New Roman" style:font-name-complex="Times New Roman"/>
    </style:style>
    <style:style style:name="T16_151" style:family="text">
      <style:text-properties style:font-name="Times New Roman" style:font-name-asian="Times New Roman" style:font-name-complex="Times New Roman"/>
    </style:style>
    <style:style style:name="T16_152" style:family="text">
      <style:text-properties style:font-name="Times New Roman" style:font-name-asian="Times New Roman" style:font-name-complex="Times New Roman"/>
    </style:style>
    <style:style style:name="T16_153" style:family="text">
      <style:text-properties style:font-name="Times New Roman" style:font-name-asian="Times New Roman" style:font-name-complex="Times New Roman"/>
    </style:style>
    <style:style style:name="T16_154" style:family="text">
      <style:text-properties style:font-name="Times New Roman" style:font-name-asian="Times New Roman" style:font-name-complex="Times New Roman"/>
    </style:style>
    <style:style style:name="T16_155" style:family="text">
      <style:text-properties style:font-name="Times New Roman" style:font-name-asian="Times New Roman" style:font-name-complex="Times New Roman"/>
    </style:style>
    <style:style style:name="T16_156" style:family="text">
      <style:text-properties style:font-name="Times New Roman" style:font-name-asian="Times New Roman" style:font-name-complex="Times New Roman"/>
    </style:style>
    <style:style style:name="T16_157" style:family="text">
      <style:text-properties style:font-name="Times New Roman" style:font-name-asian="Times New Roman" style:font-name-complex="Times New Roman"/>
    </style:style>
    <style:style style:name="T16_158" style:family="text">
      <style:text-properties style:font-name="Times New Roman" style:font-name-asian="Times New Roman" style:font-name-complex="Times New Roman"/>
    </style:style>
    <style:style style:name="T16_159" style:family="text">
      <style:text-properties style:font-name="Times New Roman" style:font-name-asian="Times New Roman" style:font-name-complex="Times New Roman"/>
    </style:style>
    <style:style style:name="T16_160" style:family="text">
      <style:text-properties style:font-name="Times New Roman" style:font-name-asian="Times New Roman" style:font-name-complex="Times New Roman"/>
    </style:style>
    <style:style style:name="T16_161" style:family="text">
      <style:text-properties style:font-name="Times New Roman" style:font-name-asian="Times New Roman" style:font-name-complex="Times New Roman"/>
    </style:style>
    <style:style style:name="T16_162" style:family="text">
      <style:text-properties style:font-name="Times New Roman" style:font-name-asian="Times New Roman" style:font-name-complex="Times New Roman"/>
    </style:style>
    <style:style style:name="T16_163" style:family="text">
      <style:text-properties style:font-name="Times New Roman" style:font-name-asian="Times New Roman" style:font-name-complex="Times New Roman"/>
    </style:style>
    <style:style style:name="T16_164" style:family="text">
      <style:text-properties style:font-name="Times New Roman" style:font-name-asian="Times New Roman" style:font-name-complex="Times New Roman"/>
    </style:style>
    <style:style style:name="T16_165" style:family="text">
      <style:text-properties style:font-name="Times New Roman" style:font-name-asian="Times New Roman" style:font-name-complex="Times New Roman"/>
    </style:style>
    <style:style style:name="T16_166" style:family="text">
      <style:text-properties style:font-name="Times New Roman" style:font-name-asian="Times New Roman" style:font-name-complex="Times New Roman"/>
    </style:style>
    <style:style style:name="T16_167" style:family="text">
      <style:text-properties style:font-name="Times New Roman" style:font-name-asian="Times New Roman" style:font-name-complex="Times New Roman"/>
    </style:style>
    <style:style style:name="T16_168" style:family="text">
      <style:text-properties style:font-name="Times New Roman" style:font-name-asian="Times New Roman" style:font-name-complex="Times New Roman"/>
    </style:style>
    <style:style style:name="T16_169" style:family="text">
      <style:text-properties style:font-name="Times New Roman" style:font-name-asian="Times New Roman" style:font-name-complex="Times New Roman"/>
    </style:style>
    <style:style style:name="T16_170" style:family="text">
      <style:text-properties style:font-name="Times New Roman" style:font-name-asian="Times New Roman" style:font-name-complex="Times New Roman"/>
    </style:style>
    <style:style style:name="T16_171" style:family="text">
      <style:text-properties style:font-name="Times New Roman" style:font-name-asian="Times New Roman" style:font-name-complex="Times New Roman"/>
    </style:style>
    <style:style style:name="T16_172" style:family="text">
      <style:text-properties style:font-name="Times New Roman" style:font-name-asian="Times New Roman" style:font-name-complex="Times New Roman"/>
    </style:style>
    <style:style style:name="T16_173" style:family="text">
      <style:text-properties style:font-name="Times New Roman" style:font-name-asian="Times New Roman" style:font-name-complex="Times New Roman"/>
    </style:style>
    <style:style style:name="T16_174" style:family="text">
      <style:text-properties style:font-name="Times New Roman" style:font-name-asian="Times New Roman" style:font-name-complex="Times New Roman"/>
    </style:style>
    <style:style style:name="T16_175" style:family="text">
      <style:text-properties style:font-name="Times New Roman" style:font-name-asian="Times New Roman" style:font-name-complex="Times New Roman"/>
    </style:style>
    <style:style style:name="T16_176" style:family="text">
      <style:text-properties style:font-name="Times New Roman" style:font-name-asian="Times New Roman" style:font-name-complex="Times New Roman"/>
    </style:style>
    <style:style style:name="T16_177" style:family="text">
      <style:text-properties style:font-name="Times New Roman" style:font-name-asian="Times New Roman" style:font-name-complex="Times New Roman"/>
    </style:style>
    <style:style style:name="T16_178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text-indent="1.251cm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center" fo:break-before="auto" fo:text-indent="1.251cm" fo:line-height="115%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text-indent="1.251cm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text-indent="1.251cm" fo:line-height="115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T20_71" style:family="text">
      <style:text-properties style:font-name="Times New Roman" style:font-name-asian="Times New Roman" style:font-name-complex="Times New Roman"/>
    </style:style>
    <style:style style:name="T20_72" style:family="text">
      <style:text-properties style:font-name="Times New Roman" style:font-name-asian="Times New Roman" style:font-name-complex="Times New Roman"/>
    </style:style>
    <style:style style:name="T20_73" style:family="text">
      <style:text-properties style:font-name="Times New Roman" style:font-name-asian="Times New Roman" style:font-name-complex="Times New Roman"/>
    </style:style>
    <style:style style:name="T20_74" style:family="text">
      <style:text-properties style:font-name="Times New Roman" style:font-name-asian="Times New Roman" style:font-name-complex="Times New Roman"/>
    </style:style>
    <style:style style:name="T20_75" style:family="text">
      <style:text-properties style:font-name="Times New Roman" style:font-name-asian="Times New Roman" style:font-name-complex="Times New Roman"/>
    </style:style>
    <style:style style:name="T20_76" style:family="text">
      <style:text-properties style:font-name="Times New Roman" style:font-name-asian="Times New Roman" style:font-name-complex="Times New Roman"/>
    </style:style>
    <style:style style:name="T20_77" style:family="text">
      <style:text-properties style:font-name="Times New Roman" style:font-name-asian="Times New Roman" style:font-name-complex="Times New Roman"/>
    </style:style>
    <style:style style:name="T20_78" style:family="text">
      <style:text-properties style:font-name="Times New Roman" style:font-name-asian="Times New Roman" style:font-name-complex="Times New Roman"/>
    </style:style>
    <style:style style:name="T20_79" style:family="text">
      <style:text-properties style:font-name="Times New Roman" style:font-name-asian="Times New Roman" style:font-name-complex="Times New Roman"/>
    </style:style>
    <style:style style:name="T20_80" style:family="text">
      <style:text-properties style:font-name="Times New Roman" style:font-name-asian="Times New Roman" style:font-name-complex="Times New Roman"/>
    </style:style>
    <style:style style:name="T20_81" style:family="text">
      <style:text-properties style:font-name="Times New Roman" style:font-name-asian="Times New Roman" style:font-name-complex="Times New Roman"/>
    </style:style>
    <style:style style:name="T20_82" style:family="text">
      <style:text-properties style:font-name="Times New Roman" style:font-name-asian="Times New Roman" style:font-name-complex="Times New Roman"/>
    </style:style>
    <style:style style:name="T20_83" style:family="text">
      <style:text-properties style:font-name="Times New Roman" style:font-name-asian="Times New Roman" style:font-name-complex="Times New Roman"/>
    </style:style>
    <style:style style:name="T20_84" style:family="text">
      <style:text-properties style:font-name="Times New Roman" style:font-name-asian="Times New Roman" style:font-name-complex="Times New Roman"/>
    </style:style>
    <style:style style:name="T20_85" style:family="text">
      <style:text-properties style:font-name="Times New Roman" style:font-name-asian="Times New Roman" style:font-name-complex="Times New Roman"/>
    </style:style>
    <style:style style:name="T20_86" style:family="text">
      <style:text-properties style:font-name="Times New Roman" style:font-name-asian="Times New Roman" style:font-name-complex="Times New Roman"/>
    </style:style>
    <style:style style:name="T20_87" style:family="text">
      <style:text-properties style:font-name="Times New Roman" style:font-name-asian="Times New Roman" style:font-name-complex="Times New Roman"/>
    </style:style>
    <style:style style:name="T20_88" style:family="text">
      <style:text-properties style:font-name="Times New Roman" style:font-name-asian="Times New Roman" style:font-name-complex="Times New Roman"/>
    </style:style>
    <style:style style:name="T20_89" style:family="text">
      <style:text-properties style:font-name="Times New Roman" style:font-name-asian="Times New Roman" style:font-name-complex="Times New Roman"/>
    </style:style>
    <style:style style:name="T20_90" style:family="text">
      <style:text-properties style:font-name="Times New Roman" style:font-name-asian="Times New Roman" style:font-name-complex="Times New Roman"/>
    </style:style>
    <style:style style:name="T20_91" style:family="text">
      <style:text-properties style:font-name="Times New Roman" style:font-name-asian="Times New Roman" style:font-name-complex="Times New Roman"/>
    </style:style>
    <style:style style:name="T20_92" style:family="text">
      <style:text-properties style:font-name="Times New Roman" style:font-name-asian="Times New Roman" style:font-name-complex="Times New Roman"/>
    </style:style>
    <style:style style:name="T20_93" style:family="text">
      <style:text-properties style:font-name="Times New Roman" style:font-name-asian="Times New Roman" style:font-name-complex="Times New Roman"/>
    </style:style>
    <style:style style:name="T20_94" style:family="text">
      <style:text-properties style:font-name="Times New Roman" style:font-name-asian="Times New Roman" style:font-name-complex="Times New Roman"/>
    </style:style>
    <style:style style:name="T20_95" style:family="text">
      <style:text-properties style:font-name="Times New Roman" style:font-name-asian="Times New Roman" style:font-name-complex="Times New Roman"/>
    </style:style>
    <style:style style:name="T20_96" style:family="text">
      <style:text-properties style:font-name="Times New Roman" style:font-name-asian="Times New Roman" style:font-name-complex="Times New Roman"/>
    </style:style>
    <style:style style:name="T20_97" style:family="text">
      <style:text-properties style:font-name="Times New Roman" style:font-name-asian="Times New Roman" style:font-name-complex="Times New Roman"/>
    </style:style>
    <style:style style:name="T20_98" style:family="text">
      <style:text-properties style:font-name="Times New Roman" style:font-name-asian="Times New Roman" style:font-name-complex="Times New Roman"/>
    </style:style>
    <style:style style:name="T20_99" style:family="text">
      <style:text-properties style:font-name="Times New Roman" style:font-name-asian="Times New Roman" style:font-name-complex="Times New Roman"/>
    </style:style>
    <style:style style:name="T20_100" style:family="text">
      <style:text-properties style:font-name="Times New Roman" style:font-name-asian="Times New Roman" style:font-name-complex="Times New Roman"/>
    </style:style>
    <style:style style:name="T20_101" style:family="text">
      <style:text-properties style:font-name="Times New Roman" style:font-name-asian="Times New Roman" style:font-name-complex="Times New Roman"/>
    </style:style>
    <style:style style:name="T20_102" style:family="text">
      <style:text-properties style:font-name="Times New Roman" style:font-name-asian="Times New Roman" style:font-name-complex="Times New Roman"/>
    </style:style>
    <style:style style:name="T20_103" style:family="text">
      <style:text-properties style:font-name="Times New Roman" style:font-name-asian="Times New Roman" style:font-name-complex="Times New Roman"/>
    </style:style>
    <style:style style:name="T20_104" style:family="text">
      <style:text-properties style:font-name="Times New Roman" style:font-name-asian="Times New Roman" style:font-name-complex="Times New Roman"/>
    </style:style>
    <style:style style:name="T20_105" style:family="text">
      <style:text-properties style:font-name="Times New Roman" style:font-name-asian="Times New Roman" style:font-name-complex="Times New Roman"/>
    </style:style>
    <style:style style:name="T20_106" style:family="text">
      <style:text-properties style:font-name="Times New Roman" style:font-name-asian="Times New Roman" style:font-name-complex="Times New Roman"/>
    </style:style>
    <style:style style:name="T20_107" style:family="text">
      <style:text-properties style:font-name="Times New Roman" style:font-name-asian="Times New Roman" style:font-name-complex="Times New Roman"/>
    </style:style>
    <style:style style:name="T20_108" style:family="text">
      <style:text-properties style:font-name="Times New Roman" style:font-name-asian="Times New Roman" style:font-name-complex="Times New Roman"/>
    </style:style>
    <style:style style:name="T20_109" style:family="text">
      <style:text-properties style:font-name="Times New Roman" style:font-name-asian="Times New Roman" style:font-name-complex="Times New Roman"/>
    </style:style>
    <style:style style:name="T20_110" style:family="text">
      <style:text-properties style:font-name="Times New Roman" style:font-name-asian="Times New Roman" style:font-name-complex="Times New Roman"/>
    </style:style>
    <style:style style:name="T20_111" style:family="text">
      <style:text-properties style:font-name="Times New Roman" style:font-name-asian="Times New Roman" style:font-name-complex="Times New Roman"/>
    </style:style>
    <style:style style:name="T20_112" style:family="text">
      <style:text-properties style:font-name="Times New Roman" style:font-name-asian="Times New Roman" style:font-name-complex="Times New Roman"/>
    </style:style>
    <style:style style:name="T20_113" style:family="text">
      <style:text-properties style:font-name="Times New Roman" style:font-name-asian="Times New Roman" style:font-name-complex="Times New Roman"/>
    </style:style>
    <style:style style:name="T20_114" style:family="text">
      <style:text-properties style:font-name="Times New Roman" style:font-name-asian="Times New Roman" style:font-name-complex="Times New Roman"/>
    </style:style>
    <style:style style:name="T20_115" style:family="text">
      <style:text-properties style:font-name="Times New Roman" style:font-name-asian="Times New Roman" style:font-name-complex="Times New Roman"/>
    </style:style>
    <style:style style:name="T20_116" style:family="text">
      <style:text-properties style:font-name="Times New Roman" style:font-name-asian="Times New Roman" style:font-name-complex="Times New Roman"/>
    </style:style>
    <style:style style:name="T20_117" style:family="text">
      <style:text-properties style:font-name="Times New Roman" style:font-name-asian="Times New Roman" style:font-name-complex="Times New Roman"/>
    </style:style>
    <style:style style:name="T20_118" style:family="text">
      <style:text-properties style:font-name="Times New Roman" style:font-name-asian="Times New Roman" style:font-name-complex="Times New Roman"/>
    </style:style>
    <style:style style:name="T20_119" style:family="text">
      <style:text-properties style:font-name="Times New Roman" style:font-name-asian="Times New Roman" style:font-name-complex="Times New Roman"/>
    </style:style>
    <style:style style:name="T20_120" style:family="text">
      <style:text-properties style:font-name="Times New Roman" style:font-name-asian="Times New Roman" style:font-name-complex="Times New Roman"/>
    </style:style>
    <style:style style:name="T20_121" style:family="text">
      <style:text-properties style:font-name="Times New Roman" style:font-name-asian="Times New Roman" style:font-name-complex="Times New Roman"/>
    </style:style>
    <style:style style:name="T20_122" style:family="text">
      <style:text-properties style:font-name="Times New Roman" style:font-name-asian="Times New Roman" style:font-name-complex="Times New Roman"/>
    </style:style>
    <style:style style:name="T20_123" style:family="text">
      <style:text-properties style:font-name="Times New Roman" style:font-name-asian="Times New Roman" style:font-name-complex="Times New Roman"/>
    </style:style>
    <style:style style:name="T20_124" style:family="text">
      <style:text-properties style:font-name="Times New Roman" style:font-name-asian="Times New Roman" style:font-name-complex="Times New Roman"/>
    </style:style>
    <style:style style:name="T20_125" style:family="text">
      <style:text-properties style:font-name="Times New Roman" style:font-name-asian="Times New Roman" style:font-name-complex="Times New Roman"/>
    </style:style>
    <style:style style:name="T20_126" style:family="text">
      <style:text-properties style:font-name="Times New Roman" style:font-name-asian="Times New Roman" style:font-name-complex="Times New Roman"/>
    </style:style>
    <style:style style:name="T20_127" style:family="text">
      <style:text-properties style:font-name="Times New Roman" style:font-name-asian="Times New Roman" style:font-name-complex="Times New Roman"/>
    </style:style>
    <style:style style:name="T20_128" style:family="text">
      <style:text-properties style:font-name="Times New Roman" style:font-name-asian="Times New Roman" style:font-name-complex="Times New Roman"/>
    </style:style>
    <style:style style:name="T20_129" style:family="text">
      <style:text-properties style:font-name="Times New Roman" style:font-name-asian="Times New Roman" style:font-name-complex="Times New Roman"/>
    </style:style>
    <style:style style:name="T20_130" style:family="text">
      <style:text-properties style:font-name="Times New Roman" style:font-name-asian="Times New Roman" style:font-name-complex="Times New Roman"/>
    </style:style>
    <style:style style:name="T20_131" style:family="text">
      <style:text-properties style:font-name="Times New Roman" style:font-name-asian="Times New Roman" style:font-name-complex="Times New Roman"/>
    </style:style>
    <style:style style:name="T20_132" style:family="text">
      <style:text-properties style:font-name="Times New Roman" style:font-name-asian="Times New Roman" style:font-name-complex="Times New Roman"/>
    </style:style>
    <style:style style:name="T20_133" style:family="text">
      <style:text-properties style:font-name="Times New Roman" style:font-name-asian="Times New Roman" style:font-name-complex="Times New Roman"/>
    </style:style>
    <style:style style:name="T20_134" style:family="text">
      <style:text-properties style:font-name="Times New Roman" style:font-name-asian="Times New Roman" style:font-name-complex="Times New Roman"/>
    </style:style>
    <style:style style:name="T20_135" style:family="text">
      <style:text-properties style:font-name="Times New Roman" style:font-name-asian="Times New Roman" style:font-name-complex="Times New Roman"/>
    </style:style>
    <style:style style:name="T20_136" style:family="text">
      <style:text-properties style:font-name="Times New Roman" style:font-name-asian="Times New Roman" style:font-name-complex="Times New Roman"/>
    </style:style>
    <style:style style:name="T20_137" style:family="text">
      <style:text-properties style:font-name="Times New Roman" style:font-name-asian="Times New Roman" style:font-name-complex="Times New Roman"/>
    </style:style>
    <style:style style:name="T20_138" style:family="text">
      <style:text-properties style:font-name="Times New Roman" style:font-name-asian="Times New Roman" style:font-name-complex="Times New Roman"/>
    </style:style>
    <style:style style:name="T20_139" style:family="text">
      <style:text-properties style:font-name="Times New Roman" style:font-name-asian="Times New Roman" style:font-name-complex="Times New Roman"/>
    </style:style>
    <style:style style:name="T20_140" style:family="text">
      <style:text-properties style:font-name="Times New Roman" style:font-name-asian="Times New Roman" style:font-name-complex="Times New Roman"/>
    </style:style>
    <style:style style:name="T20_141" style:family="text">
      <style:text-properties style:font-name="Times New Roman" style:font-name-asian="Times New Roman" style:font-name-complex="Times New Roman"/>
    </style:style>
    <style:style style:name="T20_142" style:family="text">
      <style:text-properties style:font-name="Times New Roman" style:font-name-asian="Times New Roman" style:font-name-complex="Times New Roman"/>
    </style:style>
    <style:style style:name="T20_143" style:family="text">
      <style:text-properties style:font-name="Times New Roman" style:font-name-asian="Times New Roman" style:font-name-complex="Times New Roman"/>
    </style:style>
    <style:style style:name="T20_144" style:family="text">
      <style:text-properties style:font-name="Times New Roman" style:font-name-asian="Times New Roman" style:font-name-complex="Times New Roman"/>
    </style:style>
    <style:style style:name="T20_145" style:family="text">
      <style:text-properties style:font-name="Times New Roman" style:font-name-asian="Times New Roman" style:font-name-complex="Times New Roman"/>
    </style:style>
    <style:style style:name="T20_146" style:family="text">
      <style:text-properties style:font-name="Times New Roman" style:font-name-asian="Times New Roman" style:font-name-complex="Times New Roman"/>
    </style:style>
    <style:style style:name="T20_147" style:family="text">
      <style:text-properties style:font-name="Times New Roman" style:font-name-asian="Times New Roman" style:font-name-complex="Times New Roman"/>
    </style:style>
    <style:style style:name="T20_148" style:family="text">
      <style:text-properties style:font-name="Times New Roman" style:font-name-asian="Times New Roman" style:font-name-complex="Times New Roman"/>
    </style:style>
    <style:style style:name="T20_149" style:family="text">
      <style:text-properties style:font-name="Times New Roman" style:font-name-asian="Times New Roman" style:font-name-complex="Times New Roman"/>
    </style:style>
    <style:style style:name="T20_150" style:family="text">
      <style:text-properties style:font-name="Times New Roman" style:font-name-asian="Times New Roman" style:font-name-complex="Times New Roman"/>
    </style:style>
    <style:style style:name="T20_151" style:family="text">
      <style:text-properties style:font-name="Times New Roman" style:font-name-asian="Times New Roman" style:font-name-complex="Times New Roman"/>
    </style:style>
    <style:style style:name="T20_152" style:family="text">
      <style:text-properties style:font-name="Times New Roman" style:font-name-asian="Times New Roman" style:font-name-complex="Times New Roman"/>
    </style:style>
    <style:style style:name="T20_153" style:family="text">
      <style:text-properties style:font-name="Times New Roman" style:font-name-asian="Times New Roman" style:font-name-complex="Times New Roman"/>
    </style:style>
    <style:style style:name="T20_154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text-indent="1.251cm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3_1" style:family="text"/>
    <style:style style:name="T23_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3" style:family="text"/>
    <style:style style:name="T23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5" style:family="text"/>
    <style:style style:name="T23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7" style:family="text"/>
    <style:style style:name="T23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9" style:family="text"/>
    <style:style style:name="T23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11" style:family="text"/>
    <style:style style:name="T23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13" style:family="text"/>
    <style:style style:name="T23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15" style:family="text"/>
    <style:style style:name="T23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17" style:family="text"/>
    <style:style style:name="T23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19" style:family="text"/>
    <style:style style:name="T23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21" style:family="text"/>
    <style:style style:name="T23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23" style:family="text"/>
    <style:style style:name="T23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25" style:family="text"/>
    <style:style style:name="T23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27" style:family="text"/>
    <style:style style:name="T23_2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29" style:family="text"/>
    <style:style style:name="T23_3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31" style:family="text"/>
    <style:style style:name="T23_3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33" style:family="text"/>
    <style:style style:name="T23_3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3_35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/>
    <style:style style:name="T24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5" style:family="text"/>
    <style:style style:name="T24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7" style:family="text"/>
    <style:style style:name="T24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9" style:family="text"/>
    <style:style style:name="T24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11" style:family="text"/>
    <style:style style:name="T24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13" style:family="text"/>
    <style:style style:name="T24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15" style:family="text"/>
    <style:style style:name="T24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17" style:family="text"/>
    <style:style style:name="T24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19" style:family="text"/>
    <style:style style:name="T24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21" style:family="text"/>
    <style:style style:name="T24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23" style:family="text"/>
    <style:style style:name="T24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25" style:family="text"/>
    <style:style style:name="T24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P25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P26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6_1" style:family="text"/>
    <style:style style:name="T26_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23" style:family="text"/>
    <style:style style:name="T26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25" style:family="text"/>
    <style:style style:name="T26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27" style:family="text"/>
    <style:style style:name="T26_2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29" style:family="text"/>
    <style:style style:name="T26_3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1" style:family="text"/>
    <style:style style:name="T26_3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3" style:family="text"/>
    <style:style style:name="T26_3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5" style:family="text"/>
    <style:style style:name="T26_3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7" style:family="text"/>
    <style:style style:name="T26_3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39" style:family="text"/>
    <style:style style:name="T26_4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41" style:family="text"/>
    <style:style style:name="T26_4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43" style:family="text"/>
    <style:style style:name="T26_4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45" style:family="text"/>
    <style:style style:name="T26_4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47" style:family="text"/>
    <style:style style:name="T26_4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49" style:family="text"/>
    <style:style style:name="T26_5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1" style:family="text"/>
    <style:style style:name="T26_5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3" style:family="text"/>
    <style:style style:name="T26_5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5" style:family="text"/>
    <style:style style:name="T26_5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7" style:family="text"/>
    <style:style style:name="T26_5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6_59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/>
    <style:style style:name="T27_5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6" style:family="text"/>
    <style:style style:name="T27_7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8" style:family="text"/>
    <style:style style:name="T27_9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10" style:family="text"/>
    <style:style style:name="T27_11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12" style:family="text"/>
    <style:style style:name="T27_13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14" style:family="text"/>
    <style:style style:name="T27_15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16" style:family="text"/>
    <style:style style:name="T27_17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18" style:family="text"/>
    <style:style style:name="T27_19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20" style:family="text"/>
    <style:style style:name="T27_21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7_22" style:family="text"/>
    <style:style style:name="T27_23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1.251cm" fo:line-height="115%" fo:margin-bottom="0cm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29_1" style:family="text"/>
    <style:style style:name="T29_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5" style:family="text"/>
    <style:style style:name="T29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7" style:family="text"/>
    <style:style style:name="T29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9" style:family="text"/>
    <style:style style:name="T29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11" style:family="text"/>
    <style:style style:name="T29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13" style:family="text"/>
    <style:style style:name="T29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15" style:family="text"/>
    <style:style style:name="T29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17" style:family="text"/>
    <style:style style:name="T29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19" style:family="text"/>
    <style:style style:name="T29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21" style:family="text"/>
    <style:style style:name="T29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23" style:family="text"/>
    <style:style style:name="T29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25" style:family="text"/>
    <style:style style:name="T29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27" style:family="text"/>
    <style:style style:name="T29_2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29" style:family="text"/>
    <style:style style:name="T29_3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1" style:family="text"/>
    <style:style style:name="T29_3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3" style:family="text"/>
    <style:style style:name="T29_3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5" style:family="text"/>
    <style:style style:name="T29_3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7" style:family="text"/>
    <style:style style:name="T29_3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39" style:family="text"/>
    <style:style style:name="T29_4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41" style:family="text"/>
    <style:style style:name="T29_4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43" style:family="text"/>
    <style:style style:name="T29_4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45" style:family="text"/>
    <style:style style:name="T29_4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47" style:family="text"/>
    <style:style style:name="T29_4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49" style:family="text"/>
    <style:style style:name="T29_5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29_51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text-indent="1.251cm" fo:line-height="115%" fo:margin-bottom="0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/>
    <style:style style:name="T30_5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6" style:family="text"/>
    <style:style style:name="T30_7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8" style:family="text"/>
    <style:style style:name="T30_9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10" style:family="text"/>
    <style:style style:name="T30_11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12" style:family="text"/>
    <style:style style:name="T30_13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14" style:family="text"/>
    <style:style style:name="T30_15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16" style:family="text"/>
    <style:style style:name="T30_17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18" style:family="text"/>
    <style:style style:name="T30_19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20" style:family="text"/>
    <style:style style:name="T30_21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22" style:family="text"/>
    <style:style style:name="T30_23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24" style:family="text"/>
    <style:style style:name="T30_25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26" style:family="text"/>
    <style:style style:name="T30_27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0_28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text-align="justify" fo:break-before="auto" fo:text-indent="1.251cm" fo:line-height="115%" fo:margin-bottom="0cm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text-indent="1.251cm" fo:line-height="115%" fo:margin-bottom="0cm" style:writing-mode="lr-tb"/>
    </style:style>
    <style:style style:name="T32_1" style:family="text"/>
    <style:style style:name="T32_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" style:family="text"/>
    <style:style style:name="T32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7" style:family="text"/>
    <style:style style:name="T32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9" style:family="text"/>
    <style:style style:name="T32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11" style:family="text"/>
    <style:style style:name="T32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13" style:family="text"/>
    <style:style style:name="T32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15" style:family="text"/>
    <style:style style:name="T32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17" style:family="text"/>
    <style:style style:name="T32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19" style:family="text"/>
    <style:style style:name="T32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21" style:family="text"/>
    <style:style style:name="T32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23" style:family="text"/>
    <style:style style:name="T32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25" style:family="text"/>
    <style:style style:name="T32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27" style:family="text"/>
    <style:style style:name="T32_2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29" style:family="text"/>
    <style:style style:name="T32_3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1" style:family="text"/>
    <style:style style:name="T32_3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3" style:family="text"/>
    <style:style style:name="T32_3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5" style:family="text"/>
    <style:style style:name="T32_3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7" style:family="text"/>
    <style:style style:name="T32_3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39" style:family="text"/>
    <style:style style:name="T32_4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41" style:family="text"/>
    <style:style style:name="T32_4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43" style:family="text"/>
    <style:style style:name="T32_4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45" style:family="text"/>
    <style:style style:name="T32_4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47" style:family="text"/>
    <style:style style:name="T32_4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49" style:family="text"/>
    <style:style style:name="T32_5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1" style:family="text"/>
    <style:style style:name="T32_5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3" style:family="text"/>
    <style:style style:name="T32_5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5" style:family="text"/>
    <style:style style:name="T32_5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7" style:family="text"/>
    <style:style style:name="T32_5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59" style:family="text"/>
    <style:style style:name="T32_6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61" style:family="text"/>
    <style:style style:name="T32_6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2_63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text-indent="1.251cm" fo:line-height="115%" fo:margin-bottom="0cm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/>
    <style:style style:name="T33_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11" style:family="text"/>
    <style:style style:name="T33_1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13" style:family="text"/>
    <style:style style:name="T33_1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15" style:family="text"/>
    <style:style style:name="T33_1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17" style:family="text"/>
    <style:style style:name="T33_1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19" style:family="text"/>
    <style:style style:name="T33_2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21" style:family="text"/>
    <style:style style:name="T33_22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23" style:family="text"/>
    <style:style style:name="T33_24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25" style:family="text"/>
    <style:style style:name="T33_26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27" style:family="text"/>
    <style:style style:name="T33_28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29" style:family="text"/>
    <style:style style:name="T33_30" style:family="text">
      <style:text-properties fo:color="#0000ff" style:font-name="Times New Roman" style:font-name-asian="Times New Roman" style:font-name-complex="Times New Roman" style:text-underline-style="solid" style:text-underline-color="font-color"/>
    </style:style>
    <style:style style:name="T33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Mały</text:span><text:span text:style-name="T1_2"><text:s/></text:span><text:span text:style-name="T1_3">bestiariusz</text:span><text:span text:style-name="T1_4"><text:s/></text:span><text:span text:style-name="T1_5">słowiański</text:span><text:span text:style-name="T1_6">:<text:s/></text:span><text:span text:style-name="T1_7">Południca</text:span></text:p>
      <text:p text:style-name="P2"><text:span text:style-name="T2_1">Gray</text:span><text:span text:style-name="T2_2"><text:s/></text:span><text:span text:style-name="T2_3">Picture</text:span></text:p>
      <text:p text:style-name="P3"><text:span text:style-name="T3_1">Południca</text:span><text:span text:style-name="T3_2"><text:s/></text:span><text:span text:style-name="T3_3">jest</text:span><text:span text:style-name="T3_4"><text:s/></text:span><text:span text:style-name="T3_5">jednym</text:span><text:span text:style-name="T3_6"><text:s/></text:span><text:span text:style-name="T3_7">z</text:span><text:span text:style-name="T3_8"><text:s/></text:span><text:span text:style-name="T3_9">najbardziej</text:span><text:span text:style-name="T3_10"><text:s/></text:span><text:span text:style-name="T3_11">rozpoznawanych</text:span><text:span text:style-name="T3_12"><text:s/></text:span><text:span text:style-name="T3_13">potworów</text:span><text:span text:style-name="T3_14"><text:s/></text:span><text:span text:style-name="T3_15">słowiańskiej</text:span><text:span text:style-name="T3_16"><text:s/></text:span><text:span text:style-name="T3_17">mitologii</text:span><text:span text:style-name="T3_18">.<text:s/></text:span><text:span text:style-name="T3_19">Mimo</text:span><text:span text:style-name="T3_20"><text:s/></text:span><text:span text:style-name="T3_21">upływu</text:span><text:span text:style-name="T3_22"><text:s/></text:span><text:span text:style-name="T3_23">lat</text:span><text:span text:style-name="T3_24">,<text:s/></text:span><text:span text:style-name="T3_25">pamięć</text:span><text:span text:style-name="T3_26"><text:s/></text:span><text:span text:style-name="T3_27">o</text:span><text:span text:style-name="T3_28"><text:s/></text:span><text:span text:style-name="T3_29">tym</text:span><text:span text:style-name="T3_30"><text:s/></text:span><text:span text:style-name="T3_31">demonie</text:span><text:span text:style-name="T3_32"><text:s/></text:span><text:span text:style-name="T3_33">nie</text:span><text:span text:style-name="T3_34"><text:s/></text:span><text:span text:style-name="T3_35">zamarła</text:span><text:span text:style-name="T3_36">,<text:s/></text:span><text:span text:style-name="T3_37">o</text:span><text:span text:style-name="T3_38"><text:s/></text:span><text:span text:style-name="T3_39">czym</text:span><text:span text:style-name="T3_40"><text:s/></text:span><text:span text:style-name="T3_41">świadczyć</text:span><text:span text:style-name="T3_42"><text:s/></text:span><text:span text:style-name="T3_43">mogą</text:span><text:span text:style-name="T3_44"><text:s/></text:span><text:span text:style-name="T3_45">liczne</text:span><text:span text:style-name="T3_46"><text:s/></text:span><text:span text:style-name="T3_47">nawiązania</text:span><text:span text:style-name="T3_48"><text:s/></text:span><text:span text:style-name="T3_49">w</text:span><text:span text:style-name="T3_50"><text:s/></text:span><text:span text:style-name="T3_51">książkach</text:span><text:span text:style-name="T3_52"><text:s/></text:span><text:span text:style-name="T3_53">czy</text:span><text:span text:style-name="T3_54"><text:s/></text:span><text:span text:style-name="T3_55">grach</text:span><text:span text:style-name="T3_56">.<text:s/></text:span><text:span text:style-name="T3_57">W</text:span><text:span text:style-name="T3_58"><text:s/></text:span><text:span text:style-name="T3_59">pierwszym</text:span><text:span text:style-name="T3_60"><text:s/>„</text:span><text:span text:style-name="T3_61">Małym</text:span><text:span text:style-name="T3_62"><text:s/></text:span><text:span text:style-name="T3_63">bestiariuszu</text:span><text:span text:style-name="T3_64"><text:s/></text:span><text:span text:style-name="T3_65">słowiańskim</text:span><text:span text:style-name="T3_66">”<text:s/></text:span><text:span text:style-name="T3_67">postaram</text:span><text:span text:style-name="T3_68"><text:s/></text:span><text:span text:style-name="T3_69">się</text:span><text:span text:style-name="T3_70"><text:s/></text:span><text:span text:style-name="T3_71">trochę</text:span><text:span text:style-name="T3_72"><text:s/></text:span><text:span text:style-name="T3_73">przybliżyć</text:span><text:span text:style-name="T3_74"><text:s/></text:span><text:span text:style-name="T3_75">wizerunek</text:span><text:span text:style-name="T3_76"><text:s/></text:span><text:span text:style-name="T3_77">południcy</text:span><text:span text:style-name="T3_78">.</text:span></text:p>
      <text:p text:style-name="P4"><text:span text:style-name="T4_1">Kto</text:span><text:span text:style-name="T4_2"><text:s/></text:span><text:span text:style-name="T4_3">był</text:span><text:span text:style-name="T4_4"><text:s/></text:span><text:span text:style-name="T4_5">narażony</text:span><text:span text:style-name="T4_6"><text:s/></text:span><text:span text:style-name="T4_7">na</text:span><text:span text:style-name="T4_8"><text:s/></text:span><text:span text:style-name="T4_9">atak</text:span><text:span text:style-name="T4_10"><text:s/></text:span><text:span text:style-name="T4_11">południcy</text:span><text:span text:style-name="T4_12">?</text:span></text:p>
      <text:p text:style-name="P5"><text:span text:style-name="T5_1">Nieistotne</text:span><text:span text:style-name="T5_2">,<text:s/></text:span><text:span text:style-name="T5_3">czy</text:span><text:span text:style-name="T5_4"><text:s/></text:span><text:span text:style-name="T5_5">nazywano</text:span><text:span text:style-name="T5_6"><text:s/></text:span><text:span text:style-name="T5_7">ją</text:span><text:span text:style-name="T5_8"><text:s/></text:span><text:span text:style-name="T5_9">południcą</text:span><text:span text:style-name="T5_10">,<text:s/></text:span><text:span text:style-name="T5_11">żytnią</text:span><text:span text:style-name="T5_12">,<text:s/></text:span><text:span text:style-name="T5_13">diabłem</text:span><text:span text:style-name="T5_14"><text:s/></text:span><text:span text:style-name="T5_15">południowym</text:span><text:span text:style-name="T5_16">,<text:s/></text:span><text:span text:style-name="T5_17">babą</text:span><text:span text:style-name="T5_18"><text:s/></text:span><text:span text:style-name="T5_19">o</text:span><text:span text:style-name="T5_20"><text:s/></text:span><text:span text:style-name="T5_21">żelaznych</text:span><text:span text:style-name="T5_22"><text:s/></text:span><text:span text:style-name="T5_23">zębach</text:span><text:span text:style-name="T5_24">,<text:s text:c="2"/></text:span><text:span text:style-name="T5_25">rusałką</text:span><text:span text:style-name="T5_26"><text:s/></text:span><text:span text:style-name="T5_27">polną</text:span><text:span text:style-name="T5_28">,<text:s/></text:span><text:span text:style-name="T5_29">przypołudnicą</text:span><text:span text:style-name="T5_30"><text:s/></text:span><text:span text:style-name="T5_31">czy</text:span><text:span text:style-name="T5_32"><text:s/></text:span><text:span text:style-name="T5_33">rżaną</text:span><text:span text:style-name="T5_34"><text:s/></text:span><text:span text:style-name="T5_35">babą</text:span><text:span text:style-name="T5_36">,<text:s/></text:span><text:span text:style-name="T5_37">spotkanie</text:span><text:span text:style-name="T5_38"><text:s/></text:span><text:span text:style-name="T5_39">z</text:span><text:span text:style-name="T5_40"><text:s/></text:span><text:span text:style-name="T5_41">tym</text:span><text:span text:style-name="T5_42"><text:s/></text:span><text:span text:style-name="T5_43">kobiecym</text:span><text:span text:style-name="T5_44"><text:s/></text:span><text:span text:style-name="T5_45">demonem</text:span><text:span text:style-name="T5_46"><text:s/></text:span><text:span text:style-name="T5_47">nie</text:span><text:span text:style-name="T5_48"><text:s/></text:span><text:span text:style-name="T5_49">należało</text:span><text:span text:style-name="T5_50"><text:s/></text:span><text:span text:style-name="T5_51">do</text:span><text:span text:style-name="T5_52"><text:s/></text:span><text:span text:style-name="T5_53">najprzyjemniejszych</text:span><text:span text:style-name="T5_54">.<text:s/></text:span><text:span text:style-name="T5_55">Na</text:span><text:span text:style-name="T5_56"><text:s/></text:span><text:span text:style-name="T5_57">swoje</text:span><text:span text:style-name="T5_58"><text:s/></text:span><text:span text:style-name="T5_59">ofiary</text:span><text:span text:style-name="T5_60"><text:s/></text:span><text:span text:style-name="T5_61">wybierała</text:span><text:span text:style-name="T5_62"><text:s/></text:span><text:span text:style-name="T5_63">tych</text:span><text:span text:style-name="T5_64">,<text:s/></text:span><text:span text:style-name="T5_65">który</text:span><text:span text:style-name="T5_66"><text:s/></text:span><text:span text:style-name="T5_67">nie</text:span><text:span text:style-name="T5_68"><text:s/></text:span><text:span text:style-name="T5_69">grzesząc</text:span><text:span text:style-name="T5_70"><text:s/></text:span><text:span text:style-name="T5_71">zdrowym</text:span><text:span text:style-name="T5_72"><text:s/></text:span><text:span text:style-name="T5_73">rozsądkiem</text:span><text:span text:style-name="T5_74"><text:s/>(</text:span><text:span text:style-name="T5_75">i</text:span><text:span text:style-name="T5_76"><text:s/></text:span><text:span text:style-name="T5_77">odpowiednią</text:span><text:span text:style-name="T5_78"><text:s/></text:span><text:span text:style-name="T5_79">dozą</text:span><text:span text:style-name="T5_80"><text:s/></text:span><text:span text:style-name="T5_81">lenistwa</text:span><text:span text:style-name="T5_82">)<text:s/></text:span><text:span text:style-name="T5_83">wyszli</text:span><text:span text:style-name="T5_84"><text:s/></text:span><text:span text:style-name="T5_85">w</text:span><text:span text:style-name="T5_86"><text:s/></text:span><text:span text:style-name="T5_87">słoneczne</text:span><text:span text:style-name="T5_88"><text:s/></text:span><text:span text:style-name="T5_89">letnie</text:span><text:span text:style-name="T5_90"><text:s/></text:span><text:span text:style-name="T5_91">południe</text:span><text:span text:style-name="T5_92"><text:s/></text:span><text:span text:style-name="T5_93">pracować</text:span><text:span text:style-name="T5_94"><text:s/></text:span><text:span text:style-name="T5_95">w</text:span><text:span text:style-name="T5_96"><text:s/></text:span><text:span text:style-name="T5_97">polu</text:span><text:span text:style-name="T5_98"><text:s/></text:span><text:span text:style-name="T5_99">lub</text:span><text:span text:style-name="T5_100"><text:s/></text:span><text:span text:style-name="T5_101">zasnęli</text:span><text:span text:style-name="T5_102"><text:s/></text:span><text:span text:style-name="T5_103">pośród</text:span><text:span text:style-name="T5_104"><text:s/></text:span><text:span text:style-name="T5_105">zboża</text:span><text:span text:style-name="T5_106"><text:s/></text:span><text:span text:style-name="T5_107">w</text:span><text:span text:style-name="T5_108"><text:s/></text:span><text:span text:style-name="T5_109">czasie</text:span><text:span text:style-name="T5_110"><text:s/></text:span><text:span text:style-name="T5_111">żniw</text:span><text:span text:style-name="T5_112">.<text:s/></text:span><text:span text:style-name="T5_113">Na</text:span><text:span text:style-name="T5_114"><text:s/></text:span><text:span text:style-name="T5_115">atak</text:span><text:span text:style-name="T5_116"><text:s/></text:span><text:span text:style-name="T5_117">najbardziej</text:span><text:span text:style-name="T5_118"><text:s/></text:span><text:span text:style-name="T5_119">narażone</text:span><text:span text:style-name="T5_120"><text:s/></text:span><text:span text:style-name="T5_121">były</text:span><text:span text:style-name="T5_122"><text:s/></text:span><text:span text:style-name="T5_123">osoby</text:span><text:span text:style-name="T5_124"><text:s/></text:span><text:span text:style-name="T5_125">wycieńczone</text:span><text:span text:style-name="T5_126"><text:s/></text:span><text:span text:style-name="T5_127">pracą</text:span><text:span text:style-name="T5_128"><text:s/></text:span><text:span text:style-name="T5_129">i</text:span><text:span text:style-name="T5_130"><text:s/></text:span><text:span text:style-name="T5_131">pijane</text:span><text:span text:style-name="T5_132">,<text:s/></text:span><text:span text:style-name="T5_133">gdyż</text:span><text:span text:style-name="T5_134"><text:s/></text:span><text:span text:style-name="T5_135">miały</text:span><text:span text:style-name="T5_136"><text:s/></text:span><text:span text:style-name="T5_137">one</text:span><text:span text:style-name="T5_138"><text:s/></text:span><text:span text:style-name="T5_139">największą</text:span><text:span text:style-name="T5_140"><text:s/></text:span><text:span text:style-name="T5_141">szansę</text:span><text:span text:style-name="T5_142"><text:s/></text:span><text:span text:style-name="T5_143">zemdleć</text:span><text:span text:style-name="T5_144">,<text:s/></text:span><text:span text:style-name="T5_145">a</text:span><text:span text:style-name="T5_146"><text:s/></text:span><text:span text:style-name="T5_147">przez</text:span><text:span text:style-name="T5_148"><text:s/></text:span><text:span text:style-name="T5_149">to</text:span><text:span text:style-name="T5_150"><text:s/></text:span><text:span text:style-name="T5_151">nie</text:span><text:span text:style-name="T5_152"><text:s/></text:span><text:span text:style-name="T5_153">zauważyć</text:span><text:span text:style-name="T5_154"><text:s/></text:span><text:span text:style-name="T5_155">zbliżającego</text:span><text:span text:style-name="T5_156"><text:s/></text:span><text:span text:style-name="T5_157">się</text:span><text:span text:style-name="T5_158"><text:s/></text:span><text:span text:style-name="T5_159">niebezpieczeństwa</text:span><text:span text:style-name="T5_160">.<text:s/></text:span><text:span text:style-name="T5_161">Południce</text:span><text:span text:style-name="T5_162"><text:s/></text:span><text:span text:style-name="T5_163">słynęły</text:span><text:span text:style-name="T5_164"><text:s/></text:span><text:span text:style-name="T5_165">również</text:span><text:span text:style-name="T5_166"><text:s/></text:span><text:span text:style-name="T5_167">ze</text:span><text:span text:style-name="T5_168"><text:s/></text:span><text:span text:style-name="T5_169">swojej</text:span><text:span text:style-name="T5_170"><text:s/></text:span><text:span text:style-name="T5_171">niechęci</text:span><text:span text:style-name="T5_172"><text:s/></text:span><text:span text:style-name="T5_173">do</text:span><text:span text:style-name="T5_174"><text:s/></text:span><text:span text:style-name="T5_175">dzieci</text:span><text:span text:style-name="T5_176">,<text:s/></text:span><text:span text:style-name="T5_177">szczególnie</text:span><text:span text:style-name="T5_178"><text:s/></text:span><text:span text:style-name="T5_179">tych</text:span><text:span text:style-name="T5_180"><text:s/></text:span><text:span text:style-name="T5_181">nieposłusznych</text:span><text:span text:style-name="T5_182">.<text:s/></text:span><text:span text:style-name="T5_183">Podobno</text:span><text:span text:style-name="T5_184"><text:s/></text:span><text:span text:style-name="T5_185">te</text:span><text:span text:style-name="T5_186"><text:s/></text:span><text:span text:style-name="T5_187">niezbyt</text:span><text:span text:style-name="T5_188"><text:s/></text:span><text:span text:style-name="T5_189">urocze</text:span><text:span text:style-name="T5_190"><text:s/></text:span><text:span text:style-name="T5_191">stworzenia</text:span><text:span text:style-name="T5_192"><text:s/></text:span><text:span text:style-name="T5_193">szczególnie</text:span><text:span text:style-name="T5_194"><text:s/></text:span><text:span text:style-name="T5_195">upodobały</text:span><text:span text:style-name="T5_196"><text:s/></text:span><text:span text:style-name="T5_197">sobie</text:span><text:span text:style-name="T5_198"><text:s/></text:span><text:span text:style-name="T5_199">przebywanie</text:span><text:span text:style-name="T5_200"><text:s/></text:span><text:span text:style-name="T5_201">pośród</text:span><text:span text:style-name="T5_202"><text:s/></text:span><text:span text:style-name="T5_203">kłosów</text:span><text:span text:style-name="T5_204"><text:s/></text:span><text:span text:style-name="T5_205">łubinu</text:span><text:span text:style-name="T5_206">.<text:s/></text:span><text:span text:style-name="T5_207">Gdy</text:span><text:span text:style-name="T5_208"><text:s/></text:span><text:span text:style-name="T5_209">w</text:span><text:span text:style-name="T5_210"><text:s/></text:span><text:span text:style-name="T5_211">upalny</text:span><text:span text:style-name="T5_212">,<text:s/></text:span><text:span text:style-name="T5_213">bezwietrzny</text:span><text:span text:style-name="T5_214"><text:s/></text:span><text:span text:style-name="T5_215">dzień</text:span><text:span text:style-name="T5_216"><text:s/></text:span><text:span text:style-name="T5_217">niespodziewanie</text:span><text:span text:style-name="T5_218"><text:s/></text:span><text:span text:style-name="T5_219">zaczynają</text:span><text:span text:style-name="T5_220"><text:s/></text:span><text:span text:style-name="T5_221">falować</text:span><text:span text:style-name="T5_222"><text:s/></text:span><text:span text:style-name="T5_223">łany</text:span><text:span text:style-name="T5_224"><text:s/></text:span><text:span text:style-name="T5_225">zboża</text:span><text:span text:style-name="T5_226">,<text:s/></text:span><text:span text:style-name="T5_227">to</text:span><text:span text:style-name="T5_228"><text:s/></text:span><text:span text:style-name="T5_229">niezawodny</text:span><text:span text:style-name="T5_230"><text:s/></text:span><text:span text:style-name="T5_231">znak</text:span><text:span text:style-name="T5_232">,<text:s/></text:span><text:span text:style-name="T5_233">że</text:span><text:span text:style-name="T5_234"><text:s/></text:span><text:span text:style-name="T5_235">południca</text:span><text:span text:style-name="T5_236"><text:s/></text:span><text:span text:style-name="T5_237">była</text:span><text:span text:style-name="T5_238"><text:s/></text:span><text:span text:style-name="T5_239">już</text:span><text:span text:style-name="T5_240"><text:s/></text:span><text:span text:style-name="T5_241">bardzo</text:span><text:span text:style-name="T5_242"><text:s/></text:span><text:span text:style-name="T5_243">blisko</text:span><text:span text:style-name="T5_244">.<text:s/></text:span></text:p>
      <text:p text:style-name="P6"><text:span text:style-name="T6_1">W</text:span><text:span text:style-name="T6_2"><text:s/></text:span><text:span text:style-name="T6_3">jaki</text:span><text:span text:style-name="T6_4"><text:s/></text:span><text:span text:style-name="T6_5">sposób</text:span><text:span text:style-name="T6_6"><text:s/></text:span><text:span text:style-name="T6_7">zabijały</text:span><text:span text:style-name="T6_8">?</text:span></text:p>
      <text:p text:style-name="P7"><text:span text:style-name="T7_1">Tych</text:span><text:span text:style-name="T7_2">,<text:s/></text:span><text:span text:style-name="T7_3">którzy</text:span><text:span text:style-name="T7_4"><text:s/></text:span><text:span text:style-name="T7_5">mieli</text:span><text:span text:style-name="T7_6"><text:s/></text:span><text:span text:style-name="T7_7">nieszczęście</text:span><text:span text:style-name="T7_8"><text:s/></text:span><text:span text:style-name="T7_9">stać</text:span><text:span text:style-name="T7_10"><text:s/></text:span><text:span text:style-name="T7_11">się</text:span><text:span text:style-name="T7_12"><text:s/></text:span><text:span text:style-name="T7_13">celem</text:span><text:span text:style-name="T7_14"><text:s/></text:span><text:span text:style-name="T7_15">ataku</text:span><text:span text:style-name="T7_16"><text:s/></text:span><text:span text:style-name="T7_17">południowego</text:span><text:span text:style-name="T7_18"><text:s/></text:span><text:span text:style-name="T7_19">demona</text:span><text:span text:style-name="T7_20">,<text:s/></text:span><text:span text:style-name="T7_21">dotkliwie</text:span><text:span text:style-name="T7_22"><text:s/></text:span><text:span text:style-name="T7_23">parzyła</text:span><text:span text:style-name="T7_24">,<text:s/></text:span><text:span text:style-name="T7_25">łamała</text:span><text:span text:style-name="T7_26"><text:s/></text:span><text:span text:style-name="T7_27">kończyny</text:span><text:span text:style-name="T7_28">,<text:s/></text:span><text:span text:style-name="T7_29">czasem</text:span><text:span text:style-name="T7_30"><text:s/></text:span><text:span text:style-name="T7_31">też</text:span><text:span text:style-name="T7_32"><text:s/></text:span><text:span text:style-name="T7_33">okaleczała</text:span><text:span text:style-name="T7_34">,<text:s/></text:span><text:span text:style-name="T7_35">używając</text:span><text:span text:style-name="T7_36"><text:s/></text:span><text:span text:style-name="T7_37">swojego</text:span><text:span text:style-name="T7_38"><text:s/></text:span><text:span text:style-name="T7_39">sierpa</text:span><text:span text:style-name="T7_40"><text:s/></text:span><text:span text:style-name="T7_41">bądź</text:span><text:span text:style-name="T7_42"><text:s/></text:span><text:span text:style-name="T7_43">ożogu</text:span><text:span text:style-name="T7_44">.<text:s/></text:span><text:span text:style-name="T7_45">Śpiącego</text:span><text:span text:style-name="T7_46"><text:s/></text:span><text:span text:style-name="T7_47">człowieka</text:span><text:span text:style-name="T7_48"><text:s/></text:span><text:span text:style-name="T7_49">mogła</text:span><text:span text:style-name="T7_50"><text:s/></text:span><text:span text:style-name="T7_51">udusić</text:span><text:span text:style-name="T7_52"><text:s/></text:span><text:span text:style-name="T7_53">oraz</text:span><text:span text:style-name="T7_54"><text:s/></text:span><text:span text:style-name="T7_55">ukraść</text:span><text:span text:style-name="T7_56"><text:s/></text:span><text:span text:style-name="T7_57">lub</text:span><text:span text:style-name="T7_58"><text:s/></text:span><text:span text:style-name="T7_59">zwęglić</text:span><text:span text:style-name="T7_60"><text:s/></text:span><text:span text:style-name="T7_61">jego</text:span><text:span text:style-name="T7_62"><text:s/></text:span><text:span text:style-name="T7_63">serce</text:span><text:span text:style-name="T7_64">,<text:s/></text:span><text:span text:style-name="T7_65">co</text:span><text:span text:style-name="T7_66"><text:s/></text:span><text:span text:style-name="T7_67">oczywiście</text:span><text:span text:style-name="T7_68"><text:s/></text:span><text:span text:style-name="T7_69">prowadziło</text:span><text:span text:style-name="T7_70"><text:s/></text:span><text:span text:style-name="T7_71">do</text:span><text:span text:style-name="T7_72"><text:s/></text:span><text:span text:style-name="T7_73">bolesnej</text:span><text:span text:style-name="T7_74"><text:s/></text:span><text:span text:style-name="T7_75">śmierci</text:span><text:span text:style-name="T7_76">.<text:s/></text:span><text:span text:style-name="T7_77">Po</text:span><text:span text:style-name="T7_78"><text:s/></text:span><text:span text:style-name="T7_79">spotkaniu</text:span><text:span text:style-name="T7_80"><text:s/></text:span><text:span text:style-name="T7_81">z</text:span><text:span text:style-name="T7_82"><text:s/></text:span><text:span text:style-name="T7_83">nią</text:span><text:span text:style-name="T7_84"><text:s/></text:span><text:span text:style-name="T7_85">wieśniacy</text:span><text:span text:style-name="T7_86"><text:s/></text:span><text:span text:style-name="T7_87">często</text:span><text:span text:style-name="T7_88"><text:s/></text:span><text:span text:style-name="T7_89">wpadali</text:span><text:span text:style-name="T7_90"><text:s/></text:span><text:span text:style-name="T7_91">w</text:span><text:span text:style-name="T7_92"><text:s/></text:span><text:span text:style-name="T7_93">obłęd</text:span><text:span text:style-name="T7_94"><text:s/></text:span><text:span text:style-name="T7_95">lub</text:span><text:span text:style-name="T7_96"><text:s/></text:span><text:span text:style-name="T7_97">dotykały</text:span><text:span text:style-name="T7_98"><text:s/></text:span><text:span text:style-name="T7_99">ich</text:span><text:span text:style-name="T7_100"><text:s/></text:span><text:span text:style-name="T7_101">rozmaite</text:span><text:span text:style-name="T7_102"><text:s/></text:span><text:span text:style-name="T7_103">ciężkie</text:span><text:span text:style-name="T7_104"><text:s/></text:span><text:span text:style-name="T7_105">choroby</text:span><text:span text:style-name="T7_106">.<text:s/></text:span><text:span text:style-name="T7_107">Niekiedy</text:span><text:span text:style-name="T7_108"><text:s/></text:span><text:span text:style-name="T7_109">zadowalała</text:span><text:span text:style-name="T7_110"><text:s/></text:span><text:span text:style-name="T7_111">się</text:span><text:span text:style-name="T7_112"><text:s/></text:span><text:span text:style-name="T7_113">tylko</text:span><text:span text:style-name="T7_114"><text:s/></text:span><text:span text:style-name="T7_115">sprowadzaniem</text:span><text:span text:style-name="T7_116"><text:s/></text:span><text:span text:style-name="T7_117">silnych</text:span><text:span text:style-name="T7_118"><text:s/></text:span><text:span text:style-name="T7_119">bólów</text:span><text:span text:style-name="T7_120"><text:s/></text:span><text:span text:style-name="T7_121">i</text:span><text:span text:style-name="T7_122"><text:s/></text:span><text:span text:style-name="T7_123">zawrotów</text:span><text:span text:style-name="T7_124"><text:s/></text:span><text:span text:style-name="T7_125">głowy</text:span><text:span text:style-name="T7_126"><text:s/></text:span><text:span text:style-name="T7_127">oraz</text:span><text:span text:style-name="T7_128"><text:s/></text:span><text:span text:style-name="T7_129">powodowaniem</text:span><text:span text:style-name="T7_130"><text:s/></text:span><text:span text:style-name="T7_131">omdleń</text:span><text:span text:style-name="T7_132">.<text:s/></text:span><text:span text:style-name="T7_133">Niektóre</text:span><text:span text:style-name="T7_134"><text:s/></text:span><text:span text:style-name="T7_135">rżane</text:span><text:span text:style-name="T7_136"><text:s/></text:span><text:span text:style-name="T7_137">baby</text:span><text:span text:style-name="T7_138"><text:s/></text:span><text:span text:style-name="T7_139">upodobały</text:span><text:span text:style-name="T7_140"><text:s/></text:span><text:span text:style-name="T7_141">sobie</text:span><text:span text:style-name="T7_142"><text:s/></text:span><text:span text:style-name="T7_143">zadawanie</text:span><text:span text:style-name="T7_144"><text:s/></text:span><text:span text:style-name="T7_145">skomplikowanych</text:span><text:span text:style-name="T7_146">,<text:s/></text:span><text:span text:style-name="T7_147">zawiłych</text:span><text:span text:style-name="T7_148"><text:s/></text:span><text:span text:style-name="T7_149">i</text:span><text:span text:style-name="T7_150"><text:s/></text:span><text:span text:style-name="T7_151">cudacznych</text:span><text:span text:style-name="T7_152"><text:s/></text:span><text:span text:style-name="T7_153">zagadek</text:span><text:span text:style-name="T7_154">,<text:s/></text:span><text:span text:style-name="T7_155">a</text:span><text:span text:style-name="T7_156"><text:s/></text:span><text:span text:style-name="T7_157">od</text:span><text:span text:style-name="T7_158"><text:s/></text:span><text:span text:style-name="T7_159">odpowiedzi</text:span><text:span text:style-name="T7_160"><text:s/></text:span><text:span text:style-name="T7_161">na</text:span><text:span text:style-name="T7_162"><text:s/></text:span><text:span text:style-name="T7_163">nie</text:span><text:span text:style-name="T7_164"><text:s/></text:span><text:span text:style-name="T7_165">uzależniały</text:span><text:span text:style-name="T7_166"><text:s/></text:span><text:span text:style-name="T7_167">dalszy</text:span><text:span text:style-name="T7_168"><text:s/></text:span><text:span text:style-name="T7_169">los</text:span><text:span text:style-name="T7_170"><text:s/></text:span><text:span text:style-name="T7_171">ofiar</text:span><text:span text:style-name="T7_172">.<text:s/></text:span></text:p>
      <text:p text:style-name="P8"><text:span text:style-name="T8_1">Nawet</text:span><text:span text:style-name="T8_2"><text:s/></text:span><text:span text:style-name="T8_3">dzieci</text:span><text:span text:style-name="T8_4"><text:s/></text:span><text:span text:style-name="T8_5">nie</text:span><text:span text:style-name="T8_6"><text:s/></text:span><text:span text:style-name="T8_7">mogły</text:span><text:span text:style-name="T8_8"><text:s/></text:span><text:span text:style-name="T8_9">czuć</text:span><text:span text:style-name="T8_10"><text:s/></text:span><text:span text:style-name="T8_11">się</text:span><text:span text:style-name="T8_12"><text:s/></text:span><text:span text:style-name="T8_13">bezpieczne</text:span><text:span text:style-name="T8_14"><text:s/></text:span><text:span text:style-name="T8_15">w</text:span><text:span text:style-name="T8_16"><text:s/></text:span><text:span text:style-name="T8_17">pobliżu</text:span><text:span text:style-name="T8_18"><text:s/></text:span><text:span text:style-name="T8_19">południcy</text:span><text:span text:style-name="T8_20">.<text:s/></text:span><text:span text:style-name="T8_21">Niegrzeczne</text:span><text:span text:style-name="T8_22"><text:s/></text:span><text:span text:style-name="T8_23">dziatki</text:span><text:span text:style-name="T8_24"><text:s/></text:span><text:span text:style-name="T8_25">straszono</text:span><text:span text:style-name="T8_26">,<text:s/></text:span><text:span text:style-name="T8_27">że</text:span><text:span text:style-name="T8_28"><text:s/></text:span><text:span text:style-name="T8_29">przyjdzie</text:span><text:span text:style-name="T8_30"><text:s/></text:span><text:span text:style-name="T8_31">po</text:span><text:span text:style-name="T8_32"><text:s/></text:span><text:span text:style-name="T8_33">nie</text:span><text:span text:style-name="T8_34"><text:s/></text:span><text:span text:style-name="T8_35">w</text:span><text:span text:style-name="T8_36"><text:s/></text:span><text:span text:style-name="T8_37">towarzystwie</text:span><text:span text:style-name="T8_38"><text:s/></text:span><text:span text:style-name="T8_39">sfory</text:span><text:span text:style-name="T8_40"><text:s/></text:span><text:span text:style-name="T8_41">siedmiu</text:span><text:span text:style-name="T8_42"><text:s/></text:span><text:span text:style-name="T8_43">czarnych</text:span><text:span text:style-name="T8_44"><text:s/></text:span><text:span text:style-name="T8_45">psów</text:span><text:span text:style-name="T8_46"><text:s/></text:span><text:span text:style-name="T8_47">i</text:span><text:span text:style-name="T8_48"><text:s/></text:span><text:span text:style-name="T8_49">wrzuci</text:span><text:span text:style-name="T8_50"><text:s/></text:span><text:span text:style-name="T8_51">je</text:span><text:span text:style-name="T8_52"><text:s/></text:span><text:span text:style-name="T8_53">do</text:span><text:span text:style-name="T8_54"><text:s/></text:span><text:span text:style-name="T8_55">wielkiego</text:span><text:span text:style-name="T8_56">,<text:s/></text:span><text:span text:style-name="T8_57">białego</text:span><text:span text:style-name="T8_58"><text:s/></text:span><text:span text:style-name="T8_59">worka</text:span><text:span text:style-name="T8_60">,<text:s/></text:span><text:span text:style-name="T8_61">który</text:span><text:span text:style-name="T8_62"><text:s/></text:span><text:span text:style-name="T8_63">nosiła</text:span><text:span text:style-name="T8_64"><text:s/></text:span><text:span text:style-name="T8_65">na</text:span><text:span text:style-name="T8_66"><text:s/></text:span><text:span text:style-name="T8_67">swoich</text:span><text:span text:style-name="T8_68"><text:s/></text:span><text:span text:style-name="T8_69">plecach</text:span><text:span text:style-name="T8_70">,<text:s/></text:span><text:span text:style-name="T8_71">by</text:span><text:span text:style-name="T8_72"><text:s/></text:span><text:span text:style-name="T8_73">następnie</text:span><text:span text:style-name="T8_74"><text:s/></text:span><text:span text:style-name="T8_75">zakopać</text:span><text:span text:style-name="T8_76"><text:s/></text:span><text:span text:style-name="T8_77">je</text:span><text:span text:style-name="T8_78"><text:s/></text:span><text:span text:style-name="T8_79">żywcem</text:span><text:span text:style-name="T8_80"><text:s/></text:span><text:span text:style-name="T8_81">w</text:span><text:span text:style-name="T8_82"><text:s/></text:span><text:span text:style-name="T8_83">ziemi</text:span><text:span text:style-name="T8_84">.</text:span></text:p>
      <text:p text:style-name="P9"><text:span text:style-name="T9_1">Jak</text:span><text:span text:style-name="T9_2"><text:s/></text:span><text:span text:style-name="T9_3">się</text:span><text:span text:style-name="T9_4"><text:s/></text:span><text:span text:style-name="T9_5">obronić</text:span><text:span text:style-name="T9_6"><text:s/></text:span><text:span text:style-name="T9_7">przed</text:span><text:span text:style-name="T9_8"><text:s/></text:span><text:span text:style-name="T9_9">atakiem</text:span><text:span text:style-name="T9_10">?</text:span></text:p>
      <text:p text:style-name="P10"><text:span text:style-name="T10_1"><text:s/></text:span><text:span text:style-name="T10_2">Na</text:span><text:span text:style-name="T10_3"><text:s/></text:span><text:span text:style-name="T10_4">szczęście</text:span><text:span text:style-name="T10_5"><text:s/></text:span><text:span text:style-name="T10_6">dla</text:span><text:span text:style-name="T10_7"><text:s/></text:span><text:span text:style-name="T10_8">żyjących</text:span><text:span text:style-name="T10_9"><text:s/></text:span><text:span text:style-name="T10_10">z</text:span><text:span text:style-name="T10_11"><text:s/></text:span><text:span text:style-name="T10_12">uprawy</text:span><text:span text:style-name="T10_13"><text:s/></text:span><text:span text:style-name="T10_14">roli</text:span><text:span text:style-name="T10_15"><text:s/></text:span><text:span text:style-name="T10_16">wieśniaków</text:span><text:span text:style-name="T10_17">,<text:s/></text:span><text:span text:style-name="T10_18">istniał</text:span><text:span text:style-name="T10_19"><text:s/></text:span><text:span text:style-name="T10_20">na</text:span><text:span text:style-name="T10_21"><text:s/></text:span><text:span text:style-name="T10_22">to</text:span><text:span text:style-name="T10_23"><text:s/></text:span><text:span text:style-name="T10_24">niebywale</text:span><text:span text:style-name="T10_25"><text:s/></text:span><text:span text:style-name="T10_26">prosty</text:span><text:span text:style-name="T10_27"><text:s/></text:span><text:span text:style-name="T10_28">sposób</text:span><text:span text:style-name="T10_29">.<text:s/></text:span><text:span text:style-name="T10_30">Wystarczyło</text:span><text:span text:style-name="T10_31"><text:s/></text:span><text:span text:style-name="T10_32">tylko</text:span><text:span text:style-name="T10_33"><text:s/></text:span><text:span text:style-name="T10_34">unikać</text:span><text:span text:style-name="T10_35"><text:s/></text:span><text:span text:style-name="T10_36">ciężkiej</text:span><text:span text:style-name="T10_37"><text:s/></text:span><text:span text:style-name="T10_38">pracy</text:span><text:span text:style-name="T10_39"><text:s/></text:span><text:span text:style-name="T10_40">na</text:span><text:span text:style-name="T10_41"><text:s/></text:span><text:span text:style-name="T10_42">roli</text:span><text:span text:style-name="T10_43"><text:s/></text:span><text:span text:style-name="T10_44">w</text:span><text:span text:style-name="T10_45"><text:s/></text:span><text:span text:style-name="T10_46">letnie</text:span><text:span text:style-name="T10_47"><text:s/></text:span><text:span text:style-name="T10_48">południa</text:span><text:span text:style-name="T10_49">,<text:s/></text:span><text:span text:style-name="T10_50">zostając</text:span><text:span text:style-name="T10_51"><text:s/></text:span><text:span text:style-name="T10_52">w</text:span><text:span text:style-name="T10_53"><text:s/></text:span><text:span text:style-name="T10_54">domu</text:span><text:span text:style-name="T10_55"><text:s/></text:span><text:span text:style-name="T10_56">albo</text:span><text:span text:style-name="T10_57"><text:s/></text:span><text:span text:style-name="T10_58">idąc</text:span><text:span text:style-name="T10_59"><text:s/></text:span><text:span text:style-name="T10_60">schować</text:span><text:span text:style-name="T10_61"><text:s/></text:span><text:span text:style-name="T10_62">się</text:span><text:span text:style-name="T10_63"><text:s/></text:span><text:span text:style-name="T10_64">przed</text:span><text:span text:style-name="T10_65"><text:s/></text:span><text:span text:style-name="T10_66">słońcem</text:span><text:span text:style-name="T10_67">,<text:s/></text:span><text:span text:style-name="T10_68">gdyż</text:span><text:span text:style-name="T10_69"><text:s/></text:span><text:span text:style-name="T10_70">zgubne</text:span><text:span text:style-name="T10_71"><text:s/></text:span><text:span text:style-name="T10_72">moce</text:span><text:span text:style-name="T10_73"><text:s/></text:span><text:span text:style-name="T10_74">południc</text:span><text:span text:style-name="T10_75"><text:s/></text:span><text:span text:style-name="T10_76">nie</text:span><text:span text:style-name="T10_77"><text:s/></text:span><text:span text:style-name="T10_78">działały</text:span><text:span text:style-name="T10_79"><text:s/></text:span><text:span text:style-name="T10_80">w</text:span><text:span text:style-name="T10_81"><text:s/></text:span><text:span text:style-name="T10_82">cieniu</text:span><text:span text:style-name="T10_83">.<text:s/></text:span><text:span text:style-name="T10_84">Gdy</text:span><text:span text:style-name="T10_85"><text:s/></text:span><text:span text:style-name="T10_86">religia</text:span><text:span text:style-name="T10_87"><text:s/></text:span><text:span text:style-name="T10_88">chrześcijańska</text:span><text:span text:style-name="T10_89"><text:s/></text:span><text:span text:style-name="T10_90">wyparła</text:span><text:span text:style-name="T10_91"><text:s/></text:span><text:span text:style-name="T10_92">rdzenne</text:span><text:span text:style-name="T10_93"><text:s/></text:span><text:span text:style-name="T10_94">wierzenia</text:span><text:span text:style-name="T10_95"><text:s/></text:span><text:span text:style-name="T10_96">Słowian</text:span><text:span text:style-name="T10_97">,<text:s/></text:span><text:span text:style-name="T10_98">zaczęto</text:span><text:span text:style-name="T10_99"><text:s/></text:span><text:span text:style-name="T10_100">wierzyć</text:span><text:span text:style-name="T10_101">,<text:s/></text:span><text:span text:style-name="T10_102">iż</text:span><text:span text:style-name="T10_103"><text:s/></text:span><text:span text:style-name="T10_104">tego</text:span><text:span text:style-name="T10_105"><text:s/></text:span><text:span text:style-name="T10_106">demona</text:span><text:span text:style-name="T10_107"><text:s/></text:span><text:span text:style-name="T10_108">można</text:span><text:span text:style-name="T10_109"><text:s/></text:span><text:span text:style-name="T10_110">odegnać</text:span><text:span text:style-name="T10_111"><text:s/></text:span><text:span text:style-name="T10_112">na</text:span><text:span text:style-name="T10_113"><text:s/></text:span><text:span text:style-name="T10_114">inne</text:span><text:span text:style-name="T10_115"><text:s/></text:span><text:span text:style-name="T10_116">sposoby</text:span><text:span text:style-name="T10_117">,<text:s/></text:span><text:span text:style-name="T10_118">mianowicie</text:span><text:span text:style-name="T10_119"><text:s/></text:span><text:span text:style-name="T10_120">wystarczyło</text:span><text:span text:style-name="T10_121"><text:s/></text:span><text:span text:style-name="T10_122">tylko</text:span><text:span text:style-name="T10_123"><text:s/></text:span><text:span text:style-name="T10_124">pomodlić</text:span><text:span text:style-name="T10_125"><text:s/></text:span><text:span text:style-name="T10_126">się</text:span><text:span text:style-name="T10_127">,<text:s/></text:span><text:span text:style-name="T10_128">uczynić</text:span><text:span text:style-name="T10_129"><text:s/></text:span><text:span text:style-name="T10_130">znak</text:span><text:span text:style-name="T10_131"><text:s/></text:span><text:span text:style-name="T10_132">krzyża</text:span><text:span text:style-name="T10_133">,<text:s/></text:span><text:span text:style-name="T10_134">a</text:span><text:span text:style-name="T10_135"><text:s/></text:span><text:span text:style-name="T10_136">po</text:span><text:span text:style-name="T10_137"><text:s/></text:span><text:span text:style-name="T10_138">owych</text:span><text:span text:style-name="T10_139"><text:s/></text:span><text:span text:style-name="T10_140">zabiegach</text:span><text:span text:style-name="T10_141"><text:s/></text:span><text:span text:style-name="T10_142">żytnia</text:span><text:span text:style-name="T10_143"><text:s/></text:span><text:span text:style-name="T10_144">miała</text:span><text:span text:style-name="T10_145"><text:s/></text:span><text:span text:style-name="T10_146">się</text:span><text:span text:style-name="T10_147"><text:s/></text:span><text:span text:style-name="T10_148">natychmiast</text:span><text:span text:style-name="T10_149"><text:s/></text:span><text:span text:style-name="T10_150">rozpływać</text:span><text:span text:style-name="T10_151"><text:s/></text:span><text:span text:style-name="T10_152">w</text:span><text:span text:style-name="T10_153"><text:s/></text:span><text:span text:style-name="T10_154">powietrzu</text:span><text:span text:style-name="T10_155">.<text:s/></text:span><text:span text:style-name="T10_156">Można</text:span><text:span text:style-name="T10_157"><text:s/></text:span><text:span text:style-name="T10_158">było</text:span><text:span text:style-name="T10_159"><text:s/></text:span><text:span text:style-name="T10_160">też</text:span><text:span text:style-name="T10_161"><text:s/></text:span><text:span text:style-name="T10_162">poprosić</text:span><text:span text:style-name="T10_163"><text:s/></text:span><text:span text:style-name="T10_164">duchownego</text:span><text:span text:style-name="T10_165">,<text:s/></text:span><text:span text:style-name="T10_166">żeby</text:span><text:span text:style-name="T10_167"><text:s/></text:span><text:span text:style-name="T10_168">ten</text:span><text:span text:style-name="T10_169"><text:s/></text:span><text:span text:style-name="T10_170">pokropił</text:span><text:span text:style-name="T10_171"><text:s/></text:span><text:span text:style-name="T10_172">wodą</text:span><text:span text:style-name="T10_173"><text:s/></text:span><text:span text:style-name="T10_174">święconą</text:span><text:span text:style-name="T10_175"><text:s/></text:span><text:span text:style-name="T10_176">pola</text:span><text:span text:style-name="T10_177">,<text:s/></text:span><text:span text:style-name="T10_178">dzięki</text:span><text:span text:style-name="T10_179"><text:s/></text:span><text:span text:style-name="T10_180">czemu</text:span><text:span text:style-name="T10_181"><text:s/></text:span><text:span text:style-name="T10_182">wszelkie</text:span><text:span text:style-name="T10_183"><text:s/></text:span><text:span text:style-name="T10_184">demony</text:span><text:span text:style-name="T10_185"><text:s/></text:span><text:span text:style-name="T10_186">przestawały</text:span><text:span text:style-name="T10_187"><text:s/></text:span><text:span text:style-name="T10_188">pojawiać</text:span><text:span text:style-name="T10_189"><text:s/></text:span><text:span text:style-name="T10_190">się</text:span><text:span text:style-name="T10_191"><text:s/></text:span><text:span text:style-name="T10_192">na</text:span><text:span text:style-name="T10_193"><text:s/></text:span><text:span text:style-name="T10_194">nich</text:span><text:span text:style-name="T10_195">.</text:span></text:p>
      <text:p text:style-name="P11"><text:span text:style-name="T11_1">Jak</text:span><text:span text:style-name="T11_2"><text:s/></text:span><text:span text:style-name="T11_3">wyglądały</text:span><text:span text:style-name="T11_4">?</text:span></text:p>
      <text:p text:style-name="P12"><text:span text:style-name="T12_1"><text:s/></text:span><text:span text:style-name="T12_2">Na</text:span><text:span text:style-name="T12_3"><text:s/></text:span><text:span text:style-name="T12_4">różne</text:span><text:span text:style-name="T12_5"><text:s/></text:span><text:span text:style-name="T12_6">sposoby</text:span><text:span text:style-name="T12_7"><text:s/></text:span><text:span text:style-name="T12_8">opisywano</text:span><text:span text:style-name="T12_9"><text:s/></text:span><text:span text:style-name="T12_10">wygląd</text:span><text:span text:style-name="T12_11"><text:s/></text:span><text:span text:style-name="T12_12">południcy</text:span><text:span text:style-name="T12_13">.<text:s/></text:span><text:span text:style-name="T12_14">Niekiedy</text:span><text:span text:style-name="T12_15"><text:s/></text:span><text:span text:style-name="T12_16">wyglądała</text:span><text:span text:style-name="T12_17"><text:s/></text:span><text:span text:style-name="T12_18">jak</text:span><text:span text:style-name="T12_19"><text:s/></text:span><text:span text:style-name="T12_20">bardzo</text:span><text:span text:style-name="T12_21"><text:s/></text:span><text:span text:style-name="T12_22">brzydka</text:span><text:span text:style-name="T12_23"><text:s/></text:span><text:span text:style-name="T12_24">i</text:span><text:span text:style-name="T12_25"><text:s/></text:span><text:span text:style-name="T12_26">odrażająca</text:span><text:span text:style-name="T12_27">,<text:s/></text:span><text:span text:style-name="T12_28">niezwykle</text:span><text:span text:style-name="T12_29"><text:s/></text:span><text:span text:style-name="T12_30">wychudzona</text:span><text:span text:style-name="T12_31"><text:s/></text:span><text:span text:style-name="T12_32">starsza</text:span><text:span text:style-name="T12_33"><text:s/></text:span><text:span text:style-name="T12_34">kobieta</text:span><text:span text:style-name="T12_35">,<text:s/></text:span><text:span text:style-name="T12_36">przerażająco</text:span><text:span text:style-name="T12_37"><text:s/></text:span><text:span text:style-name="T12_38">podobna</text:span><text:span text:style-name="T12_39"><text:s/></text:span><text:span text:style-name="T12_40">do</text:span><text:span text:style-name="T12_41"><text:s/></text:span><text:span text:style-name="T12_42">kościotrupa</text:span><text:span text:style-name="T12_43">.<text:s/></text:span><text:span text:style-name="T12_44">Głowę</text:span><text:span text:style-name="T12_45"><text:s/></text:span><text:span text:style-name="T12_46">i</text:span><text:span text:style-name="T12_47"><text:s/></text:span><text:span text:style-name="T12_48">twarz</text:span><text:span text:style-name="T12_49"><text:s/></text:span><text:span text:style-name="T12_50">często</text:span><text:span text:style-name="T12_51"><text:s/></text:span><text:span text:style-name="T12_52">miała</text:span><text:span text:style-name="T12_53"><text:s/></text:span><text:span text:style-name="T12_54">obwiązaną</text:span><text:span text:style-name="T12_55"><text:s/></text:span><text:span text:style-name="T12_56">kawałkami</text:span><text:span text:style-name="T12_57"><text:s/></text:span><text:span text:style-name="T12_58">materiału</text:span><text:span text:style-name="T12_59"><text:s/></text:span><text:span text:style-name="T12_60">bądź</text:span><text:span text:style-name="T12_61"><text:s/></text:span><text:span text:style-name="T12_62">skrytą</text:span><text:span text:style-name="T12_63"><text:s/></text:span><text:span text:style-name="T12_64">w</text:span><text:span text:style-name="T12_65"><text:s/></text:span><text:span text:style-name="T12_66">chustach</text:span><text:span text:style-name="T12_67">.<text:s/></text:span><text:span text:style-name="T12_68">Innym</text:span><text:span text:style-name="T12_69"><text:s/></text:span><text:span text:style-name="T12_70">razem</text:span><text:span text:style-name="T12_71"><text:s/></text:span><text:span text:style-name="T12_72">przybierała</text:span><text:span text:style-name="T12_73"><text:s/></text:span><text:span text:style-name="T12_74">postać</text:span><text:span text:style-name="T12_75"><text:s/></text:span><text:span text:style-name="T12_76">niesłychanie</text:span><text:span text:style-name="T12_77"><text:s/></text:span><text:span text:style-name="T12_78">pięknej</text:span><text:span text:style-name="T12_79">,<text:s/></text:span><text:span text:style-name="T12_80">młodej</text:span><text:span text:style-name="T12_81"><text:s/></text:span><text:span text:style-name="T12_82">kobiety</text:span><text:span text:style-name="T12_83"><text:s/></text:span><text:span text:style-name="T12_84">o</text:span><text:span text:style-name="T12_85"><text:s/></text:span><text:span text:style-name="T12_86">rozwianych</text:span><text:span text:style-name="T12_87">,<text:s/></text:span><text:span text:style-name="T12_88">złotych</text:span><text:span text:style-name="T12_89"><text:s/></text:span><text:span text:style-name="T12_90">włosach</text:span><text:span text:style-name="T12_91">,<text:s/></text:span><text:span text:style-name="T12_92">która</text:span><text:span text:style-name="T12_93"><text:s/></text:span><text:span text:style-name="T12_94">w</text:span><text:span text:style-name="T12_95"><text:s/></text:span><text:span text:style-name="T12_96">mgnieniu</text:span><text:span text:style-name="T12_97"><text:s/></text:span><text:span text:style-name="T12_98">oka</text:span><text:span text:style-name="T12_99"><text:s/></text:span><text:span text:style-name="T12_100">potrafiła</text:span><text:span text:style-name="T12_101"><text:s/></text:span><text:span text:style-name="T12_102">zauroczyć</text:span><text:span text:style-name="T12_103"><text:s/></text:span><text:span text:style-name="T12_104">dosłownie</text:span><text:span text:style-name="T12_105"><text:s/></text:span><text:span text:style-name="T12_106">każdego</text:span><text:span text:style-name="T12_107"><text:s/></text:span><text:span text:style-name="T12_108">mężczyznę</text:span><text:span text:style-name="T12_109">.<text:s/></text:span><text:span text:style-name="T12_110">Zazwyczaj</text:span><text:span text:style-name="T12_111"><text:s/></text:span><text:span text:style-name="T12_112">odziana</text:span><text:span text:style-name="T12_113"><text:s/></text:span><text:span text:style-name="T12_114">była</text:span><text:span text:style-name="T12_115"><text:s/></text:span><text:span text:style-name="T12_116">w</text:span><text:span text:style-name="T12_117"><text:s/></text:span><text:span text:style-name="T12_118">zwiewne</text:span><text:span text:style-name="T12_119">,<text:s/></text:span><text:span text:style-name="T12_120">białe</text:span><text:span text:style-name="T12_121"><text:s/></text:span><text:span text:style-name="T12_122">szaty</text:span><text:span text:style-name="T12_123"><text:s/></text:span><text:span text:style-name="T12_124">lub</text:span><text:span text:style-name="T12_125"><text:s/></text:span><text:span text:style-name="T12_126">bezwstydnie</text:span><text:span text:style-name="T12_127"><text:s/></text:span><text:span text:style-name="T12_128">chodziła</text:span><text:span text:style-name="T12_129"><text:s/></text:span><text:span text:style-name="T12_130">całkowicie</text:span><text:span text:style-name="T12_131"><text:s/></text:span><text:span text:style-name="T12_132">nago</text:span><text:span text:style-name="T12_133">.<text:s/></text:span><text:span text:style-name="T12_134">Skąd</text:span><text:span text:style-name="T12_135"><text:s/></text:span><text:span text:style-name="T12_136">taka</text:span><text:span text:style-name="T12_137"><text:s/></text:span><text:span text:style-name="T12_138">rozbieżność</text:span><text:span text:style-name="T12_139"><text:s/></text:span><text:span text:style-name="T12_140">w</text:span><text:span text:style-name="T12_141"><text:s/></text:span><text:span text:style-name="T12_142">opisach</text:span><text:span text:style-name="T12_143"><text:s/></text:span><text:span text:style-name="T12_144">jej</text:span><text:span text:style-name="T12_145"><text:s/></text:span><text:span text:style-name="T12_146">aparycji</text:span><text:span text:style-name="T12_147">?<text:s/></text:span><text:span text:style-name="T12_148">Według</text:span><text:span text:style-name="T12_149"><text:s/></text:span><text:span text:style-name="T12_150">niektórych</text:span><text:span text:style-name="T12_151"><text:s/></text:span><text:span text:style-name="T12_152">mogła</text:span><text:span text:style-name="T12_153"><text:s/></text:span><text:span text:style-name="T12_154">być</text:span><text:span text:style-name="T12_155"><text:s/></text:span><text:span text:style-name="T12_156">to</text:span><text:span text:style-name="T12_157"><text:s/></text:span><text:span text:style-name="T12_158">sprawka</text:span><text:span text:style-name="T12_159"><text:s/></text:span><text:span text:style-name="T12_160">kolejnej</text:span><text:span text:style-name="T12_161"><text:s/></text:span><text:span text:style-name="T12_162">magicznej</text:span><text:span text:style-name="T12_163"><text:s/></text:span><text:span text:style-name="T12_164">zdolności</text:span><text:span text:style-name="T12_165"><text:s/></text:span><text:span text:style-name="T12_166">diabła</text:span><text:span text:style-name="T12_167"><text:s/></text:span><text:span text:style-name="T12_168">południowego</text:span><text:span text:style-name="T12_169">,<text:s/></text:span><text:span text:style-name="T12_170">dzięki</text:span><text:span text:style-name="T12_171"><text:s/></text:span><text:span text:style-name="T12_172">której</text:span><text:span text:style-name="T12_173"><text:s/></text:span><text:span text:style-name="T12_174">w</text:span><text:span text:style-name="T12_175"><text:s/></text:span><text:span text:style-name="T12_176">oczach</text:span><text:span text:style-name="T12_177"><text:s/></text:span><text:span text:style-name="T12_178">ofiary</text:span><text:span text:style-name="T12_179"><text:s/></text:span><text:span text:style-name="T12_180">przybierała</text:span><text:span text:style-name="T12_181"><text:s/></text:span><text:span text:style-name="T12_182">śliczną</text:span><text:span text:style-name="T12_183"><text:s/></text:span><text:span text:style-name="T12_184">powłokę</text:span><text:span text:style-name="T12_185">.<text:s/></text:span><text:span text:style-name="T12_186">W</text:span><text:span text:style-name="T12_187"><text:s/></text:span><text:span text:style-name="T12_188">zależności</text:span><text:span text:style-name="T12_189"><text:s/></text:span><text:span text:style-name="T12_190">od</text:span><text:span text:style-name="T12_191"><text:s/></text:span><text:span text:style-name="T12_192">rejonu</text:span><text:span text:style-name="T12_193">,<text:s/></text:span><text:span text:style-name="T12_194">wyobrażono</text:span><text:span text:style-name="T12_195"><text:s/></text:span><text:span text:style-name="T12_196">sobie</text:span><text:span text:style-name="T12_197"><text:s/></text:span><text:span text:style-name="T12_198">południcę</text:span><text:span text:style-name="T12_199"><text:s/></text:span><text:span text:style-name="T12_200">trochę</text:span><text:span text:style-name="T12_201"><text:s/></text:span><text:span text:style-name="T12_202">inaczej</text:span><text:span text:style-name="T12_203">.<text:s/></text:span><text:span text:style-name="T12_204">Mogła</text:span><text:span text:style-name="T12_205"><text:s/></text:span><text:span text:style-name="T12_206">mieć</text:span><text:span text:style-name="T12_207"><text:s/></text:span><text:span text:style-name="T12_208">krwistoczerwone</text:span><text:span text:style-name="T12_209"><text:s/></text:span><text:span text:style-name="T12_210">oczy</text:span><text:span text:style-name="T12_211"><text:s/></text:span><text:span text:style-name="T12_212">i</text:span><text:span text:style-name="T12_213"><text:s/></text:span><text:span text:style-name="T12_214">długi</text:span><text:span text:style-name="T12_215">,<text:s/></text:span><text:span text:style-name="T12_216">wystający</text:span><text:span text:style-name="T12_217"><text:s/></text:span><text:span text:style-name="T12_218">z</text:span><text:span text:style-name="T12_219"><text:s/></text:span><text:span text:style-name="T12_220">jamy</text:span><text:span text:style-name="T12_221"><text:s/></text:span><text:span text:style-name="T12_222">ustnej</text:span><text:span text:style-name="T12_223"><text:s/></text:span><text:span text:style-name="T12_224">język</text:span><text:span text:style-name="T12_225"><text:s/></text:span><text:span text:style-name="T12_226">albo</text:span><text:span text:style-name="T12_227"><text:s/></text:span><text:span text:style-name="T12_228">z</text:span><text:span text:style-name="T12_229"><text:s/></text:span><text:span text:style-name="T12_230">cienkie</text:span><text:span text:style-name="T12_231"><text:s/></text:span><text:span text:style-name="T12_232">nogi</text:span><text:span text:style-name="T12_233"><text:s/></text:span><text:span text:style-name="T12_234">porośnięte</text:span><text:span text:style-name="T12_235"><text:s/></text:span><text:span text:style-name="T12_236">piórami</text:span><text:span text:style-name="T12_237"><text:s/></text:span><text:span text:style-name="T12_238">lub</text:span><text:span text:style-name="T12_239"><text:s/></text:span><text:span text:style-name="T12_240">sierścią</text:span><text:span text:style-name="T12_241">.</text:span></text:p>
      <text:p text:style-name="P13"><text:span text:style-name="T13_1">Skąd</text:span><text:span text:style-name="T13_2"><text:s/></text:span><text:span text:style-name="T13_3">się</text:span><text:span text:style-name="T13_4"><text:s/></text:span><text:span text:style-name="T13_5">brały</text:span><text:span text:style-name="T13_6">?</text:span></text:p>
      <text:p text:style-name="P14"><text:span text:style-name="T14_1">Południcami</text:span><text:span text:style-name="T14_2"><text:s/></text:span><text:span text:style-name="T14_3">zazwyczaj</text:span><text:span text:style-name="T14_4"><text:s/></text:span><text:span text:style-name="T14_5">zostawały</text:span><text:span text:style-name="T14_6"><text:s/></text:span><text:span text:style-name="T14_7">duchy</text:span><text:span text:style-name="T14_8"><text:s/></text:span><text:span text:style-name="T14_9">kobiet</text:span><text:span text:style-name="T14_10">,<text:s/></text:span><text:span text:style-name="T14_11">które</text:span><text:span text:style-name="T14_12"><text:s/></text:span><text:span text:style-name="T14_13">tragicznie</text:span><text:span text:style-name="T14_14"><text:s/></text:span><text:span text:style-name="T14_15">zmarły</text:span><text:span text:style-name="T14_16"><text:s/></text:span><text:span text:style-name="T14_17">niedługo</text:span><text:span text:style-name="T14_18"><text:s/></text:span><text:span text:style-name="T14_19">przed</text:span><text:span text:style-name="T14_20"><text:s/></text:span><text:span text:style-name="T14_21">albo</text:span><text:span text:style-name="T14_22"><text:s/></text:span><text:span text:style-name="T14_23">w</text:span><text:span text:style-name="T14_24"><text:s/></text:span><text:span text:style-name="T14_25">trakcie</text:span><text:span text:style-name="T14_26"><text:s/></text:span><text:span text:style-name="T14_27">własnego</text:span><text:span text:style-name="T14_28"><text:s/></text:span><text:span text:style-name="T14_29">ślubu</text:span><text:span text:style-name="T14_30">,<text:s/></text:span><text:span text:style-name="T14_31">czy</text:span><text:span text:style-name="T14_32"><text:s/></text:span><text:span text:style-name="T14_33">też</text:span><text:span text:style-name="T14_34"><text:s/></text:span><text:span text:style-name="T14_35">tuż</text:span><text:span text:style-name="T14_36"><text:s/></text:span><text:span text:style-name="T14_37">po</text:span><text:span text:style-name="T14_38"><text:s/></text:span><text:span text:style-name="T14_39">weselu</text:span><text:span text:style-name="T14_40">,<text:s/></text:span><text:span text:style-name="T14_41">choć</text:span><text:span text:style-name="T14_42"><text:s/></text:span><text:span text:style-name="T14_43">narażone</text:span><text:span text:style-name="T14_44"><text:s/></text:span><text:span text:style-name="T14_45">na</text:span><text:span text:style-name="T14_46"><text:s/></text:span><text:span text:style-name="T14_47">to</text:span><text:span text:style-name="T14_48"><text:s/></text:span><text:span text:style-name="T14_49">były</text:span><text:span text:style-name="T14_50"><text:s/></text:span><text:span text:style-name="T14_51">też</text:span><text:span text:style-name="T14_52"><text:s/></text:span><text:span text:style-name="T14_53">dziewczęta</text:span><text:span text:style-name="T14_54">,<text:s/></text:span><text:span text:style-name="T14_55">które</text:span><text:span text:style-name="T14_56"><text:s/></text:span><text:span text:style-name="T14_57">przeniosły</text:span><text:span text:style-name="T14_58"><text:s/></text:span><text:span text:style-name="T14_59">się</text:span><text:span text:style-name="T14_60"><text:s/></text:span><text:span text:style-name="T14_61">na</text:span><text:span text:style-name="T14_62"><text:s/></text:span><text:span text:style-name="T14_63">tamten</text:span><text:span text:style-name="T14_64"><text:s/></text:span><text:span text:style-name="T14_65">świat</text:span><text:span text:style-name="T14_66"><text:s/></text:span><text:span text:style-name="T14_67">jeszcze</text:span><text:span text:style-name="T14_68"><text:s/></text:span><text:span text:style-name="T14_69">w</text:span><text:span text:style-name="T14_70"><text:s/></text:span><text:span text:style-name="T14_71">stanie</text:span><text:span text:style-name="T14_72"><text:s/></text:span><text:span text:style-name="T14_73">panieńskim</text:span><text:span text:style-name="T14_74">.</text:span></text:p>
      <text:p text:style-name="P15"><text:span text:style-name="T15_1">Jak</text:span><text:span text:style-name="T15_2"><text:s/></text:span><text:span text:style-name="T15_3">powstało</text:span><text:span text:style-name="T15_4"><text:s/></text:span><text:span text:style-name="T15_5">wierzenie</text:span><text:span text:style-name="T15_6"><text:s/></text:span><text:span text:style-name="T15_7">w</text:span><text:span text:style-name="T15_8"><text:s/></text:span><text:span text:style-name="T15_9">południce</text:span><text:span text:style-name="T15_10">?</text:span></text:p>
      <text:p text:style-name="P16"><text:span text:style-name="T16_1">Niestety</text:span><text:span text:style-name="T16_2">,<text:s/></text:span><text:span text:style-name="T16_3">w</text:span><text:span text:style-name="T16_4"><text:s/></text:span><text:span text:style-name="T16_5">tym</text:span><text:span text:style-name="T16_6"><text:s/></text:span><text:span text:style-name="T16_7">miejscu</text:span><text:span text:style-name="T16_8"><text:s/></text:span><text:span text:style-name="T16_9">czuję</text:span><text:span text:style-name="T16_10"><text:s/></text:span><text:span text:style-name="T16_11">się</text:span><text:span text:style-name="T16_12"><text:s/></text:span><text:span text:style-name="T16_13">w</text:span><text:span text:style-name="T16_14"><text:s/></text:span><text:span text:style-name="T16_15">obowiązku</text:span><text:span text:style-name="T16_16"><text:s/></text:span><text:span text:style-name="T16_17">porzucić</text:span><text:span text:style-name="T16_18"><text:s/></text:span><text:span text:style-name="T16_19">całą</text:span><text:span text:style-name="T16_20"><text:s/></text:span><text:span text:style-name="T16_21">tę</text:span><text:span text:style-name="T16_22"><text:s/></text:span><text:span text:style-name="T16_23">cudowną</text:span><text:span text:style-name="T16_24"><text:s/></text:span><text:span text:style-name="T16_25">mistyczno</text:span><text:span text:style-name="T16_26">-</text:span><text:span text:style-name="T16_27">magiczną</text:span><text:span text:style-name="T16_28"><text:s/></text:span><text:span text:style-name="T16_29">otoczkę</text:span><text:span text:style-name="T16_30">,<text:s/></text:span><text:span text:style-name="T16_31">żeby</text:span><text:span text:style-name="T16_32"><text:s/></text:span><text:span text:style-name="T16_33">pokrótce</text:span><text:span text:style-name="T16_34"><text:s/></text:span><text:span text:style-name="T16_35">wyjaśnić</text:span><text:span text:style-name="T16_36">,<text:s/></text:span><text:span text:style-name="T16_37">po</text:span><text:span text:style-name="T16_38"><text:s/></text:span><text:span text:style-name="T16_39">co</text:span><text:span text:style-name="T16_40"><text:s/></text:span><text:span text:style-name="T16_41">właściwie</text:span><text:span text:style-name="T16_42"><text:s/></text:span><text:span text:style-name="T16_43">wymyślono</text:span><text:span text:style-name="T16_44"><text:s/></text:span><text:span text:style-name="T16_45">południce</text:span><text:span text:style-name="T16_46">.<text:s/></text:span><text:span text:style-name="T16_47">Jak</text:span><text:span text:style-name="T16_48"><text:s/></text:span><text:span text:style-name="T16_49">w</text:span><text:span text:style-name="T16_50"><text:s/></text:span><text:span text:style-name="T16_51">przypadku</text:span><text:span text:style-name="T16_52"><text:s/></text:span><text:span text:style-name="T16_53">najpewniej</text:span><text:span text:style-name="T16_54"><text:s/></text:span><text:span text:style-name="T16_55">wszystkich</text:span><text:span text:style-name="T16_56"><text:s/></text:span><text:span text:style-name="T16_57">dawnych</text:span><text:span text:style-name="T16_58"><text:s/></text:span><text:span text:style-name="T16_59">ludów</text:span><text:span text:style-name="T16_60">,<text:s/></text:span><text:span text:style-name="T16_61">i</text:span><text:span text:style-name="T16_62"><text:s/></text:span><text:span text:style-name="T16_63">Słowianie</text:span><text:span text:style-name="T16_64"><text:s/></text:span><text:span text:style-name="T16_65">używali</text:span><text:span text:style-name="T16_66"><text:s/></text:span><text:span text:style-name="T16_67">obrazu</text:span><text:span text:style-name="T16_68"><text:s/></text:span><text:span text:style-name="T16_69">bogów</text:span><text:span text:style-name="T16_70"><text:s/></text:span><text:span text:style-name="T16_71">i</text:span><text:span text:style-name="T16_72"><text:s/></text:span><text:span text:style-name="T16_73">nadrzeczywistych</text:span><text:span text:style-name="T16_74"><text:s/></text:span><text:span text:style-name="T16_75">istot</text:span><text:span text:style-name="T16_76">,<text:s/></text:span><text:span text:style-name="T16_77">aby</text:span><text:span text:style-name="T16_78"><text:s/></text:span><text:span text:style-name="T16_79">wyjaśniać</text:span><text:span text:style-name="T16_80"><text:s/></text:span><text:span text:style-name="T16_81">sobie</text:span><text:span text:style-name="T16_82"><text:s/></text:span><text:span text:style-name="T16_83">otaczający</text:span><text:span text:style-name="T16_84"><text:s/></text:span><text:span text:style-name="T16_85">ich</text:span><text:span text:style-name="T16_86"><text:s/></text:span><text:span text:style-name="T16_87">świat</text:span><text:span text:style-name="T16_88">.<text:s/></text:span><text:span text:style-name="T16_89">Nie</text:span><text:span text:style-name="T16_90"><text:s/></text:span><text:span text:style-name="T16_91">trzeba</text:span><text:span text:style-name="T16_92"><text:s/></text:span><text:span text:style-name="T16_93">długo</text:span><text:span text:style-name="T16_94"><text:s/></text:span><text:span text:style-name="T16_95">główkować</text:span><text:span text:style-name="T16_96">,<text:s/></text:span><text:span text:style-name="T16_97">żeby</text:span><text:span text:style-name="T16_98"><text:s/></text:span><text:span text:style-name="T16_99">zauważyć</text:span><text:span text:style-name="T16_100">,<text:s/></text:span><text:span text:style-name="T16_101">iż</text:span><text:span text:style-name="T16_102"><text:s/></text:span><text:span text:style-name="T16_103">zarówno</text:span><text:span text:style-name="T16_104"><text:s/></text:span><text:span text:style-name="T16_105">okres</text:span><text:span text:style-name="T16_106"><text:s/></text:span><text:span text:style-name="T16_107">najczęstszego</text:span><text:span text:style-name="T16_108"><text:s/></text:span><text:span text:style-name="T16_109">występowania</text:span><text:span text:style-name="T16_110"><text:s/></text:span><text:span text:style-name="T16_111">rusałek</text:span><text:span text:style-name="T16_112"><text:s/></text:span><text:span text:style-name="T16_113">polnych</text:span><text:span text:style-name="T16_114">,<text:s/></text:span><text:span text:style-name="T16_115">jak</text:span><text:span text:style-name="T16_116"><text:s/></text:span><text:span text:style-name="T16_117">i</text:span><text:span text:style-name="T16_118"><text:s/></text:span><text:span text:style-name="T16_119">przedchrześcijański</text:span><text:span text:style-name="T16_120"><text:s/></text:span><text:span text:style-name="T16_121">sposób</text:span><text:span text:style-name="T16_122"><text:s/></text:span><text:span text:style-name="T16_123">radzenia</text:span><text:span text:style-name="T16_124"><text:s/></text:span><text:span text:style-name="T16_125">sobie</text:span><text:span text:style-name="T16_126"><text:s/></text:span><text:span text:style-name="T16_127">z</text:span><text:span text:style-name="T16_128"><text:s/></text:span><text:span text:style-name="T16_129">nim</text:span><text:span text:style-name="T16_130"><text:s/></text:span><text:span text:style-name="T16_131">wskazują</text:span><text:span text:style-name="T16_132"><text:s/></text:span><text:span text:style-name="T16_133">jednoznacznie</text:span><text:span text:style-name="T16_134"><text:s/></text:span><text:span text:style-name="T16_135">na</text:span><text:span text:style-name="T16_136"><text:s/></text:span><text:span text:style-name="T16_137">udar</text:span><text:span text:style-name="T16_138"><text:s/></text:span><text:span text:style-name="T16_139">słoneczny</text:span><text:span text:style-name="T16_140">.<text:s/></text:span><text:span text:style-name="T16_141">Znaczna</text:span><text:span text:style-name="T16_142"><text:s/></text:span><text:span text:style-name="T16_143">część</text:span><text:span text:style-name="T16_144"><text:s/></text:span><text:span text:style-name="T16_145">szkód</text:span><text:span text:style-name="T16_146">,<text:s/></text:span><text:span text:style-name="T16_147">które</text:span><text:span text:style-name="T16_148"><text:s/></text:span><text:span text:style-name="T16_149">wyrządzały</text:span><text:span text:style-name="T16_150"><text:s/></text:span><text:span text:style-name="T16_151">ludziom</text:span><text:span text:style-name="T16_152">,<text:s/></text:span><text:span text:style-name="T16_153">również</text:span><text:span text:style-name="T16_154"><text:s/></text:span><text:span text:style-name="T16_155">przemawia</text:span><text:span text:style-name="T16_156"><text:s/></text:span><text:span text:style-name="T16_157">na</text:span><text:span text:style-name="T16_158"><text:s/></text:span><text:span text:style-name="T16_159">korzyść</text:span><text:span text:style-name="T16_160"><text:s/></text:span><text:span text:style-name="T16_161">tej</text:span><text:span text:style-name="T16_162"><text:s/></text:span><text:span text:style-name="T16_163">teorii</text:span><text:span text:style-name="T16_164">:<text:s/></text:span><text:span text:style-name="T16_165">dotkliwe</text:span><text:span text:style-name="T16_166"><text:s/></text:span><text:span text:style-name="T16_167">oparzenia</text:span><text:span text:style-name="T16_168">,<text:s/></text:span><text:span text:style-name="T16_169">bóle</text:span><text:span text:style-name="T16_170"><text:s/></text:span><text:span text:style-name="T16_171">i</text:span><text:span text:style-name="T16_172"><text:s/></text:span><text:span text:style-name="T16_173">zawroty</text:span><text:span text:style-name="T16_174"><text:s/></text:span><text:span text:style-name="T16_175">głowy</text:span><text:span text:style-name="T16_176">,<text:s/></text:span><text:span text:style-name="T16_177">omdlenia</text:span><text:span text:style-name="T16_178">.</text:span></text:p>
      <text:p text:style-name="P17"><text:span text:style-name="T17_1">Wystarczyło</text:span><text:span text:style-name="T17_2">,<text:s/></text:span><text:span text:style-name="T17_3">że</text:span><text:span text:style-name="T17_4"><text:s/></text:span><text:span text:style-name="T17_5">jeden</text:span><text:span text:style-name="T17_6"><text:s/></text:span><text:span text:style-name="T17_7">chłop</text:span><text:span text:style-name="T17_8"><text:s/></text:span><text:span text:style-name="T17_9">opowiedział</text:span><text:span text:style-name="T17_10">,<text:s/></text:span><text:span text:style-name="T17_11">jak</text:span><text:span text:style-name="T17_12"><text:s/></text:span><text:span text:style-name="T17_13">to</text:span><text:span text:style-name="T17_14"><text:s/></text:span><text:span text:style-name="T17_15">na</text:span><text:span text:style-name="T17_16"><text:s/></text:span><text:span text:style-name="T17_17">jego</text:span><text:span text:style-name="T17_18"><text:s/></text:span><text:span text:style-name="T17_19">skórze</text:span><text:span text:style-name="T17_20"><text:s/></text:span><text:span text:style-name="T17_21">nie</text:span><text:span text:style-name="T17_22"><text:s/></text:span><text:span text:style-name="T17_23">wiedzieć</text:span><text:span text:style-name="T17_24"><text:s/></text:span><text:span text:style-name="T17_25">czemu</text:span><text:span text:style-name="T17_26"><text:s/></text:span><text:span text:style-name="T17_27">po</text:span><text:span text:style-name="T17_28"><text:s/></text:span><text:span text:style-name="T17_29">pracy</text:span><text:span text:style-name="T17_30"><text:s/></text:span><text:span text:style-name="T17_31">w</text:span><text:span text:style-name="T17_32"><text:s/></text:span><text:span text:style-name="T17_33">polu</text:span><text:span text:style-name="T17_34"><text:s/></text:span><text:span text:style-name="T17_35">pojawiały</text:span><text:span text:style-name="T17_36"><text:s/></text:span><text:span text:style-name="T17_37">się</text:span><text:span text:style-name="T17_38"><text:s/></text:span><text:span text:style-name="T17_39">oparzenia</text:span><text:span text:style-name="T17_40">,<text:s/></text:span><text:span text:style-name="T17_41">bolała</text:span><text:span text:style-name="T17_42"><text:s/></text:span><text:span text:style-name="T17_43">go</text:span><text:span text:style-name="T17_44"><text:s/></text:span><text:span text:style-name="T17_45">głowa</text:span><text:span text:style-name="T17_46">,<text:s/></text:span><text:span text:style-name="T17_47">czy</text:span><text:span text:style-name="T17_48"><text:s/></text:span><text:span text:style-name="T17_49">jak</text:span><text:span text:style-name="T17_50"><text:s/></text:span><text:span text:style-name="T17_51">to</text:span><text:span text:style-name="T17_52"><text:s/></text:span><text:span text:style-name="T17_53">ktoś</text:span><text:span text:style-name="T17_54"><text:s/></text:span><text:span text:style-name="T17_55">z</text:span><text:span text:style-name="T17_56"><text:s/></text:span><text:span text:style-name="T17_57">jego</text:span><text:span text:style-name="T17_58"><text:s/></text:span><text:span text:style-name="T17_59">rodziny</text:span><text:span text:style-name="T17_60"><text:s/></text:span><text:span text:style-name="T17_61">zasnął</text:span><text:span text:style-name="T17_62"><text:s/></text:span><text:span text:style-name="T17_63">w</text:span><text:span text:style-name="T17_64"><text:s/></text:span><text:span text:style-name="T17_65">zbożu</text:span><text:span text:style-name="T17_66"><text:s/></text:span><text:span text:style-name="T17_67">i</text:span><text:span text:style-name="T17_68"><text:s/></text:span><text:span text:style-name="T17_69">już</text:span><text:span text:style-name="T17_70"><text:s/></text:span><text:span text:style-name="T17_71">nigdy</text:span><text:span text:style-name="T17_72"><text:s/></text:span><text:span text:style-name="T17_73">się</text:span><text:span text:style-name="T17_74"><text:s/></text:span><text:span text:style-name="T17_75">nie</text:span><text:span text:style-name="T17_76"><text:s/></text:span><text:span text:style-name="T17_77">obudził</text:span><text:span text:style-name="T17_78">.<text:s/></text:span><text:span text:style-name="T17_79">Ten</text:span><text:span text:style-name="T17_80"><text:s/></text:span><text:span text:style-name="T17_81">opowiedział</text:span><text:span text:style-name="T17_82"><text:s/></text:span><text:span text:style-name="T17_83">tę</text:span><text:span text:style-name="T17_84"><text:s/></text:span><text:span text:style-name="T17_85">historie</text:span><text:span text:style-name="T17_86"><text:s/></text:span><text:span text:style-name="T17_87">kolejnemu</text:span><text:span text:style-name="T17_88">,<text:s/></text:span><text:span text:style-name="T17_89">a</text:span><text:span text:style-name="T17_90"><text:s/></text:span><text:span text:style-name="T17_91">ten</text:span><text:span text:style-name="T17_92"><text:s/></text:span><text:span text:style-name="T17_93">następnemu</text:span><text:span text:style-name="T17_94">,<text:s/></text:span><text:span text:style-name="T17_95">dodając</text:span><text:span text:style-name="T17_96"><text:s/></text:span><text:span text:style-name="T17_97">lub</text:span><text:span text:style-name="T17_98"><text:s/></text:span><text:span text:style-name="T17_99">zmieniając</text:span><text:span text:style-name="T17_100"><text:s/></text:span><text:span text:style-name="T17_101">jakiś</text:span><text:span text:style-name="T17_102"><text:s/></text:span><text:span text:style-name="T17_103">szczegół</text:span><text:span text:style-name="T17_104">,<text:s/></text:span><text:span text:style-name="T17_105">potem</text:span><text:span text:style-name="T17_106"><text:s/></text:span><text:span text:style-name="T17_107">historia</text:span><text:span text:style-name="T17_108"><text:s/></text:span><text:span text:style-name="T17_109">przechodziła</text:span><text:span text:style-name="T17_110"><text:s/></text:span><text:span text:style-name="T17_111">z</text:span><text:span text:style-name="T17_112"><text:s/></text:span><text:span text:style-name="T17_113">ust</text:span><text:span text:style-name="T17_114"><text:s/></text:span><text:span text:style-name="T17_115">do</text:span><text:span text:style-name="T17_116"><text:s/></text:span><text:span text:style-name="T17_117">ust</text:span><text:span text:style-name="T17_118">,<text:s/></text:span><text:span text:style-name="T17_119">aż</text:span><text:span text:style-name="T17_120"><text:s/></text:span><text:span text:style-name="T17_121">powstała</text:span><text:span text:style-name="T17_122"><text:s/></text:span><text:span text:style-name="T17_123">z</text:span><text:span text:style-name="T17_124"><text:s/></text:span><text:span text:style-name="T17_125">niej</text:span><text:span text:style-name="T17_126"><text:s/></text:span><text:span text:style-name="T17_127">legenda</text:span><text:span text:style-name="T17_128">.</text:span></text:p>
      <text:p text:style-name="P18"><text:span text:style-name="T18_1">Południce</text:span><text:span text:style-name="T18_2"><text:s/></text:span><text:span text:style-name="T18_3">w</text:span><text:span text:style-name="T18_4"><text:s/>(</text:span><text:span text:style-name="T18_5">pop</text:span><text:span text:style-name="T18_6">)</text:span><text:span text:style-name="T18_7">kulturze</text:span></text:p>
      <text:p text:style-name="P19"><text:span text:style-name="T19_1">Wspomniałam</text:span><text:span text:style-name="T19_2"><text:s/></text:span><text:span text:style-name="T19_3">w</text:span><text:span text:style-name="T19_4"><text:s/></text:span><text:span text:style-name="T19_5">pierwszym</text:span><text:span text:style-name="T19_6"><text:s/></text:span><text:span text:style-name="T19_7">akapicie</text:span><text:span text:style-name="T19_8">,<text:s/></text:span><text:span text:style-name="T19_9">że</text:span><text:span text:style-name="T19_10"><text:s/></text:span><text:span text:style-name="T19_11">ten</text:span><text:span text:style-name="T19_12"><text:s/></text:span><text:span text:style-name="T19_13">kobiecy</text:span><text:span text:style-name="T19_14"><text:s/></text:span><text:span text:style-name="T19_15">demon</text:span><text:span text:style-name="T19_16"><text:s/></text:span><text:span text:style-name="T19_17">przewija</text:span><text:span text:style-name="T19_18"><text:s/></text:span><text:span text:style-name="T19_19">się</text:span><text:span text:style-name="T19_20"><text:s/></text:span><text:span text:style-name="T19_21">dość</text:span><text:span text:style-name="T19_22"><text:s/></text:span><text:span text:style-name="T19_23">często</text:span><text:span text:style-name="T19_24"><text:s/></text:span><text:span text:style-name="T19_25">we</text:span><text:span text:style-name="T19_26"><text:s/></text:span><text:span text:style-name="T19_27">współczesnych</text:span><text:span text:style-name="T19_28"><text:s/></text:span><text:span text:style-name="T19_29">dziełach</text:span><text:span text:style-name="T19_30"><text:s/></text:span><text:span text:style-name="T19_31">kultury</text:span><text:span text:style-name="T19_32">,<text:s/></text:span><text:span text:style-name="T19_33">zarówno</text:span><text:span text:style-name="T19_34"><text:s/></text:span><text:span text:style-name="T19_35">tej</text:span><text:span text:style-name="T19_36"><text:s/></text:span><text:span text:style-name="T19_37">popularnej</text:span><text:span text:style-name="T19_38">,<text:s/></text:span><text:span text:style-name="T19_39">jak</text:span><text:span text:style-name="T19_40"><text:s/></text:span><text:span text:style-name="T19_41">i</text:span><text:span text:style-name="T19_42"><text:s/>„</text:span><text:span text:style-name="T19_43">zwykłej</text:span><text:span text:style-name="T19_44">”,<text:s/></text:span><text:span text:style-name="T19_45">więc</text:span><text:span text:style-name="T19_46"><text:s/></text:span><text:span text:style-name="T19_47">żeby</text:span><text:span text:style-name="T19_48"><text:s/></text:span><text:span text:style-name="T19_49">nie</text:span><text:span text:style-name="T19_50"><text:s/></text:span><text:span text:style-name="T19_51">rzucać</text:span><text:span text:style-name="T19_52"><text:s/></text:span><text:span text:style-name="T19_53">słów</text:span><text:span text:style-name="T19_54"><text:s/></text:span><text:span text:style-name="T19_55">na</text:span><text:span text:style-name="T19_56"><text:s/></text:span><text:span text:style-name="T19_57">wiatr</text:span><text:span text:style-name="T19_58">,<text:s/></text:span><text:span text:style-name="T19_59">podam</text:span><text:span text:style-name="T19_60"><text:s/></text:span><text:span text:style-name="T19_61">kilka</text:span><text:span text:style-name="T19_62"><text:s/></text:span><text:span text:style-name="T19_63">przykładów</text:span><text:span text:style-name="T19_64">.</text:span></text:p>
      <text:p text:style-name="P20"><text:span text:style-name="T20_1">Chyba</text:span><text:span text:style-name="T20_2"><text:s/></text:span><text:span text:style-name="T20_3">każdy</text:span><text:span text:style-name="T20_4"><text:s/></text:span><text:span text:style-name="T20_5">miłośnik</text:span><text:span text:style-name="T20_6"><text:s/></text:span><text:span text:style-name="T20_7">fantasy</text:span><text:span text:style-name="T20_8"><text:s/></text:span><text:span text:style-name="T20_9">i</text:span><text:span text:style-name="T20_10"><text:s/></text:span><text:span text:style-name="T20_11">RPGów</text:span><text:span text:style-name="T20_12"><text:s/></text:span><text:span text:style-name="T20_13">grał</text:span><text:span text:style-name="T20_14"><text:s/></text:span><text:span text:style-name="T20_15">w</text:span><text:span text:style-name="T20_16"><text:s/></text:span><text:span text:style-name="T20_17">lub</text:span><text:span text:style-name="T20_18"><text:s/></text:span><text:span text:style-name="T20_19">chociaż</text:span><text:span text:style-name="T20_20"><text:s/></text:span><text:span text:style-name="T20_21">kojarzy</text:span><text:span text:style-name="T20_22"><text:s/>„</text:span><text:span text:style-name="T20_23">Wiedźmina</text:span><text:span text:style-name="T20_24">”.<text:s/></text:span><text:span text:style-name="T20_25">W</text:span><text:span text:style-name="T20_26"><text:s/></text:span><text:span text:style-name="T20_27">rozdziale</text:span><text:span text:style-name="T20_28"><text:s/></text:span><text:span text:style-name="T20_29">czwartym</text:span><text:span text:style-name="T20_30"><text:s/></text:span><text:span text:style-name="T20_31">pierwszej</text:span><text:span text:style-name="T20_32"><text:s/></text:span><text:span text:style-name="T20_33">części</text:span><text:span text:style-name="T20_34"><text:s/></text:span><text:span text:style-name="T20_35">gier</text:span><text:span text:style-name="T20_36"><text:s/></text:span><text:span text:style-name="T20_37">o</text:span><text:span text:style-name="T20_38"><text:s/></text:span><text:span text:style-name="T20_39">przygodach</text:span><text:span text:style-name="T20_40"><text:s/></text:span><text:span text:style-name="T20_41">Białego</text:span><text:span text:style-name="T20_42"><text:s/></text:span><text:span text:style-name="T20_43">Wilka</text:span><text:span text:style-name="T20_44"><text:s/></text:span><text:span text:style-name="T20_45">południce</text:span><text:span text:style-name="T20_46"><text:s/>(</text:span><text:span text:style-name="T20_47">tak</text:span><text:span text:style-name="T20_48"><text:s/></text:span><text:span text:style-name="T20_49">właściwie</text:span><text:span text:style-name="T20_50"><text:s/></text:span><text:span text:style-name="T20_51">to</text:span><text:span text:style-name="T20_52"><text:s/></text:span><text:span text:style-name="T20_53">tylko</text:span><text:span text:style-name="T20_54"><text:s/></text:span><text:span text:style-name="T20_55">jedna</text:span><text:span text:style-name="T20_56"><text:s/></text:span><text:span text:style-name="T20_57">z</text:span><text:span text:style-name="T20_58"><text:s/></text:span><text:span text:style-name="T20_59">nich</text:span><text:span text:style-name="T20_60">,<text:s/></text:span><text:span text:style-name="T20_61">a</text:span><text:span text:style-name="T20_62"><text:s/></text:span><text:span text:style-name="T20_63">resztę</text:span><text:span text:style-name="T20_64"><text:s/></text:span><text:span text:style-name="T20_65">można</text:span><text:span text:style-name="T20_66"><text:s/></text:span><text:span text:style-name="T20_67">nadziewać</text:span><text:span text:style-name="T20_68"><text:s/></text:span><text:span text:style-name="T20_69">na</text:span><text:span text:style-name="T20_70"><text:s/></text:span><text:span text:style-name="T20_71">srebrny</text:span><text:span text:style-name="T20_72"><text:s/></text:span><text:span text:style-name="T20_73">miecz</text:span><text:span text:style-name="T20_74"><text:s/></text:span><text:span text:style-name="T20_75">do</text:span><text:span text:style-name="T20_76"><text:s/></text:span><text:span text:style-name="T20_77">woli</text:span><text:span text:style-name="T20_78">)<text:s/></text:span><text:span text:style-name="T20_79">odgrywają</text:span><text:span text:style-name="T20_80"><text:s/></text:span><text:span text:style-name="T20_81">dość</text:span><text:span text:style-name="T20_82"><text:s/></text:span><text:span text:style-name="T20_83">istotną</text:span><text:span text:style-name="T20_84"><text:s/></text:span><text:span text:style-name="T20_85">rolę</text:span><text:span text:style-name="T20_86"><text:s/></text:span><text:span text:style-name="T20_87">dla</text:span><text:span text:style-name="T20_88"><text:s/></text:span><text:span text:style-name="T20_89">fabuły</text:span><text:span text:style-name="T20_90">.<text:s/></text:span><text:span text:style-name="T20_91">Nawiasem</text:span><text:span text:style-name="T20_92"><text:s/></text:span><text:span text:style-name="T20_93">mówiąc</text:span><text:span text:style-name="T20_94">,<text:s/></text:span><text:span text:style-name="T20_95">zadania</text:span><text:span text:style-name="T20_96"><text:s/></text:span><text:span text:style-name="T20_97">związane</text:span><text:span text:style-name="T20_98"><text:s/></text:span><text:span text:style-name="T20_99">z</text:span><text:span text:style-name="T20_100"><text:s/></text:span><text:span text:style-name="T20_101">żytnią</text:span><text:span text:style-name="T20_102"><text:s/></text:span><text:span text:style-name="T20_103">w</text:span><text:span text:style-name="T20_104"><text:s/></text:span><text:span text:style-name="T20_105">mojej</text:span><text:span text:style-name="T20_106"><text:s/></text:span><text:span text:style-name="T20_107">opinii</text:span><text:span text:style-name="T20_108"><text:s/></text:span><text:span text:style-name="T20_109">są</text:span><text:span text:style-name="T20_110"><text:s/></text:span><text:span text:style-name="T20_111">najlepszymi</text:span><text:span text:style-name="T20_112"><text:s/></text:span><text:span text:style-name="T20_113">w</text:span><text:span text:style-name="T20_114"><text:s/></text:span><text:span text:style-name="T20_115">tej</text:span><text:span text:style-name="T20_116"><text:s/></text:span><text:span text:style-name="T20_117">grze</text:span><text:span text:style-name="T20_118">,<text:s/></text:span><text:span text:style-name="T20_119">głównie</text:span><text:span text:style-name="T20_120"><text:s/></text:span><text:span text:style-name="T20_121">przez</text:span><text:span text:style-name="T20_122"><text:s/></text:span><text:span text:style-name="T20_123">nawiązania</text:span><text:span text:style-name="T20_124"><text:s/></text:span><text:span text:style-name="T20_125">do</text:span><text:span text:style-name="T20_126"><text:s/></text:span><text:span text:style-name="T20_127">utworów</text:span><text:span text:style-name="T20_128"><text:s/></text:span><text:span text:style-name="T20_129">dwóch</text:span><text:span text:style-name="T20_130"><text:s/></text:span><text:span text:style-name="T20_131">największych</text:span><text:span text:style-name="T20_132"><text:s/></text:span><text:span text:style-name="T20_133">polskich</text:span><text:span text:style-name="T20_134"><text:s/></text:span><text:span text:style-name="T20_135">poetów</text:span><text:span text:style-name="T20_136"><text:s/></text:span><text:span text:style-name="T20_137">epoki</text:span><text:span text:style-name="T20_138"><text:s/></text:span><text:span text:style-name="T20_139">romantyzmu</text:span><text:span text:style-name="T20_140">,<text:s/>„</text:span><text:span text:style-name="T20_141">Balladyny</text:span><text:span text:style-name="T20_142">”<text:s/></text:span><text:span text:style-name="T20_143">Juliusza</text:span><text:span text:style-name="T20_144"><text:s/></text:span><text:span text:style-name="T20_145">Słowackiego</text:span><text:span text:style-name="T20_146"><text:s/></text:span><text:span text:style-name="T20_147">i</text:span><text:span text:style-name="T20_148"><text:s/>„</text:span><text:span text:style-name="T20_149">Upiora</text:span><text:span text:style-name="T20_150">”<text:s/></text:span><text:span text:style-name="T20_151">Adama</text:span><text:span text:style-name="T20_152"><text:s/></text:span><text:span text:style-name="T20_153">Mickiewicza</text:span><text:span text:style-name="T20_154">.</text:span></text:p>
      <text:p text:style-name="P21"><text:span text:style-name="T21_1">Jakiś</text:span><text:span text:style-name="T21_2"><text:s/></text:span><text:span text:style-name="T21_3">czas</text:span><text:span text:style-name="T21_4"><text:s/></text:span><text:span text:style-name="T21_5">temu</text:span><text:span text:style-name="T21_6"><text:s/></text:span><text:span text:style-name="T21_7">przemierzając</text:span><text:span text:style-name="T21_8"><text:s/></text:span><text:span text:style-name="T21_9">bez</text:span><text:span text:style-name="T21_10"><text:s/></text:span><text:span text:style-name="T21_11">jakiegoś</text:span><text:span text:style-name="T21_12"><text:s/></text:span><text:span text:style-name="T21_13">większego</text:span><text:span text:style-name="T21_14"><text:s/></text:span><text:span text:style-name="T21_15">celu</text:span><text:span text:style-name="T21_16"><text:s/></text:span><text:span text:style-name="T21_17">bezkresne</text:span><text:span text:style-name="T21_18"><text:s/></text:span><text:span text:style-name="T21_19">otchłanie</text:span><text:span text:style-name="T21_20"><text:s/></text:span><text:span text:style-name="T21_21">Internetu</text:span><text:span text:style-name="T21_22">,<text:s/></text:span><text:span text:style-name="T21_23">natrafiłam</text:span><text:span text:style-name="T21_24"><text:s/></text:span><text:span text:style-name="T21_25">na</text:span><text:span text:style-name="T21_26"><text:s/></text:span><text:span text:style-name="T21_27">Youtube</text:span><text:span text:style-name="T21_28"><text:s/></text:span><text:span text:style-name="T21_29">na</text:span><text:span text:style-name="T21_30"><text:s/></text:span><text:span text:style-name="T21_31">piosenkę</text:span><text:span text:style-name="T21_32"><text:s/>„</text:span><text:span text:style-name="T21_33">W</text:span><text:span text:style-name="T21_34"><text:s/></text:span><text:span text:style-name="T21_35">południe</text:span><text:span text:style-name="T21_36">”<text:s/></text:span><text:span text:style-name="T21_37">Kazimierza</text:span><text:span text:style-name="T21_38"><text:s/></text:span><text:span text:style-name="T21_39">Grześkowiaka</text:span><text:span text:style-name="T21_40">.<text:s/></text:span><text:span text:style-name="T21_41">Wolę</text:span><text:span text:style-name="T21_42"><text:s/></text:span><text:span text:style-name="T21_43">bardziej</text:span><text:span text:style-name="T21_44"><text:s/></text:span><text:span text:style-name="T21_45">dynamiczną</text:span><text:span text:style-name="T21_46"><text:s/></text:span><text:span text:style-name="T21_47">muzykę</text:span><text:span text:style-name="T21_48">,<text:s/></text:span><text:span text:style-name="T21_49">choć</text:span><text:span text:style-name="T21_50"><text:s/></text:span><text:span text:style-name="T21_51">sam</text:span><text:span text:style-name="T21_52"><text:s/></text:span><text:span text:style-name="T21_53">teksty</text:span><text:span text:style-name="T21_54"><text:s/></text:span><text:span text:style-name="T21_55">jest</text:span><text:span text:style-name="T21_56"><text:s/></text:span><text:span text:style-name="T21_57">w</text:span><text:span text:style-name="T21_58"><text:s/></text:span><text:span text:style-name="T21_59">mojej</text:span><text:span text:style-name="T21_60"><text:s/></text:span><text:span text:style-name="T21_61">opinii</text:span><text:span text:style-name="T21_62"><text:s/></text:span><text:span text:style-name="T21_63">całkiem</text:span><text:span text:style-name="T21_64"><text:s/></text:span><text:span text:style-name="T21_65">niezły</text:span><text:span text:style-name="T21_66">.</text:span></text:p>
      <text:p text:style-name="P22"><text:span text:style-name="T22_1">Grafiki</text:span><text:span text:style-name="T22_2">:</text:span></text:p>
      <text:p text:style-name="P23"><text:span text:style-name="T23_1"><text:a xlink:type="simple" xlink:href="http://www.artleo.com/pic/201207/1024x768/artleo.com-29603.jpg"><text:span text:style-name="T23_2">http</text:span></text:a></text:span><text:span text:style-name="T23_3"><text:a xlink:type="simple" xlink:href="http://www.artleo.com/pic/201207/1024x768/artleo.com-29603.jpg"><text:span text:style-name="T23_4">://</text:span></text:a></text:span><text:span text:style-name="T23_5"><text:a xlink:type="simple" xlink:href="http://www.artleo.com/pic/201207/1024x768/artleo.com-29603.jpg"><text:span text:style-name="T23_6">www</text:span></text:a></text:span><text:span text:style-name="T23_7"><text:a xlink:type="simple" xlink:href="http://www.artleo.com/pic/201207/1024x768/artleo.com-29603.jpg"><text:span text:style-name="T23_8">.</text:span></text:a></text:span><text:span text:style-name="T23_9"><text:a xlink:type="simple" xlink:href="http://www.artleo.com/pic/201207/1024x768/artleo.com-29603.jpg"><text:span text:style-name="T23_10">artleo</text:span></text:a></text:span><text:span text:style-name="T23_11"><text:a xlink:type="simple" xlink:href="http://www.artleo.com/pic/201207/1024x768/artleo.com-29603.jpg"><text:span text:style-name="T23_12">.</text:span></text:a></text:span><text:span text:style-name="T23_13"><text:a xlink:type="simple" xlink:href="http://www.artleo.com/pic/201207/1024x768/artleo.com-29603.jpg"><text:span text:style-name="T23_14">com</text:span></text:a></text:span><text:span text:style-name="T23_15"><text:a xlink:type="simple" xlink:href="http://www.artleo.com/pic/201207/1024x768/artleo.com-29603.jpg"><text:span text:style-name="T23_16">/</text:span></text:a></text:span><text:span text:style-name="T23_17"><text:a xlink:type="simple" xlink:href="http://www.artleo.com/pic/201207/1024x768/artleo.com-29603.jpg"><text:span text:style-name="T23_18">pic</text:span></text:a></text:span><text:span text:style-name="T23_19"><text:a xlink:type="simple" xlink:href="http://www.artleo.com/pic/201207/1024x768/artleo.com-29603.jpg"><text:span text:style-name="T23_20">/201207/1024</text:span></text:a></text:span><text:span text:style-name="T23_21"><text:a xlink:type="simple" xlink:href="http://www.artleo.com/pic/201207/1024x768/artleo.com-29603.jpg"><text:span text:style-name="T23_22">x</text:span></text:a></text:span><text:span text:style-name="T23_23"><text:a xlink:type="simple" xlink:href="http://www.artleo.com/pic/201207/1024x768/artleo.com-29603.jpg"><text:span text:style-name="T23_24">768/</text:span></text:a></text:span><text:span text:style-name="T23_25"><text:a xlink:type="simple" xlink:href="http://www.artleo.com/pic/201207/1024x768/artleo.com-29603.jpg"><text:span text:style-name="T23_26">artleo</text:span></text:a></text:span><text:span text:style-name="T23_27"><text:a xlink:type="simple" xlink:href="http://www.artleo.com/pic/201207/1024x768/artleo.com-29603.jpg"><text:span text:style-name="T23_28">.</text:span></text:a></text:span><text:span text:style-name="T23_29"><text:a xlink:type="simple" xlink:href="http://www.artleo.com/pic/201207/1024x768/artleo.com-29603.jpg"><text:span text:style-name="T23_30">com</text:span></text:a></text:span><text:span text:style-name="T23_31"><text:a xlink:type="simple" xlink:href="http://www.artleo.com/pic/201207/1024x768/artleo.com-29603.jpg"><text:span text:style-name="T23_32">-29603.</text:span></text:a></text:span><text:span text:style-name="T23_33"><text:a xlink:type="simple" xlink:href="http://www.artleo.com/pic/201207/1024x768/artleo.com-29603.jpg"><text:span text:style-name="T23_34">jpg</text:span></text:a></text:span><text:span text:style-name="T23_35"><text:s text:c="2"/></text:span></text:p>
      <text:p text:style-name="P24"><text:span text:style-name="T24_1">źródło</text:span><text:span text:style-name="T24_2"><text:s/></text:span><text:span text:style-name="T24_3"><text:a xlink:type="simple" xlink:href="http://www.artleo.com/download/29603/1024x768/"><text:span text:style-name="T24_4">http</text:span></text:a></text:span><text:span text:style-name="T24_5"><text:a xlink:type="simple" xlink:href="http://www.artleo.com/download/29603/1024x768/"><text:span text:style-name="T24_6">://</text:span></text:a></text:span><text:span text:style-name="T24_7"><text:a xlink:type="simple" xlink:href="http://www.artleo.com/download/29603/1024x768/"><text:span text:style-name="T24_8">www</text:span></text:a></text:span><text:span text:style-name="T24_9"><text:a xlink:type="simple" xlink:href="http://www.artleo.com/download/29603/1024x768/"><text:span text:style-name="T24_10">.</text:span></text:a></text:span><text:span text:style-name="T24_11"><text:a xlink:type="simple" xlink:href="http://www.artleo.com/download/29603/1024x768/"><text:span text:style-name="T24_12">artleo</text:span></text:a></text:span><text:span text:style-name="T24_13"><text:a xlink:type="simple" xlink:href="http://www.artleo.com/download/29603/1024x768/"><text:span text:style-name="T24_14">.</text:span></text:a></text:span><text:span text:style-name="T24_15"><text:a xlink:type="simple" xlink:href="http://www.artleo.com/download/29603/1024x768/"><text:span text:style-name="T24_16">com</text:span></text:a></text:span><text:span text:style-name="T24_17"><text:a xlink:type="simple" xlink:href="http://www.artleo.com/download/29603/1024x768/"><text:span text:style-name="T24_18">/</text:span></text:a></text:span><text:span text:style-name="T24_19"><text:a xlink:type="simple" xlink:href="http://www.artleo.com/download/29603/1024x768/"><text:span text:style-name="T24_20">download</text:span></text:a></text:span><text:span text:style-name="T24_21"><text:a xlink:type="simple" xlink:href="http://www.artleo.com/download/29603/1024x768/"><text:span text:style-name="T24_22">/29603/1024</text:span></text:a></text:span><text:span text:style-name="T24_23"><text:a xlink:type="simple" xlink:href="http://www.artleo.com/download/29603/1024x768/"><text:span text:style-name="T24_24">x</text:span></text:a></text:span><text:span text:style-name="T24_25"><text:a xlink:type="simple" xlink:href="http://www.artleo.com/download/29603/1024x768/"><text:span text:style-name="T24_26">768/</text:span></text:a></text:span><text:span text:style-name="T24_27"><text:s/>&lt;</text:span><text:span text:style-name="T24_28">na</text:span><text:span text:style-name="T24_29"><text:s/></text:span><text:span text:style-name="T24_30">baner</text:span><text:span text:style-name="T24_31"><text:s/></text:span></text:p>
      <text:p text:style-name="P25"/>
      <text:p text:style-name="P26"><text:span text:style-name="T26_1"><text:a xlink:type="simple" xlink:href="http://pre03.deviantart.net/0805/th/pre/i/2016/199/4/0/noonwraith_the_witcher_3_cosplay_by_elenasamko-daaezti.jpg"><text:span text:style-name="T26_2">http</text:span></text:a></text:span><text:span text:style-name="T26_3"><text:a xlink:type="simple" xlink:href="http://pre03.deviantart.net/0805/th/pre/i/2016/199/4/0/noonwraith_the_witcher_3_cosplay_by_elenasamko-daaezti.jpg"><text:span text:style-name="T26_4">://</text:span></text:a></text:span><text:span text:style-name="T26_5"><text:a xlink:type="simple" xlink:href="http://pre03.deviantart.net/0805/th/pre/i/2016/199/4/0/noonwraith_the_witcher_3_cosplay_by_elenasamko-daaezti.jpg"><text:span text:style-name="T26_6">pre</text:span></text:a></text:span><text:span text:style-name="T26_7"><text:a xlink:type="simple" xlink:href="http://pre03.deviantart.net/0805/th/pre/i/2016/199/4/0/noonwraith_the_witcher_3_cosplay_by_elenasamko-daaezti.jpg"><text:span text:style-name="T26_8">03.</text:span></text:a></text:span><text:span text:style-name="T26_9"><text:a xlink:type="simple" xlink:href="http://pre03.deviantart.net/0805/th/pre/i/2016/199/4/0/noonwraith_the_witcher_3_cosplay_by_elenasamko-daaezti.jpg"><text:span text:style-name="T26_10">deviantart</text:span></text:a></text:span><text:span text:style-name="T26_11"><text:a xlink:type="simple" xlink:href="http://pre03.deviantart.net/0805/th/pre/i/2016/199/4/0/noonwraith_the_witcher_3_cosplay_by_elenasamko-daaezti.jpg"><text:span text:style-name="T26_12">.</text:span></text:a></text:span><text:span text:style-name="T26_13"><text:a xlink:type="simple" xlink:href="http://pre03.deviantart.net/0805/th/pre/i/2016/199/4/0/noonwraith_the_witcher_3_cosplay_by_elenasamko-daaezti.jpg"><text:span text:style-name="T26_14">net</text:span></text:a></text:span><text:span text:style-name="T26_15"><text:a xlink:type="simple" xlink:href="http://pre03.deviantart.net/0805/th/pre/i/2016/199/4/0/noonwraith_the_witcher_3_cosplay_by_elenasamko-daaezti.jpg"><text:span text:style-name="T26_16">/0805/</text:span></text:a></text:span><text:span text:style-name="T26_17"><text:a xlink:type="simple" xlink:href="http://pre03.deviantart.net/0805/th/pre/i/2016/199/4/0/noonwraith_the_witcher_3_cosplay_by_elenasamko-daaezti.jpg"><text:span text:style-name="T26_18">th</text:span></text:a></text:span><text:span text:style-name="T26_19"><text:a xlink:type="simple" xlink:href="http://pre03.deviantart.net/0805/th/pre/i/2016/199/4/0/noonwraith_the_witcher_3_cosplay_by_elenasamko-daaezti.jpg"><text:span text:style-name="T26_20">/</text:span></text:a></text:span><text:span text:style-name="T26_21"><text:a xlink:type="simple" xlink:href="http://pre03.deviantart.net/0805/th/pre/i/2016/199/4/0/noonwraith_the_witcher_3_cosplay_by_elenasamko-daaezti.jpg"><text:span text:style-name="T26_22">pre</text:span></text:a></text:span><text:span text:style-name="T26_23"><text:a xlink:type="simple" xlink:href="http://pre03.deviantart.net/0805/th/pre/i/2016/199/4/0/noonwraith_the_witcher_3_cosplay_by_elenasamko-daaezti.jpg"><text:span text:style-name="T26_24">/</text:span></text:a></text:span><text:span text:style-name="T26_25"><text:a xlink:type="simple" xlink:href="http://pre03.deviantart.net/0805/th/pre/i/2016/199/4/0/noonwraith_the_witcher_3_cosplay_by_elenasamko-daaezti.jpg"><text:span text:style-name="T26_26">i</text:span></text:a></text:span><text:span text:style-name="T26_27"><text:a xlink:type="simple" xlink:href="http://pre03.deviantart.net/0805/th/pre/i/2016/199/4/0/noonwraith_the_witcher_3_cosplay_by_elenasamko-daaezti.jpg"><text:span text:style-name="T26_28">/2016/199/4/0/</text:span></text:a></text:span><text:span text:style-name="T26_29"><text:a xlink:type="simple" xlink:href="http://pre03.deviantart.net/0805/th/pre/i/2016/199/4/0/noonwraith_the_witcher_3_cosplay_by_elenasamko-daaezti.jpg"><text:span text:style-name="T26_30">noonwraith</text:span></text:a></text:span><text:span text:style-name="T26_31"><text:a xlink:type="simple" xlink:href="http://pre03.deviantart.net/0805/th/pre/i/2016/199/4/0/noonwraith_the_witcher_3_cosplay_by_elenasamko-daaezti.jpg"><text:span text:style-name="T26_32">_</text:span></text:a></text:span><text:span text:style-name="T26_33"><text:a xlink:type="simple" xlink:href="http://pre03.deviantart.net/0805/th/pre/i/2016/199/4/0/noonwraith_the_witcher_3_cosplay_by_elenasamko-daaezti.jpg"><text:span text:style-name="T26_34">the</text:span></text:a></text:span><text:span text:style-name="T26_35"><text:a xlink:type="simple" xlink:href="http://pre03.deviantart.net/0805/th/pre/i/2016/199/4/0/noonwraith_the_witcher_3_cosplay_by_elenasamko-daaezti.jpg"><text:span text:style-name="T26_36">_</text:span></text:a></text:span><text:span text:style-name="T26_37"><text:a xlink:type="simple" xlink:href="http://pre03.deviantart.net/0805/th/pre/i/2016/199/4/0/noonwraith_the_witcher_3_cosplay_by_elenasamko-daaezti.jpg"><text:span text:style-name="T26_38">witcher</text:span></text:a></text:span><text:span text:style-name="T26_39"><text:a xlink:type="simple" xlink:href="http://pre03.deviantart.net/0805/th/pre/i/2016/199/4/0/noonwraith_the_witcher_3_cosplay_by_elenasamko-daaezti.jpg"><text:span text:style-name="T26_40">_3_</text:span></text:a></text:span><text:span text:style-name="T26_41"><text:a xlink:type="simple" xlink:href="http://pre03.deviantart.net/0805/th/pre/i/2016/199/4/0/noonwraith_the_witcher_3_cosplay_by_elenasamko-daaezti.jpg"><text:span text:style-name="T26_42">cosplay</text:span></text:a></text:span><text:span text:style-name="T26_43"><text:a xlink:type="simple" xlink:href="http://pre03.deviantart.net/0805/th/pre/i/2016/199/4/0/noonwraith_the_witcher_3_cosplay_by_elenasamko-daaezti.jpg"><text:span text:style-name="T26_44">_</text:span></text:a></text:span><text:span text:style-name="T26_45"><text:a xlink:type="simple" xlink:href="http://pre03.deviantart.net/0805/th/pre/i/2016/199/4/0/noonwraith_the_witcher_3_cosplay_by_elenasamko-daaezti.jpg"><text:span text:style-name="T26_46">by</text:span></text:a></text:span><text:span text:style-name="T26_47"><text:a xlink:type="simple" xlink:href="http://pre03.deviantart.net/0805/th/pre/i/2016/199/4/0/noonwraith_the_witcher_3_cosplay_by_elenasamko-daaezti.jpg"><text:span text:style-name="T26_48">_</text:span></text:a></text:span><text:span text:style-name="T26_49"><text:a xlink:type="simple" xlink:href="http://pre03.deviantart.net/0805/th/pre/i/2016/199/4/0/noonwraith_the_witcher_3_cosplay_by_elenasamko-daaezti.jpg"><text:span text:style-name="T26_50">elenasamko</text:span></text:a></text:span><text:span text:style-name="T26_51"><text:a xlink:type="simple" xlink:href="http://pre03.deviantart.net/0805/th/pre/i/2016/199/4/0/noonwraith_the_witcher_3_cosplay_by_elenasamko-daaezti.jpg"><text:span text:style-name="T26_52">-</text:span></text:a></text:span><text:span text:style-name="T26_53"><text:a xlink:type="simple" xlink:href="http://pre03.deviantart.net/0805/th/pre/i/2016/199/4/0/noonwraith_the_witcher_3_cosplay_by_elenasamko-daaezti.jpg"><text:span text:style-name="T26_54">daaezti</text:span></text:a></text:span><text:span text:style-name="T26_55"><text:a xlink:type="simple" xlink:href="http://pre03.deviantart.net/0805/th/pre/i/2016/199/4/0/noonwraith_the_witcher_3_cosplay_by_elenasamko-daaezti.jpg"><text:span text:style-name="T26_56">.</text:span></text:a></text:span><text:span text:style-name="T26_57"><text:a xlink:type="simple" xlink:href="http://pre03.deviantart.net/0805/th/pre/i/2016/199/4/0/noonwraith_the_witcher_3_cosplay_by_elenasamko-daaezti.jpg"><text:span text:style-name="T26_58">jpg</text:span></text:a></text:span><text:span text:style-name="T26_59"><text:s/></text:span></text:p>
      <text:p text:style-name="P27"><text:span text:style-name="T27_1"><text:s/></text:span><text:span text:style-name="T27_2">źródło</text:span><text:span text:style-name="T27_3"><text:s/></text:span><text:span text:style-name="T27_4"><text:a xlink:type="simple" xlink:href="http://elenasamko.deviantart.com/gallery/"><text:span text:style-name="T27_5">http</text:span></text:a></text:span><text:span text:style-name="T27_6"><text:a xlink:type="simple" xlink:href="http://elenasamko.deviantart.com/gallery/"><text:span text:style-name="T27_7">://</text:span></text:a></text:span><text:span text:style-name="T27_8"><text:a xlink:type="simple" xlink:href="http://elenasamko.deviantart.com/gallery/"><text:span text:style-name="T27_9">elenasamko</text:span></text:a></text:span><text:span text:style-name="T27_10"><text:a xlink:type="simple" xlink:href="http://elenasamko.deviantart.com/gallery/"><text:span text:style-name="T27_11">.</text:span></text:a></text:span><text:span text:style-name="T27_12"><text:a xlink:type="simple" xlink:href="http://elenasamko.deviantart.com/gallery/"><text:span text:style-name="T27_13">deviantart</text:span></text:a></text:span><text:span text:style-name="T27_14"><text:a xlink:type="simple" xlink:href="http://elenasamko.deviantart.com/gallery/"><text:span text:style-name="T27_15">.</text:span></text:a></text:span><text:span text:style-name="T27_16"><text:a xlink:type="simple" xlink:href="http://elenasamko.deviantart.com/gallery/"><text:span text:style-name="T27_17">com</text:span></text:a></text:span><text:span text:style-name="T27_18"><text:a xlink:type="simple" xlink:href="http://elenasamko.deviantart.com/gallery/"><text:span text:style-name="T27_19">/</text:span></text:a></text:span><text:span text:style-name="T27_20"><text:a xlink:type="simple" xlink:href="http://elenasamko.deviantart.com/gallery/"><text:span text:style-name="T27_21">gallery</text:span></text:a></text:span><text:span text:style-name="T27_22"><text:a xlink:type="simple" xlink:href="http://elenasamko.deviantart.com/gallery/"><text:span text:style-name="T27_23">/</text:span></text:a></text:span></text:p>
      <text:p text:style-name="P28"/>
      <text:p text:style-name="P29"><text:span text:style-name="T29_1"><text:a xlink:type="simple" xlink:href="http://img09.deviantart.net/a173/i/2013/241/d/9/poludnica_by_martaemilia-d5lspou.jpg"><text:span text:style-name="T29_2">http</text:span></text:a></text:span><text:span text:style-name="T29_3"><text:a xlink:type="simple" xlink:href="http://img09.deviantart.net/a173/i/2013/241/d/9/poludnica_by_martaemilia-d5lspou.jpg"><text:span text:style-name="T29_4">://</text:span></text:a></text:span><text:span text:style-name="T29_5"><text:a xlink:type="simple" xlink:href="http://img09.deviantart.net/a173/i/2013/241/d/9/poludnica_by_martaemilia-d5lspou.jpg"><text:span text:style-name="T29_6">img</text:span></text:a></text:span><text:span text:style-name="T29_7"><text:a xlink:type="simple" xlink:href="http://img09.deviantart.net/a173/i/2013/241/d/9/poludnica_by_martaemilia-d5lspou.jpg"><text:span text:style-name="T29_8">09.</text:span></text:a></text:span><text:span text:style-name="T29_9"><text:a xlink:type="simple" xlink:href="http://img09.deviantart.net/a173/i/2013/241/d/9/poludnica_by_martaemilia-d5lspou.jpg"><text:span text:style-name="T29_10">deviantart</text:span></text:a></text:span><text:span text:style-name="T29_11"><text:a xlink:type="simple" xlink:href="http://img09.deviantart.net/a173/i/2013/241/d/9/poludnica_by_martaemilia-d5lspou.jpg"><text:span text:style-name="T29_12">.</text:span></text:a></text:span><text:span text:style-name="T29_13"><text:a xlink:type="simple" xlink:href="http://img09.deviantart.net/a173/i/2013/241/d/9/poludnica_by_martaemilia-d5lspou.jpg"><text:span text:style-name="T29_14">net</text:span></text:a></text:span><text:span text:style-name="T29_15"><text:a xlink:type="simple" xlink:href="http://img09.deviantart.net/a173/i/2013/241/d/9/poludnica_by_martaemilia-d5lspou.jpg"><text:span text:style-name="T29_16">/</text:span></text:a></text:span><text:span text:style-name="T29_17"><text:a xlink:type="simple" xlink:href="http://img09.deviantart.net/a173/i/2013/241/d/9/poludnica_by_martaemilia-d5lspou.jpg"><text:span text:style-name="T29_18">a</text:span></text:a></text:span><text:span text:style-name="T29_19"><text:a xlink:type="simple" xlink:href="http://img09.deviantart.net/a173/i/2013/241/d/9/poludnica_by_martaemilia-d5lspou.jpg"><text:span text:style-name="T29_20">173/</text:span></text:a></text:span><text:span text:style-name="T29_21"><text:a xlink:type="simple" xlink:href="http://img09.deviantart.net/a173/i/2013/241/d/9/poludnica_by_martaemilia-d5lspou.jpg"><text:span text:style-name="T29_22">i</text:span></text:a></text:span><text:span text:style-name="T29_23"><text:a xlink:type="simple" xlink:href="http://img09.deviantart.net/a173/i/2013/241/d/9/poludnica_by_martaemilia-d5lspou.jpg"><text:span text:style-name="T29_24">/2013/241/</text:span></text:a></text:span><text:span text:style-name="T29_25"><text:a xlink:type="simple" xlink:href="http://img09.deviantart.net/a173/i/2013/241/d/9/poludnica_by_martaemilia-d5lspou.jpg"><text:span text:style-name="T29_26">d</text:span></text:a></text:span><text:span text:style-name="T29_27"><text:a xlink:type="simple" xlink:href="http://img09.deviantart.net/a173/i/2013/241/d/9/poludnica_by_martaemilia-d5lspou.jpg"><text:span text:style-name="T29_28">/9/</text:span></text:a></text:span><text:span text:style-name="T29_29"><text:a xlink:type="simple" xlink:href="http://img09.deviantart.net/a173/i/2013/241/d/9/poludnica_by_martaemilia-d5lspou.jpg"><text:span text:style-name="T29_30">poludnica</text:span></text:a></text:span><text:span text:style-name="T29_31"><text:a xlink:type="simple" xlink:href="http://img09.deviantart.net/a173/i/2013/241/d/9/poludnica_by_martaemilia-d5lspou.jpg"><text:span text:style-name="T29_32">_</text:span></text:a></text:span><text:span text:style-name="T29_33"><text:a xlink:type="simple" xlink:href="http://img09.deviantart.net/a173/i/2013/241/d/9/poludnica_by_martaemilia-d5lspou.jpg"><text:span text:style-name="T29_34">by</text:span></text:a></text:span><text:span text:style-name="T29_35"><text:a xlink:type="simple" xlink:href="http://img09.deviantart.net/a173/i/2013/241/d/9/poludnica_by_martaemilia-d5lspou.jpg"><text:span text:style-name="T29_36">_</text:span></text:a></text:span><text:span text:style-name="T29_37"><text:a xlink:type="simple" xlink:href="http://img09.deviantart.net/a173/i/2013/241/d/9/poludnica_by_martaemilia-d5lspou.jpg"><text:span text:style-name="T29_38">martaemilia</text:span></text:a></text:span><text:span text:style-name="T29_39"><text:a xlink:type="simple" xlink:href="http://img09.deviantart.net/a173/i/2013/241/d/9/poludnica_by_martaemilia-d5lspou.jpg"><text:span text:style-name="T29_40">-</text:span></text:a></text:span><text:span text:style-name="T29_41"><text:a xlink:type="simple" xlink:href="http://img09.deviantart.net/a173/i/2013/241/d/9/poludnica_by_martaemilia-d5lspou.jpg"><text:span text:style-name="T29_42">d</text:span></text:a></text:span><text:span text:style-name="T29_43"><text:a xlink:type="simple" xlink:href="http://img09.deviantart.net/a173/i/2013/241/d/9/poludnica_by_martaemilia-d5lspou.jpg"><text:span text:style-name="T29_44">5</text:span></text:a></text:span><text:span text:style-name="T29_45"><text:a xlink:type="simple" xlink:href="http://img09.deviantart.net/a173/i/2013/241/d/9/poludnica_by_martaemilia-d5lspou.jpg"><text:span text:style-name="T29_46">lspou</text:span></text:a></text:span><text:span text:style-name="T29_47"><text:a xlink:type="simple" xlink:href="http://img09.deviantart.net/a173/i/2013/241/d/9/poludnica_by_martaemilia-d5lspou.jpg"><text:span text:style-name="T29_48">.</text:span></text:a></text:span><text:span text:style-name="T29_49"><text:a xlink:type="simple" xlink:href="http://img09.deviantart.net/a173/i/2013/241/d/9/poludnica_by_martaemilia-d5lspou.jpg"><text:span text:style-name="T29_50">jpg</text:span></text:a></text:span><text:span text:style-name="T29_51"><text:s/></text:span></text:p>
      <text:p text:style-name="P30"><text:span text:style-name="T30_1"><text:s/></text:span><text:span text:style-name="T30_2">źródło</text:span><text:span text:style-name="T30_3"><text:s/></text:span><text:span text:style-name="T30_4"><text:a xlink:type="simple" xlink:href="http://martaemilia.deviantart.com/art/Poludnica-338942478"><text:span text:style-name="T30_5">http</text:span></text:a></text:span><text:span text:style-name="T30_6"><text:a xlink:type="simple" xlink:href="http://martaemilia.deviantart.com/art/Poludnica-338942478"><text:span text:style-name="T30_7">://</text:span></text:a></text:span><text:span text:style-name="T30_8"><text:a xlink:type="simple" xlink:href="http://martaemilia.deviantart.com/art/Poludnica-338942478"><text:span text:style-name="T30_9">martaemilia</text:span></text:a></text:span><text:span text:style-name="T30_10"><text:a xlink:type="simple" xlink:href="http://martaemilia.deviantart.com/art/Poludnica-338942478"><text:span text:style-name="T30_11">.</text:span></text:a></text:span><text:span text:style-name="T30_12"><text:a xlink:type="simple" xlink:href="http://martaemilia.deviantart.com/art/Poludnica-338942478"><text:span text:style-name="T30_13">deviantart</text:span></text:a></text:span><text:span text:style-name="T30_14"><text:a xlink:type="simple" xlink:href="http://martaemilia.deviantart.com/art/Poludnica-338942478"><text:span text:style-name="T30_15">.</text:span></text:a></text:span><text:span text:style-name="T30_16"><text:a xlink:type="simple" xlink:href="http://martaemilia.deviantart.com/art/Poludnica-338942478"><text:span text:style-name="T30_17">com</text:span></text:a></text:span><text:span text:style-name="T30_18"><text:a xlink:type="simple" xlink:href="http://martaemilia.deviantart.com/art/Poludnica-338942478"><text:span text:style-name="T30_19">/</text:span></text:a></text:span><text:span text:style-name="T30_20"><text:a xlink:type="simple" xlink:href="http://martaemilia.deviantart.com/art/Poludnica-338942478"><text:span text:style-name="T30_21">art</text:span></text:a></text:span><text:span text:style-name="T30_22"><text:a xlink:type="simple" xlink:href="http://martaemilia.deviantart.com/art/Poludnica-338942478"><text:span text:style-name="T30_23">/</text:span></text:a></text:span><text:span text:style-name="T30_24"><text:a xlink:type="simple" xlink:href="http://martaemilia.deviantart.com/art/Poludnica-338942478"><text:span text:style-name="T30_25">Poludnica</text:span></text:a></text:span><text:span text:style-name="T30_26"><text:a xlink:type="simple" xlink:href="http://martaemilia.deviantart.com/art/Poludnica-338942478"><text:span text:style-name="T30_27">-338942478</text:span></text:a></text:span><text:span text:style-name="T30_28"><text:s/></text:span></text:p>
      <text:p text:style-name="P31"/>
      <text:p text:style-name="P32"><text:span text:style-name="T32_1"><text:a xlink:type="simple" xlink:href="http://pre12.deviantart.net/22ff/th/pre/f/2014/269/c/0/midday_lady_by_makota-d80kdty.jpg"><text:span text:style-name="T32_2">http</text:span></text:a></text:span><text:span text:style-name="T32_3"><text:a xlink:type="simple" xlink:href="http://pre12.deviantart.net/22ff/th/pre/f/2014/269/c/0/midday_lady_by_makota-d80kdty.jpg"><text:span text:style-name="T32_4">://</text:span></text:a></text:span><text:span text:style-name="T32_5"><text:a xlink:type="simple" xlink:href="http://pre12.deviantart.net/22ff/th/pre/f/2014/269/c/0/midday_lady_by_makota-d80kdty.jpg"><text:span text:style-name="T32_6">pre</text:span></text:a></text:span><text:span text:style-name="T32_7"><text:a xlink:type="simple" xlink:href="http://pre12.deviantart.net/22ff/th/pre/f/2014/269/c/0/midday_lady_by_makota-d80kdty.jpg"><text:span text:style-name="T32_8">12.</text:span></text:a></text:span><text:span text:style-name="T32_9"><text:a xlink:type="simple" xlink:href="http://pre12.deviantart.net/22ff/th/pre/f/2014/269/c/0/midday_lady_by_makota-d80kdty.jpg"><text:span text:style-name="T32_10">deviantart</text:span></text:a></text:span><text:span text:style-name="T32_11"><text:a xlink:type="simple" xlink:href="http://pre12.deviantart.net/22ff/th/pre/f/2014/269/c/0/midday_lady_by_makota-d80kdty.jpg"><text:span text:style-name="T32_12">.</text:span></text:a></text:span><text:span text:style-name="T32_13"><text:a xlink:type="simple" xlink:href="http://pre12.deviantart.net/22ff/th/pre/f/2014/269/c/0/midday_lady_by_makota-d80kdty.jpg"><text:span text:style-name="T32_14">net</text:span></text:a></text:span><text:span text:style-name="T32_15"><text:a xlink:type="simple" xlink:href="http://pre12.deviantart.net/22ff/th/pre/f/2014/269/c/0/midday_lady_by_makota-d80kdty.jpg"><text:span text:style-name="T32_16">/22</text:span></text:a></text:span><text:span text:style-name="T32_17"><text:a xlink:type="simple" xlink:href="http://pre12.deviantart.net/22ff/th/pre/f/2014/269/c/0/midday_lady_by_makota-d80kdty.jpg"><text:span text:style-name="T32_18">ff</text:span></text:a></text:span><text:span text:style-name="T32_19"><text:a xlink:type="simple" xlink:href="http://pre12.deviantart.net/22ff/th/pre/f/2014/269/c/0/midday_lady_by_makota-d80kdty.jpg"><text:span text:style-name="T32_20">/</text:span></text:a></text:span><text:span text:style-name="T32_21"><text:a xlink:type="simple" xlink:href="http://pre12.deviantart.net/22ff/th/pre/f/2014/269/c/0/midday_lady_by_makota-d80kdty.jpg"><text:span text:style-name="T32_22">th</text:span></text:a></text:span><text:span text:style-name="T32_23"><text:a xlink:type="simple" xlink:href="http://pre12.deviantart.net/22ff/th/pre/f/2014/269/c/0/midday_lady_by_makota-d80kdty.jpg"><text:span text:style-name="T32_24">/</text:span></text:a></text:span><text:span text:style-name="T32_25"><text:a xlink:type="simple" xlink:href="http://pre12.deviantart.net/22ff/th/pre/f/2014/269/c/0/midday_lady_by_makota-d80kdty.jpg"><text:span text:style-name="T32_26">pre</text:span></text:a></text:span><text:span text:style-name="T32_27"><text:a xlink:type="simple" xlink:href="http://pre12.deviantart.net/22ff/th/pre/f/2014/269/c/0/midday_lady_by_makota-d80kdty.jpg"><text:span text:style-name="T32_28">/</text:span></text:a></text:span><text:span text:style-name="T32_29"><text:a xlink:type="simple" xlink:href="http://pre12.deviantart.net/22ff/th/pre/f/2014/269/c/0/midday_lady_by_makota-d80kdty.jpg"><text:span text:style-name="T32_30">f</text:span></text:a></text:span><text:span text:style-name="T32_31"><text:a xlink:type="simple" xlink:href="http://pre12.deviantart.net/22ff/th/pre/f/2014/269/c/0/midday_lady_by_makota-d80kdty.jpg"><text:span text:style-name="T32_32">/2014/269/</text:span></text:a></text:span><text:span text:style-name="T32_33"><text:a xlink:type="simple" xlink:href="http://pre12.deviantart.net/22ff/th/pre/f/2014/269/c/0/midday_lady_by_makota-d80kdty.jpg"><text:span text:style-name="T32_34">c</text:span></text:a></text:span><text:span text:style-name="T32_35"><text:a xlink:type="simple" xlink:href="http://pre12.deviantart.net/22ff/th/pre/f/2014/269/c/0/midday_lady_by_makota-d80kdty.jpg"><text:span text:style-name="T32_36">/0/</text:span></text:a></text:span><text:span text:style-name="T32_37"><text:a xlink:type="simple" xlink:href="http://pre12.deviantart.net/22ff/th/pre/f/2014/269/c/0/midday_lady_by_makota-d80kdty.jpg"><text:span text:style-name="T32_38">midday</text:span></text:a></text:span><text:span text:style-name="T32_39"><text:a xlink:type="simple" xlink:href="http://pre12.deviantart.net/22ff/th/pre/f/2014/269/c/0/midday_lady_by_makota-d80kdty.jpg"><text:span text:style-name="T32_40">_</text:span></text:a></text:span><text:span text:style-name="T32_41"><text:a xlink:type="simple" xlink:href="http://pre12.deviantart.net/22ff/th/pre/f/2014/269/c/0/midday_lady_by_makota-d80kdty.jpg"><text:span text:style-name="T32_42">lady</text:span></text:a></text:span><text:span text:style-name="T32_43"><text:a xlink:type="simple" xlink:href="http://pre12.deviantart.net/22ff/th/pre/f/2014/269/c/0/midday_lady_by_makota-d80kdty.jpg"><text:span text:style-name="T32_44">_</text:span></text:a></text:span><text:span text:style-name="T32_45"><text:a xlink:type="simple" xlink:href="http://pre12.deviantart.net/22ff/th/pre/f/2014/269/c/0/midday_lady_by_makota-d80kdty.jpg"><text:span text:style-name="T32_46">by</text:span></text:a></text:span><text:span text:style-name="T32_47"><text:a xlink:type="simple" xlink:href="http://pre12.deviantart.net/22ff/th/pre/f/2014/269/c/0/midday_lady_by_makota-d80kdty.jpg"><text:span text:style-name="T32_48">_</text:span></text:a></text:span><text:span text:style-name="T32_49"><text:a xlink:type="simple" xlink:href="http://pre12.deviantart.net/22ff/th/pre/f/2014/269/c/0/midday_lady_by_makota-d80kdty.jpg"><text:span text:style-name="T32_50">makota</text:span></text:a></text:span><text:span text:style-name="T32_51"><text:a xlink:type="simple" xlink:href="http://pre12.deviantart.net/22ff/th/pre/f/2014/269/c/0/midday_lady_by_makota-d80kdty.jpg"><text:span text:style-name="T32_52">-</text:span></text:a></text:span><text:span text:style-name="T32_53"><text:a xlink:type="simple" xlink:href="http://pre12.deviantart.net/22ff/th/pre/f/2014/269/c/0/midday_lady_by_makota-d80kdty.jpg"><text:span text:style-name="T32_54">d</text:span></text:a></text:span><text:span text:style-name="T32_55"><text:a xlink:type="simple" xlink:href="http://pre12.deviantart.net/22ff/th/pre/f/2014/269/c/0/midday_lady_by_makota-d80kdty.jpg"><text:span text:style-name="T32_56">80</text:span></text:a></text:span><text:span text:style-name="T32_57"><text:a xlink:type="simple" xlink:href="http://pre12.deviantart.net/22ff/th/pre/f/2014/269/c/0/midday_lady_by_makota-d80kdty.jpg"><text:span text:style-name="T32_58">kdty</text:span></text:a></text:span><text:span text:style-name="T32_59"><text:a xlink:type="simple" xlink:href="http://pre12.deviantart.net/22ff/th/pre/f/2014/269/c/0/midday_lady_by_makota-d80kdty.jpg"><text:span text:style-name="T32_60">.</text:span></text:a></text:span><text:span text:style-name="T32_61"><text:a xlink:type="simple" xlink:href="http://pre12.deviantart.net/22ff/th/pre/f/2014/269/c/0/midday_lady_by_makota-d80kdty.jpg"><text:span text:style-name="T32_62">jpg</text:span></text:a></text:span><text:span text:style-name="T32_63"><text:s/></text:span></text:p>
      <text:p text:style-name="P33"><text:span text:style-name="T33_1">źródło</text:span><text:span text:style-name="T33_2"><text:s/></text:span><text:span text:style-name="T33_3"><text:a xlink:type="simple" xlink:href="http://makota.deviantart.com/art/Midday-Lady-484680454"><text:span text:style-name="T33_4">http</text:span></text:a></text:span><text:span text:style-name="T33_5"><text:a xlink:type="simple" xlink:href="http://makota.deviantart.com/art/Midday-Lady-484680454"><text:span text:style-name="T33_6">://</text:span></text:a></text:span><text:span text:style-name="T33_7"><text:a xlink:type="simple" xlink:href="http://makota.deviantart.com/art/Midday-Lady-484680454"><text:span text:style-name="T33_8">makota</text:span></text:a></text:span><text:span text:style-name="T33_9"><text:a xlink:type="simple" xlink:href="http://makota.deviantart.com/art/Midday-Lady-484680454"><text:span text:style-name="T33_10">.</text:span></text:a></text:span><text:span text:style-name="T33_11"><text:a xlink:type="simple" xlink:href="http://makota.deviantart.com/art/Midday-Lady-484680454"><text:span text:style-name="T33_12">deviantart</text:span></text:a></text:span><text:span text:style-name="T33_13"><text:a xlink:type="simple" xlink:href="http://makota.deviantart.com/art/Midday-Lady-484680454"><text:span text:style-name="T33_14">.</text:span></text:a></text:span><text:span text:style-name="T33_15"><text:a xlink:type="simple" xlink:href="http://makota.deviantart.com/art/Midday-Lady-484680454"><text:span text:style-name="T33_16">com</text:span></text:a></text:span><text:span text:style-name="T33_17"><text:a xlink:type="simple" xlink:href="http://makota.deviantart.com/art/Midday-Lady-484680454"><text:span text:style-name="T33_18">/</text:span></text:a></text:span><text:span text:style-name="T33_19"><text:a xlink:type="simple" xlink:href="http://makota.deviantart.com/art/Midday-Lady-484680454"><text:span text:style-name="T33_20">art</text:span></text:a></text:span><text:span text:style-name="T33_21"><text:a xlink:type="simple" xlink:href="http://makota.deviantart.com/art/Midday-Lady-484680454"><text:span text:style-name="T33_22">/</text:span></text:a></text:span><text:span text:style-name="T33_23"><text:a xlink:type="simple" xlink:href="http://makota.deviantart.com/art/Midday-Lady-484680454"><text:span text:style-name="T33_24">Midday</text:span></text:a></text:span><text:span text:style-name="T33_25"><text:a xlink:type="simple" xlink:href="http://makota.deviantart.com/art/Midday-Lady-484680454"><text:span text:style-name="T33_26">-</text:span></text:a></text:span><text:span text:style-name="T33_27"><text:a xlink:type="simple" xlink:href="http://makota.deviantart.com/art/Midday-Lady-484680454"><text:span text:style-name="T33_28">Lady</text:span></text:a></text:span><text:span text:style-name="T33_29"><text:a xlink:type="simple" xlink:href="http://makota.deviantart.com/art/Midday-Lady-484680454"><text:span text:style-name="T33_30">-484680454</text:span></text:a></text:span><text:span text:style-name="T33_3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529cm" fo:keep-with-next="always" fo:keep-together="always" style:writing-mode="lr-tb"/>
      <style:text-properties style:font-name="Cambria" fo:font-size="26pt" style:font-name-asian="Cambria" style:font-size-asian="26pt" style:font-name-complex="Cambria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